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" style:family="paragraph" style:parent-style-name="Iné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4" style:family="paragraph" style:parent-style-name="Záhlavie_20__23_2" style:master-page-name="PageStyle0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7" style:family="paragraph" style:parent-style-name="Základný_20_text_20__28_5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8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9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</style:style>
    <style:style style:name="P10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  <style:text-properties officeooo:paragraph-rsid="001f4d5b"/>
    </style:style>
    <style:style style:name="P11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/>
      <style:text-properties officeooo:paragraph-rsid="0023f1f0"/>
    </style:style>
    <style:style style:name="P12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13" style:family="paragraph" style:parent-style-name="Hlavička_20_alebo_20_päta">
      <style:paragraph-properties fo:margin-left="0cm" fo:margin-right="0cm" fo:line-height="150%" fo:text-align="start" style:justify-single-word="false" fo:text-indent="0.635cm" style:auto-text-indent="false"/>
    </style:style>
    <style:style style:name="P14" style:family="paragraph" style:parent-style-name="Názov_20_obrázka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5" style:family="paragraph" style:parent-style-name="Názov_20_obrázka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0df36"/>
    </style:style>
    <style:style style:name="P16" style:family="paragraph" style:parent-style-name="Názov_20_obrázka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3f1f0"/>
    </style:style>
    <style:style style:name="P17" style:family="paragraph" style:parent-style-name="Názov_20_obrázka">
      <style:paragraph-properties fo:margin-left="0cm" fo:margin-right="0cm" fo:line-height="150%" fo:text-align="start" style:justify-single-word="false" fo:text-indent="0cm" style:auto-text-indent="false"/>
    </style:style>
    <style:style style:name="P18" style:family="paragraph" style:parent-style-name="Názov_20_obrázka">
      <style:paragraph-properties fo:margin-left="0cm" fo:margin-right="0cm" fo:line-height="150%" fo:text-align="start" style:justify-single-word="false" fo:text-indent="0cm" style:auto-text-indent="false"/>
      <style:text-properties officeooo:paragraph-rsid="0020df36"/>
    </style:style>
    <style:style style:name="P19" style:family="paragraph" style:parent-style-name="Názov_20_obrázka">
      <style:paragraph-properties fo:margin-left="0cm" fo:margin-right="0cm" fo:line-height="150%" fo:text-align="start" style:justify-single-word="false" fo:text-indent="0cm" style:auto-text-indent="false"/>
      <style:text-properties officeooo:paragraph-rsid="0023f1f0"/>
    </style:style>
    <style:style style:name="P20" style:family="paragraph" style:parent-style-name="Názov_20_obrázka">
      <style:paragraph-properties fo:margin-left="0cm" fo:margin-right="0cm" fo:line-height="150%" fo:text-align="start" style:justify-single-word="false" fo:text-indent="0cm" style:auto-text-indent="false"/>
      <style:text-properties officeooo:paragraph-rsid="002726ae"/>
    </style:style>
    <style:style style:name="P21" style:family="paragraph" style:parent-style-name="Standard">
      <style:paragraph-properties fo:line-height="150%"/>
      <style:text-properties style:font-name="Arial" fo:font-size="14pt" style:font-size-asian="14pt" style:font-size-complex="14pt"/>
    </style:style>
    <style:style style:name="P22" style:family="paragraph" style:parent-style-name="Standard">
      <style:paragraph-properties fo:line-height="150%"/>
    </style:style>
    <style:style style:name="P23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24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25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26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27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28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29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0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1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2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3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4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5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6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7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8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9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0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1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2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3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4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5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6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7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8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9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0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1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2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3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4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5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6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7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8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9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0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1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2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3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4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5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6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7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8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9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70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71" style:family="paragraph" style:parent-style-name="Záhlavie_20__23_3" style:list-style-name="">
      <style:paragraph-properties fo:margin-left="0cm" fo:margin-right="0cm" fo:line-height="150%" fo:text-align="start" style:justify-single-word="false" fo:text-indent="0cm" style:auto-text-indent="false"/>
    </style:style>
    <style:style style:name="P72" style:family="paragraph" style:parent-style-name="Záhlavie_20__23_3" style:list-style-name="">
      <style:paragraph-properties fo:margin-left="0cm" fo:margin-right="0cm" fo:line-height="150%" fo:text-align="start" style:justify-single-word="false" fo:text-indent="0cm" style:auto-text-indent="false"/>
      <style:text-properties officeooo:paragraph-rsid="001f4d5b"/>
    </style:style>
    <style:style style:name="P73" style:family="paragraph" style:parent-style-name="Záhlavie_20__23_3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74" style:family="paragraph" style:parent-style-name="Záhlavie_20__23_3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75" style:family="paragraph" style:parent-style-name="Záhlavie_20__23_3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76" style:family="paragraph" style:parent-style-name="Záhlavie_20__23_3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77" style:family="paragraph" style:parent-style-name="Záhlavie_20__23_3" style:list-style-name="">
      <style:paragraph-properties fo:margin-left="0cm" fo:margin-right="0cm" fo:line-height="150%" fo:text-align="start" style:justify-single-word="false" fo:text-indent="0.635cm" style:auto-text-indent="false"/>
    </style:style>
    <style:style style:name="P7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7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1f4d5b"/>
    </style:style>
    <style:style style:name="P8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0df36"/>
    </style:style>
    <style:style style:name="P8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2bee9"/>
    </style:style>
    <style:style style:name="P8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3f104"/>
    </style:style>
    <style:style style:name="P8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3f1f0"/>
    </style:style>
    <style:style style:name="P8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62871"/>
    </style:style>
    <style:style style:name="P8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726ae"/>
    </style:style>
    <style:style style:name="P86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</style:style>
    <style:style style:name="P87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1f4d5b"/>
    </style:style>
    <style:style style:name="P88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20df36"/>
    </style:style>
    <style:style style:name="P89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22bee9"/>
    </style:style>
    <style:style style:name="P90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23f104"/>
    </style:style>
    <style:style style:name="P91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23f1f0"/>
    </style:style>
    <style:style style:name="P92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262871"/>
    </style:style>
    <style:style style:name="P93" style:family="paragraph" style:parent-style-name="Základný_20_text">
      <style:paragraph-properties fo:margin-left="0cm" fo:margin-right="0cm" fo:line-height="150%" fo:text-align="start" style:justify-single-word="false" fo:text-indent="0cm" style:auto-text-indent="false"/>
      <style:text-properties officeooo:paragraph-rsid="002726ae"/>
    </style:style>
    <style:style style:name="P9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9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1f4d5b"/>
    </style:style>
    <style:style style:name="P9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0df36"/>
    </style:style>
    <style:style style:name="P9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2bee9"/>
    </style:style>
    <style:style style:name="P9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3f104"/>
    </style:style>
    <style:style style:name="P9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3f1f0"/>
    </style:style>
    <style:style style:name="P10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62871"/>
    </style:style>
    <style:style style:name="P10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726ae"/>
    </style:style>
    <style:style style:name="P10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  <style:text-properties officeooo:paragraph-rsid="0028b8d7"/>
    </style:style>
    <style:style style:name="P103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</style:style>
    <style:style style:name="P104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1f4d5b"/>
    </style:style>
    <style:style style:name="P105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20df36"/>
    </style:style>
    <style:style style:name="P106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22bee9"/>
    </style:style>
    <style:style style:name="P107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23f104"/>
    </style:style>
    <style:style style:name="P108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23f1f0"/>
    </style:style>
    <style:style style:name="P109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262871"/>
    </style:style>
    <style:style style:name="P110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2726ae"/>
    </style:style>
    <style:style style:name="P111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  <style:text-properties officeooo:paragraph-rsid="0028b8d7"/>
    </style:style>
    <style:style style:name="P112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/>
    </style:style>
    <style:style style:name="P113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/>
      <style:text-properties officeooo:paragraph-rsid="0020df36"/>
    </style:style>
    <style:style style:name="P114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/>
      <style:text-properties officeooo:paragraph-rsid="0020df36"/>
    </style:style>
    <style:style style:name="P115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/>
      <style:text-properties officeooo:paragraph-rsid="002726ae"/>
    </style:style>
    <style:style style:name="P116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17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2.013cm"/>
          <style:tab-stop style:position="5.479cm" style:type="right"/>
          <style:tab-stop style:position="6.629cm" style:type="right"/>
          <style:tab-stop style:position="7.495cm" style:type="center"/>
          <style:tab-stop style:position="10.243cm" style:type="right"/>
          <style:tab-stop style:position="10.495cm"/>
        </style:tab-stops>
      </style:paragraph-properties>
    </style:style>
    <style:style style:name="P118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2.013cm"/>
          <style:tab-stop style:position="5.479cm" style:type="right"/>
          <style:tab-stop style:position="6.629cm" style:type="right"/>
          <style:tab-stop style:position="7.495cm" style:type="center"/>
          <style:tab-stop style:position="10.243cm" style:type="right"/>
          <style:tab-stop style:position="10.495cm"/>
        </style:tab-stops>
      </style:paragraph-properties>
      <style:text-properties officeooo:paragraph-rsid="002990ae"/>
    </style:style>
    <style:style style:name="P119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2990ae"/>
    </style:style>
    <style:style style:name="P120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</style:style>
    <style:style style:name="P121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/>
      <style:text-properties officeooo:paragraph-rsid="002990ae"/>
    </style:style>
    <style:style style:name="P122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>
        <style:tab-stops>
          <style:tab-stop style:position="2.013cm"/>
          <style:tab-stop style:position="5.479cm" style:type="right"/>
          <style:tab-stop style:position="6.629cm" style:type="right"/>
          <style:tab-stop style:position="7.495cm" style:type="center"/>
          <style:tab-stop style:position="10.243cm" style:type="right"/>
          <style:tab-stop style:position="10.495cm"/>
        </style:tab-stops>
      </style:paragraph-properties>
      <style:text-properties officeooo:paragraph-rsid="002990ae"/>
    </style:style>
    <style:style style:name="P123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124" style:family="paragraph" style:parent-style-name="Základný_20_text_20__28_4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25" style:family="paragraph" style:parent-style-name="Základný_20_text_20__28_4_29_">
      <style:paragraph-properties fo:margin-left="0cm" fo:margin-right="0cm" fo:line-height="150%" fo:text-align="start" style:justify-single-word="false" fo:text-indent="0cm" style:auto-text-indent="false"/>
    </style:style>
    <style:style style:name="P126" style:family="paragraph" style:parent-style-name="Základný_20_text_20__2b__20_DropCap1">
      <style:paragraph-properties fo:line-height="150%"/>
    </style:style>
    <style:style style:name="P127" style:family="paragraph" style:parent-style-name="Základný_20_text_20__2b__20_DropCap1">
      <style:paragraph-properties fo:line-height="150%"/>
      <style:text-properties officeooo:paragraph-rsid="001f4d5b"/>
    </style:style>
    <style:style style:name="P128" style:family="paragraph" style:parent-style-name="Základný_20_text_20__2b__20_DropCap2">
      <style:paragraph-properties fo:line-height="150%"/>
    </style:style>
    <style:style style:name="P129" style:family="paragraph" style:parent-style-name="Základný_20_text_20__2b__20_DropCap2">
      <style:paragraph-properties fo:line-height="150%"/>
      <style:text-properties officeooo:paragraph-rsid="0028b8d7"/>
    </style:style>
    <style:style style:name="T1" style:family="text">
      <style:text-properties fo:color="#000000" style:font-name="Arial" fo:font-size="14pt" fo:background-color="#80ffff" loext:char-shading-value="0" style:font-size-asian="14pt" style:font-size-complex="14pt"/>
    </style:style>
    <style:style style:name="T2" style:family="text">
      <style:text-properties fo:color="#000000" style:font-name="Arial" fo:font-size="14pt" officeooo:rsid="001f4d5b" fo:background-color="#80ffff" loext:char-shading-value="0" style:font-size-asian="14pt" style:font-size-complex="14pt"/>
    </style:style>
    <style:style style:name="T3" style:family="text">
      <style:text-properties fo:color="#000000" style:font-name="Arial" fo:font-size="14pt" officeooo:rsid="0020df36" fo:background-color="#80ffff" loext:char-shading-value="0" style:font-size-asian="14pt" style:font-size-complex="14pt"/>
    </style:style>
    <style:style style:name="T4" style:family="text">
      <style:text-properties fo:color="#000000" style:font-name="Arial" fo:font-size="14pt" officeooo:rsid="0022bee9" fo:background-color="#80ffff" loext:char-shading-value="0" style:font-size-asian="14pt" style:font-size-complex="14pt"/>
    </style:style>
    <style:style style:name="T5" style:family="text">
      <style:text-properties fo:color="#000000" style:font-name="Arial" fo:font-size="14pt" officeooo:rsid="0023f104" fo:background-color="#80ffff" loext:char-shading-value="0" style:font-size-asian="14pt" style:font-size-complex="14pt"/>
    </style:style>
    <style:style style:name="T6" style:family="text">
      <style:text-properties fo:color="#000000" style:font-name="Arial" fo:font-size="14pt" officeooo:rsid="0023f1f0" fo:background-color="#80ffff" loext:char-shading-value="0" style:font-size-asian="14pt" style:font-size-complex="14pt"/>
    </style:style>
    <style:style style:name="T7" style:family="text">
      <style:text-properties fo:color="#000000" style:font-name="Arial" fo:font-size="14pt" officeooo:rsid="00262871" fo:background-color="#80ffff" loext:char-shading-value="0" style:font-size-asian="14pt" style:font-size-complex="14pt"/>
    </style:style>
    <style:style style:name="T8" style:family="text">
      <style:text-properties fo:color="#000000" style:font-name="Arial" fo:font-size="14pt" officeooo:rsid="002726ae" fo:background-color="#80ffff" loext:char-shading-value="0" style:font-size-asian="14pt" style:font-size-complex="14pt"/>
    </style:style>
    <style:style style:name="T9" style:family="text">
      <style:text-properties fo:color="#000000" style:font-name="Arial" fo:font-size="14pt" officeooo:rsid="0028b8d7" fo:background-color="#80ffff" loext:char-shading-value="0" style:font-size-asian="14pt" style:font-size-complex="14pt"/>
    </style:style>
    <style:style style:name="T10" style:family="text">
      <style:text-properties fo:color="#000000" style:font-name="Arial" fo:font-size="14pt" officeooo:rsid="002990ae" fo:background-color="#80ffff" loext:char-shading-value="0" style:font-size-asian="14pt" style:font-size-complex="14pt"/>
    </style:style>
    <style:style style:name="T11" style:family="text">
      <style:text-properties fo:color="#ffffff" style:font-name="Arial" fo:font-size="14pt" fo:background-color="#80ffff" loext:char-shading-value="0" style:font-size-asian="14pt" style:font-size-complex="14pt"/>
    </style:style>
    <style:style style:name="T12" style:family="text">
      <style:text-properties style:font-name="Arial" fo:font-size="14pt" style:font-size-asian="14pt" style:font-size-complex="14pt"/>
    </style:style>
    <style:style style:name="T13" style:family="text">
      <style:text-properties style:font-name="Arial" fo:font-size="14pt" officeooo:rsid="001f4d5b" style:font-size-asian="14pt" style:font-size-complex="14pt"/>
    </style:style>
    <style:style style:name="T14" style:family="text">
      <style:text-properties style:font-name="Arial" fo:font-size="14pt" officeooo:rsid="0020df36" style:font-size-asian="14pt" style:font-size-complex="14pt"/>
    </style:style>
    <style:style style:name="T15" style:family="text">
      <style:text-properties style:font-name="Arial" fo:font-size="14pt" officeooo:rsid="0022bee9" style:font-size-asian="14pt" style:font-size-complex="14pt"/>
    </style:style>
    <style:style style:name="T16" style:family="text">
      <style:text-properties style:font-name="Arial" fo:font-size="14pt" officeooo:rsid="0023f104" style:font-size-asian="14pt" style:font-size-complex="14pt"/>
    </style:style>
    <style:style style:name="T17" style:family="text">
      <style:text-properties style:font-name="Arial" fo:font-size="14pt" officeooo:rsid="0023f1f0" style:font-size-asian="14pt" style:font-size-complex="14pt"/>
    </style:style>
    <style:style style:name="T18" style:family="text">
      <style:text-properties style:font-name="Arial" fo:font-size="14pt" officeooo:rsid="00262871" style:font-size-asian="14pt" style:font-size-complex="14pt"/>
    </style:style>
    <style:style style:name="T19" style:family="text">
      <style:text-properties style:font-name="Arial" fo:font-size="14pt" officeooo:rsid="002726ae" style:font-size-asian="14pt" style:font-size-complex="14pt"/>
    </style:style>
    <style:style style:name="T20" style:family="text">
      <style:text-properties style:font-name="Arial" fo:font-size="14pt" officeooo:rsid="0028b8d7" style:font-size-asian="14pt" style:font-size-complex="14pt"/>
    </style:style>
    <style:style style:name="T21" style:family="text">
      <style:text-properties style:font-name="Arial" fo:font-size="14pt" officeooo:rsid="002990ae" style:font-size-asian="14pt" style:font-size-complex="14pt"/>
    </style:style>
    <style:style style:name="T22" style:family="text">
      <style:text-properties style:font-name="Arial" fo:font-size="14pt" fo:background-color="#80ffff" loext:char-shading-value="0" style:font-size-asian="14pt" style:font-size-complex="14pt"/>
    </style:style>
    <style:style style:name="T23" style:family="text">
      <style:text-properties fo:background-color="#80ffff" loext:char-shading-value="0"/>
    </style:style>
    <style:style style:name="Sect1" style:family="section">
      <style:section-properties fo:margin-left="0.635cm" fo:margin-right="1.771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0">
        <text:h text:style-name="P4" text:outline-level="2"><text:bookmark-start text:name="bookmark2"/><text:span text:style-name="CharStyle9"><text:span text:style-name="T12">ZO ZAJATIA</text:span></text:span><text:bookmark-end text:name="bookmark2"/></text:h>
        <text:p text:style-name="P78"><text:span text:style-name="CharStyle12"><text:span text:style-name="T12">BÁSNE </text:span></text:span><text:span text:style-name="CharStyle14"><text:span text:style-name="T12">JANKA JESENSKÉHO</text:span></text:span></text:p>
        <text:p text:style-name="P116"><text:span text:style-name="CharStyle18"><text:span text:style-name="T12"/></text:span></text:p>
        <text:p text:style-name="P124"><text:span text:style-name="CharStyle20"><text:span text:style-name="T12">SONETY</text:span></text:span></text:p>
        <text:p text:style-name="P8"><text:span text:style-name="CharStyle25"><text:span text:style-name="T12"/></text:span></text:p>
        <text:h text:style-name="P23" text:outline-level="3"><text:bookmark-start text:name="bookmark4"/><text:span text:style-name="CharStyle27"><text:span text:style-name="T12">Rusku.</text:span></text:span><text:bookmark-end text:name="bookmark4"/></text:h>
        <text:p text:style-name="P78"><text:span text:style-name="CharStyle11"><text:span text:style-name="T12"/></text:span></text:p>
        <text:p text:style-name="P87"><text:span text:style-name="CharStyle11"><text:span text:style-name="T12">Holomc</text:span></text:span><text:span text:style-name="CharStyle11"><text:span text:style-name="T1">i</text:span></text:span><text:span text:style-name="CharStyle11"><text:span text:style-name="T12"> gániaci mi do líc chceli pľuť.</text:span></text:span></text:p>
        <text:p text:style-name="P87"><text:span text:style-name="CharStyle11"><text:span text:style-name="T12">Pod štyrmi bodákmi, do krvi okutými</text:span></text:span></text:p>
        <text:p text:style-name="P87"><text:span text:style-name="CharStyle11"><text:span text:style-name="T12">rukami, zahnali ma v tmavý, mokrý kút,</text:span></text:span></text:p>
        <text:p text:style-name="P87"><text:span text:style-name="CharStyle11"><text:span text:style-name="T12">zavreli dverami v dva vrhy zamknutými,</text:span></text:span></text:p>
        <text:p text:style-name="P87"><text:span text:style-name="CharStyle11"><text:span text:style-name="T12"/></text:span></text:p>
        <text:p text:style-name="P87"><text:span text:style-name="CharStyle11"><text:span text:style-name="T12">preč hnali s kliatbami od kúska obloka,</text:span></text:span></text:p>
        <text:p text:style-name="P87"><text:span text:style-name="CharStyle11"><text:span text:style-name="T12">zabrýzgali mi, čo mám k srdcu prilnuté:</text:span></text:span></text:p>
        <text:p text:style-name="P87"><text:span text:style-name="CharStyle11"><text:span text:style-name="T12">pre túžbu za tebou, zem ruská, široká</text:span></text:span></text:p>
        <text:p text:style-name="P87"><text:span text:style-name="CharStyle11"><text:span text:style-name="T12">sťa nebo sinavé, nad hlavou rozpnuté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No predsa stúpil som na cesty tvoje prašné.</text:span></text:span></text:p>
        <text:p text:style-name="P87"><text:span text:style-name="CharStyle11"><text:span text:style-name="T12">Cez hory prechodím so smrekom, hájmi briez.</text:span></text:span></text:p>
        <text:p text:style-name="P87"><text:span text:style-name="CharStyle11"><text:span text:style-name="T12">Ku srdcu tiahnem ti a moje búcha hlasne,</text:span></text:span></text:p>
        <text:p text:style-name="P87"><text:span text:style-name="CharStyle11"><text:span text:style-name="T12">že strhám okovy, že rozbijem už mrež,</text:span></text:span></text:p>
        <text:p text:style-name="P87"><text:span text:style-name="CharStyle11"><text:span text:style-name="T12">že voľným budem raz...</text:span></text:span></text:p>
        <text:p text:style-name="P95"><text:span text:style-name="CharStyle11"><text:span text:style-name="T12">Ach, dostal som sa krásne</text:span></text:span></text:p>
        <text:p text:style-name="P104"><text:span text:style-name="CharStyle11"><text:span text:style-name="T12">na kasárnícky dvor.</text:span></text:span></text:p>
        <text:p text:style-name="P78"><text:span text:style-name="CharStyle11"><text:span text:style-name="T12">A ty?</text:span></text:span></text:p>
        <text:p text:style-name="P78"><text:span text:style-name="CharStyle11"><text:span text:style-name="T12">Ma väzníš tiež.</text:span></text:span></text:p>
        <text:p text:style-name="P116"><text:span text:style-name="CharStyle16"><text:span text:style-name="T12"/></text:span></text:p>
        <text:p text:style-name="P120"><text:span text:style-name="CharStyle16"><text:span text:style-name="T12">Charkov, 17. VIL 1915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73" text:outline-level="3"><text:bookmark-start text:name="bookmark6"/><text:span text:style-name="CharStyle27"><text:span text:style-name="T12">Zem Pu</text:span></text:span><text:span text:style-name="CharStyle27"><text:span text:style-name="T1">š</text:span></text:span><text:span text:style-name="CharStyle27"><text:span text:style-name="T12">kina</text:span></text:span><text:span text:style-name="CharStyle27"><text:span text:style-name="T1">...</text:span></text:span><text:bookmark-end text:name="bookmark6"/></text:h>
        <text:p text:style-name="P78"><text:span text:style-name="CharStyle11"><text:span text:style-name="T12"/></text:span></text:p>
        <text:p text:style-name="P87"><text:span text:style-name="CharStyle11"><text:span text:style-name="T12">Zem Puškina i Lermontova</text:span></text:span></text:p>
        <text:p text:style-name="P87"><text:span text:style-name="CharStyle11"><text:span text:style-name="T12">tam v izbičke u obloka</text:span></text:span></text:p>
        <text:p text:style-name="P87"><text:soft-page-break/><text:span text:style-name="CharStyle11"><text:span text:style-name="T12">narástla si do vysok</text:span></text:span><text:span text:style-name="CharStyle11"><text:span text:style-name="T13">a</text:span></text:span></text:p>
        <text:p text:style-name="P87"><text:span text:style-name="CharStyle11"><text:span text:style-name="T12">od ich ľubozvučného slova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A túžil so</text:span></text:span><text:span text:style-name="CharStyle11"><text:span text:style-name="T1">m</text:span></text:span><text:span text:style-name="CharStyle11"><text:span text:style-name="T12">: ten čudný kraj,</text:span></text:span></text:p>
        <text:p text:style-name="P87"><text:span text:style-name="CharStyle11"><text:span text:style-name="T12">Tatianu v moci Oniegina</text:span></text:span></text:p>
        <text:p text:style-name="P87"><text:span text:style-name="CharStyle11"><text:span text:style-name="T12">i sňažné vrchy Pečorina</text:span></text:span></text:p>
        <text:p text:style-name="P87"><text:span text:style-name="CharStyle11"><text:span text:style-name="T12">i Vieru uzre</text:span></text:span><text:span text:style-name="CharStyle11"><text:span text:style-name="T1">ť</text:span></text:span><text:span text:style-name="CharStyle11"><text:span text:style-name="T12">, Bože da</text:span></text:span><text:span text:style-name="CharStyle11"><text:span text:style-name="T1">j</text:span></text:span><text:span text:style-name="CharStyle11"><text:span text:style-name="T12">!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Tu sedím o múr opretý</text:span></text:span></text:p>
        <text:p text:style-name="P87"><text:span text:style-name="CharStyle11"><text:span text:style-name="T12">na s</text:span></text:span><text:span text:style-name="CharStyle11"><text:span text:style-name="T1">l</text:span></text:span><text:span text:style-name="CharStyle11"><text:span text:style-name="T12">nci, na kamennej dlážke</text:span></text:span></text:p>
        <text:p text:style-name="P87"><text:span text:style-name="CharStyle11"><text:span text:style-name="T12">v honvédsku bluzu odetý</text:span></text:span></text:p>
        <text:p text:style-name="P87"><text:span text:style-name="CharStyle11"><text:span text:style-name="T12">a dvaja tvoji poeti</text:span></text:span></text:p>
        <text:p text:style-name="P87"><text:span text:style-name="CharStyle11"><text:span text:style-name="T12">nerozprávajú mi o láske:</text:span></text:span></text:p>
        <text:p text:style-name="P87"><text:span text:style-name="CharStyle11"><text:span text:style-name="T12">Sú páni hrdí, zapätí.</text:span></text:span></text:p>
        <text:p text:style-name="P12"><text:span text:style-name="CharStyle25"><text:span text:style-name="T12"/></text:span></text:p>
        <text:p text:style-name="P13"><text:span text:style-name="CharStyle25"><text:span text:style-name="T12">Charkov, 18. VII. 1915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bookmark-start text:name="bookmark8"/><text:span text:style-name="CharStyle27"><text:span text:style-name="T12">S Bohom.</text:span></text:span><text:bookmark-end text:name="bookmark8"/></text:h>
        <text:p text:style-name="P78"><text:span text:style-name="CharStyle11"><text:span text:style-name="T12"/></text:span></text:p>
        <text:p text:style-name="P87"><text:span text:style-name="CharStyle11"><text:span text:style-name="T12">Hej, s Bohom to bolo, a nie do videnia,</text:span></text:span></text:p>
        <text:p text:style-name="P87"><text:span text:style-name="CharStyle11"><text:span text:style-name="T12">keď sme si posledný raz smutní ruky dali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Tvár Tvoja zmizla mi, jak biela šatka v diali,</text:span></text:span></text:p>
        <text:p text:style-name="P87"><text:span text:style-name="CharStyle11"><text:span text:style-name="T12">čo viala ku šťastiu na púti trpenia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Nie, šťastia nebude: veď nám do lúčenia</text:span></text:span></text:p>
        <text:p text:style-name="P87"><text:span text:style-name="CharStyle11"><text:span text:style-name="T12">tie oči potichu na líca slzy lialy,</text:span></text:span></text:p>
        <text:p text:style-name="P87"><text:span text:style-name="CharStyle11"><text:span text:style-name="T12">veď čo nás tešilo, zas hlúpi ľudia vzali,</text:span></text:span></text:p>
        <text:p text:style-name="P87"><text:span text:style-name="CharStyle11"><text:span text:style-name="T12">veď zostalo pre nás len večné túženia...</text:span></text:span></text:p>
        <text:p text:style-name="P78"><text:span text:style-name="CharStyle11"><text:span text:style-name="T12"/></text:span></text:p>
        <text:p text:style-name="P86"><text:span text:style-name="CharStyle11"><text:span text:style-name="T12">Myšlienky moje sú, sťa z pavučiny sieť.</text:span></text:span></text:p>
        <text:p text:style-name="P79"><text:span text:style-name="CharStyle11"><text:span text:style-name="T12">V nej stále trepoce sa jedna svetlá muška.</text:span></text:span></text:p>
        <text:p text:style-name="P87"><text:span text:style-name="CharStyle11"><text:span text:style-name="T12">Nemôžem pustiť ju, nemôže uleteť:</text:span></text:span></text:p>
        <text:p text:style-name="P87"><text:soft-page-break/><text:span text:style-name="CharStyle11"><text:span text:style-name="T12">so srdcom chovám ju, na krýdlach jej je mäd,</text:span></text:span></text:p>
        <text:p text:style-name="P87"><text:span text:style-name="CharStyle11"><text:span text:style-name="T12">tým ona kŕmi ma, keď v holých poliach Ruska</text:span></text:span></text:p>
        <text:p text:style-name="P87"><text:span text:style-name="CharStyle11"><text:span text:style-name="T12">ma upomína na náš drahý, malý svet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21. VII. 1915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73" text:outline-level="3"><text:bookmark-start text:name="bookmark10"/><text:span text:style-name="CharStyle27"><text:span text:style-name="T12">Ponad kasárn</text:span></text:span><text:span text:style-name="CharStyle27"><text:span text:style-name="T1">í..</text:span></text:span><text:span text:style-name="CharStyle27"><text:span text:style-name="T12">.</text:span></text:span><text:bookmark-end text:name="bookmark10"/></text:h>
        <text:p text:style-name="P78"><text:span text:style-name="CharStyle11"><text:span text:style-name="T12"/></text:span></text:p>
        <text:p text:style-name="P87"><text:span text:style-name="CharStyle11"><text:span text:style-name="T12">Ponad kasární strechy červené</text:span></text:span></text:p>
        <text:p text:style-name="P87"><text:span text:style-name="CharStyle11"><text:span text:style-name="T2">ú</text:span></text:span><text:span text:style-name="CharStyle11"><text:span text:style-name="T12">zučká stuha stromov zelenie sa.</text:span></text:span></text:p>
        <text:p text:style-name="P87"><text:span text:style-name="CharStyle11"><text:span text:style-name="T12">Široké, siné nebo peklom plesá,</text:span></text:span></text:p>
        <text:p text:style-name="P87"><text:span text:style-name="CharStyle11"><text:span text:style-name="T12">dvor žltý zachvátilo v plamene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Šedivý, biedny plenný ku stene</text:span></text:span></text:p>
        <text:p text:style-name="P87"><text:span text:style-name="CharStyle11"><text:span text:style-name="T12">za troškou tône polonahý klesá,</text:span></text:span></text:p>
        <text:p text:style-name="P87"><text:span text:style-name="CharStyle11"><text:span text:style-name="T12">pot stiera hojný, hundre na nebesá,</text:span></text:span></text:p>
        <text:p text:style-name="P87"><text:span text:style-name="CharStyle11"><text:span text:style-name="T12">že bez hriechu byť môže trpenie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Mne v tomto ohni rovno v srdce padá</text:span></text:span></text:p>
        <text:p text:style-name="P87"><text:span text:style-name="CharStyle11"><text:span text:style-name="T12">objatý viničom tvoj rodný dom</text:span></text:span></text:p>
        <text:p text:style-name="P87"><text:span text:style-name="CharStyle11"><text:span text:style-name="T12">so záhradou, kde neraz deva mladá</text:span></text:span></text:p>
        <text:p text:style-name="P87"><text:span text:style-name="CharStyle11"><text:span text:style-name="T12">na jabloň sedala... </text:span></text:span><text:span text:style-name="CharStyle11"><text:span text:style-name="T13">Ľ</text:span></text:span><text:span text:style-name="CharStyle11"><text:span text:style-name="T12">a, teraz hľadá</text:span></text:span></text:p>
        <text:p text:style-name="P87"><text:span text:style-name="CharStyle11"><text:span text:style-name="T12">tieň pod ňou iste. Bože, keby som</text:span></text:span></text:p>
        <text:p text:style-name="P87"><text:span text:style-name="CharStyle11"><text:span text:style-name="T12">tak sedeť mohol, ako sa mi žiad</text:span></text:span><text:span text:style-name="CharStyle11"><text:span text:style-name="T1">a</text:span></text:span><text:span text:style-name="CharStyle11"><text:span text:style-name="T12">!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21. VII. 1915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12"/><text:span text:style-name="CharStyle27"><text:span text:style-name="T12">Noc.</text:span></text:span><text:bookmark-end text:name="bookmark12"/></text:h>
        <text:p text:style-name="P21"/>
        <text:p text:style-name="P95"><text:span text:style-name="CharStyle11"><text:span text:style-name="T12">Noc. Nespím. Plný mesiac hľadí</text:span></text:span></text:p>
        <text:p text:style-name="P104"><text:span text:style-name="CharStyle11"><text:span text:style-name="T12">na lôžko: stolík dlhoký.</text:span></text:span></text:p>
        <text:p text:style-name="P95"><text:span text:style-name="CharStyle11"><text:span text:style-name="T12">Van rozbitými obloky</text:span></text:span></text:p>
        <text:p text:style-name="P104"><text:soft-page-break/><text:span text:style-name="CharStyle11"><text:span text:style-name="T12">mi ľahko tvár a boky hladí.</text:span></text:span></text:p>
        <text:p text:style-name="P94"><text:span text:style-name="CharStyle11"><text:span text:style-name="T12"/></text:span></text:p>
        <text:p text:style-name="P103"><text:span text:style-name="CharStyle11"><text:span text:style-name="T12">V súsedstve ožively sady.</text:span></text:span></text:p>
        <text:p text:style-name="P94"><text:span text:style-name="CharStyle11"><text:span text:style-name="T12">Rus zabáva sa široký.</text:span></text:span></text:p>
        <text:p text:style-name="P95"><text:span text:style-name="CharStyle11"><text:span text:style-name="T13">Ľ</text:span></text:span><text:span text:style-name="CharStyle11"><text:span text:style-name="T12">a, Lermontova na sloky</text:span></text:span></text:p>
        <text:p text:style-name="P104"><text:span text:style-name="CharStyle11"><text:span text:style-name="T12">vyspevuje tam tenor mladý: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“Vychažu ja adin na darohu.”</text:span></text:span></text:p>
        <text:p text:style-name="P104"><text:span text:style-name="CharStyle11"><text:span text:style-name="T12">Pieseňka schádza v publikom</text:span></text:span></text:p>
        <text:p text:style-name="P104"><text:span text:style-name="CharStyle11"><text:span text:style-name="T12">vráz valsom moderného slohu.</text:span></text:span></text:p>
        <text:p text:style-name="P104"><text:span text:style-name="CharStyle11"><text:span text:style-name="T12">Počúvam, hľadím na oblohu.</text:span></text:span></text:p>
        <text:p text:style-name="P104"><text:span text:style-name="CharStyle11"><text:span text:style-name="T12">Tu dolu tanec, láska, šum.</text:span></text:span></text:p>
        <text:p text:style-name="P104"><text:span text:style-name="CharStyle11"><text:span text:style-name="T12">Tam tíška pokorená Bohu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25. VII. 1915.</text:span></text:span></text:p>
        <text:h text:style-name="P73" text:outline-level="3"><text:span text:style-name="CharStyle27"><text:span text:style-name="T12"/></text:span></text:h>
        <text:h text:style-name="P77" text:outline-level="3"><text:span text:style-name="CharStyle27"><text:span text:style-name="T12"/></text:span></text:h>
        <text:h text:style-name="P77" text:outline-level="3"><text:bookmark-start text:name="bookmark14"/><text:span text:style-name="CharStyle27"><text:span text:style-name="T12">Padol som neraz</text:span></text:span><text:span text:style-name="CharStyle27"><text:span text:style-name="T1">.</text:span></text:span><text:span text:style-name="CharStyle27"><text:span text:style-name="T12">.</text:span></text:span><text:span text:style-name="CharStyle27"><text:span text:style-name="T1">.</text:span></text:span><text:bookmark-end text:name="bookmark14"/></text:h>
        <text:p text:style-name="P78"><text:span text:style-name="CharStyle11"><text:span text:style-name="T12"/></text:span></text:p>
        <text:p text:style-name="P87"><text:span text:style-name="CharStyle11"><text:span text:style-name="T12">Padol som neraz do kaluže</text:span></text:span></text:p>
        <text:p text:style-name="P87"><text:span text:style-name="CharStyle11"><text:span text:style-name="T12">pri rozputnanej zábave,</text:span></text:span></text:p>
        <text:p text:style-name="P87"><text:span text:style-name="CharStyle11"><text:span text:style-name="T12">no ideálom boly ruže</text:span></text:span></text:p>
        <text:p text:style-name="P87"><text:span text:style-name="CharStyle11"><text:span text:style-name="T12">čistučké, svieže, voňavé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Tak, ako z čiernej zeme rastie</text:span></text:span></text:p>
        <text:p text:style-name="P87"><text:span text:style-name="CharStyle11"><text:span text:style-name="T12">i tá najbelšia </text:span></text:span><text:span text:style-name="CharStyle11"><text:span text:style-name="T1">ľ</text:span></text:span><text:span text:style-name="CharStyle11"><text:span text:style-name="T12">al</text:span></text:span><text:span text:style-name="CharStyle11"><text:span text:style-name="T1">ija</text:span></text:span><text:span text:style-name="CharStyle11"><text:span text:style-name="T12">,</text:span></text:span></text:p>
        <text:p text:style-name="P87"><text:span text:style-name="CharStyle11"><text:span text:style-name="T12">tak v močarine hľadal šťastie</text:span></text:span></text:p>
        <text:p text:style-name="P87"><text:span text:style-name="CharStyle11"><text:span text:style-name="T12">som v steble čistoty i ja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Nezafŕkaný obličaj</text:span></text:span></text:p>
        <text:p text:style-name="P87"><text:span text:style-name="CharStyle11"><text:span text:style-name="T12">a dušu, srdce vždycky čisté,</text:span></text:span></text:p>
        <text:p text:style-name="P87"><text:span text:style-name="CharStyle11"><text:span text:style-name="T12">zachovaj pre mňa, drahý Kriste</text:span></text:span></text:p>
        <text:p text:style-name="P87"><text:span text:style-name="CharStyle11"><text:span text:style-name="T12">a opäť, opäť sily daj,</text:span></text:span></text:p>
        <text:p text:style-name="P87"><text:span text:style-name="CharStyle11"><text:span text:style-name="T12">keď satan vody pramenisté</text:span></text:span></text:p>
        <text:p text:style-name="P87"><text:soft-page-break/><text:span text:style-name="CharStyle11"><text:span text:style-name="T12">by v čarovný svoj sviesť chcel kraj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27. VII. 1915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bookmark-start text:name="bookmark16"/><text:span text:style-name="CharStyle27"><text:span text:style-name="T12">Godovšči</text:span></text:span><text:span text:style-name="CharStyle27"><text:span text:style-name="T1">n</text:span></text:span><text:span text:style-name="CharStyle27"><text:span text:style-name="T12">a.</text:span></text:span><text:bookmark-end text:name="bookmark16"/></text:h>
        <text:p text:style-name="P94"><text:span text:style-name="CharStyle11"><text:span text:style-name="T12"/></text:span></text:p>
        <text:p text:style-name="P104"><text:span text:style-name="CharStyle11"><text:span text:style-name="T12">Oj, Bože, ktorý vidíš shora,</text:span></text:span></text:p>
        <text:p text:style-name="P104"><text:span text:style-name="CharStyle11"><text:span text:style-name="T12">nalej že už raz oleja</text:span></text:span></text:p>
        <text:p text:style-name="P104"><text:span text:style-name="CharStyle11"><text:span text:style-name="T12">do tohto zbúreného mora..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Veď mnohá Tvoja nádeja</text:span></text:span></text:p>
        <text:p text:style-name="P104"><text:span text:style-name="CharStyle11"><text:span text:style-name="T12">a túžba Tvojmu synu cenná,</text:span></text:span></text:p>
        <text:p text:style-name="P104"><text:span text:style-name="CharStyle11"><text:span text:style-name="T12">dosť vrelých sŕdc a životov,</text:span></text:span></text:p>
        <text:p text:style-name="P104"><text:span text:style-name="CharStyle11"><text:span text:style-name="T12">zachvátená v</text:span></text:span><text:span text:style-name="CharStyle11"><text:span text:style-name="T2">ĺ</text:span></text:span><text:span text:style-name="CharStyle11"><text:span text:style-name="T12">n besnotou</text:span></text:span></text:p>
        <text:p text:style-name="P94"><text:span text:style-name="CharStyle11"><text:span text:style-name="T12"/></text:span></text:p>
        <text:p text:style-name="P103"><text:span text:style-name="CharStyle11"><text:span text:style-name="T12">viac modlitieb ku Tebe nemá..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Ak ale v t</text:span></text:span><text:span text:style-name="CharStyle11"><text:span text:style-name="T1">í</text:span></text:span><text:span text:style-name="CharStyle11"><text:span text:style-name="T12">ške našu krev</text:span></text:span></text:p>
        <text:p text:style-name="P104"><text:span text:style-name="CharStyle11"><text:span text:style-name="T12">má cicať zas pysk satanáša,</text:span></text:span></text:p>
        <text:p text:style-name="P104"><text:span text:style-name="CharStyle11"><text:span text:style-name="T12">krv nech sa ďalej ced</text:span></text:span><text:span text:style-name="CharStyle11"><text:span text:style-name="T1">í</text:span></text:span><text:span text:style-name="CharStyle11"><text:span text:style-name="T12"> naša.</text:span></text:span></text:p>
        <text:p text:style-name="P94"><text:span text:style-name="CharStyle11"><text:span text:style-name="T12"/></text:span></text:p>
        <text:p text:style-name="P103"><text:span text:style-name="CharStyle11"><text:span text:style-name="T12">poľami rozlieha sa rev!</text:span></text:span></text:p>
        <text:p text:style-name="P95"><text:span text:style-name="CharStyle11"><text:span text:style-name="T12">O tvrdé brehy mora hnev</text:span></text:span></text:p>
        <text:p text:style-name="P104"><text:span text:style-name="CharStyle11"><text:span text:style-name="T12">a lebka vraha roztrieska sa!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27. VI</text:span></text:span><text:span text:style-name="CharStyle25"><text:span text:style-name="T13">I.</text:span></text:span><text:span text:style-name="CharStyle25"><text:span text:style-name="T12"> 1915.</text:span></text:span></text:p>
        <text:p text:style-name="P9"><text:span text:style-name="CharStyle25"><text:span text:style-name="T1"/></text:span></text:p>
        <text:p text:style-name="P9"><text:span text:style-name="CharStyle25"><text:span text:style-name="T1"/></text:span></text:p>
        <text:h text:style-name="P23" text:outline-level="3"><text:bookmark-start text:name="bookmark18"/><text:span text:style-name="CharStyle27"><text:span text:style-name="T12">31. VII. 1915.</text:span></text:span><text:bookmark-end text:name="bookmark18"/></text:h>
        <text:p text:style-name="P123"><text:span text:style-name="CharStyle16"><text:span text:style-name="T12">(Ke</text:span></text:span><text:span text:style-name="CharStyle16"><text:span text:style-name="T1">ď</text:span></text:span><text:span text:style-name="CharStyle16"><text:span text:style-name="T12"> som snubný prsteň predal.)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Vo vojne tejto dneska prvý raz</text:span></text:span></text:p>
        <text:p text:style-name="P87"><text:span text:style-name="CharStyle11"><text:span text:style-name="T12">mi duša prebodnutá krvácala</text:span></text:span></text:p>
        <text:p text:style-name="P87"><text:soft-page-break/><text:span text:style-name="CharStyle11"><text:span text:style-name="T12">od údera, čo vlastná ruka dala,</text:span></text:span></text:p>
        <text:p text:style-name="P87"><text:span text:style-name="CharStyle11"><text:span text:style-name="T12">zahlušiac tichý, ponížený hla</text:span></text:span><text:span text:style-name="CharStyle11"><text:span text:style-name="T1">s</text:span></text:span><text:span text:style-name="CharStyle11"><text:span text:style-name="T12">: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dnes prsteň s menom, ktoré len Ty máš,</text:span></text:span></text:p>
        <text:p text:style-name="P87"><text:span text:style-name="CharStyle11"><text:span text:style-name="T12">s dňom, keď vo sľube si ma pobozkala,</text:span></text:span></text:p>
        <text:p text:style-name="P87"><text:span text:style-name="CharStyle11"><text:span text:style-name="T12">na veky vekov s prsta sosnímala</text:span></text:span></text:p>
        <text:p text:style-name="P87"><text:span text:style-name="CharStyle11"><text:span text:style-name="T12">a roztrhla kruh nekonečný náš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za drobný groš. Oj, žena moja drahá,</text:span></text:span></text:p>
        <text:p text:style-name="P87"><text:span text:style-name="CharStyle11"><text:span text:style-name="T12">Ty odpustíš mi, keď sa s</text:span></text:span><text:span text:style-name="CharStyle11"><text:span text:style-name="T1">í</text:span></text:span><text:span text:style-name="CharStyle11"><text:span text:style-name="T12">deme</text:span></text:span></text:p>
        <text:p text:style-name="P87"><text:span text:style-name="CharStyle11"><text:span text:style-name="T12">a ukážem Ti nový krúžok blaha:</text:span></text:span></text:p>
        <text:p text:style-name="P87"><text:span text:style-name="CharStyle11"><text:span text:style-name="T12">môj objem verný, čo Ťa nezanahá</text:span></text:span></text:p>
        <text:p text:style-name="P87"><text:span text:style-name="CharStyle11"><text:span text:style-name="T12">viac nikdy, kým ma vložia do zeme,</text:span></text:span></text:p>
        <text:p text:style-name="P87"><text:span text:style-name="CharStyle11"><text:span text:style-name="T12">hoc bude moja biedna ruka nahá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31. V</text:span></text:span><text:span text:style-name="CharStyle25"><text:span text:style-name="T2">I</text:span></text:span><text:span text:style-name="CharStyle25"><text:span text:style-name="T12">l. 1915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20"/><text:span text:style-name="CharStyle27"><text:span text:style-name="T12">Vychádza mesiac.</text:span></text:span><text:span text:style-name="CharStyle27"><text:span text:style-name="T1">..</text:span></text:span><text:bookmark-end text:name="bookmark20"/></text:h>
        <text:p text:style-name="P78"><text:span text:style-name="CharStyle11"><text:span text:style-name="T12"/></text:span></text:p>
        <text:p text:style-name="P87"><text:span text:style-name="CharStyle11"><text:span text:style-name="T12">Vychádza mesiac nad komínom,</text:span></text:span></text:p>
        <text:p text:style-name="P87"><text:span text:style-name="CharStyle11"><text:span text:style-name="T12">v ďalek</text:span></text:span><text:span text:style-name="CharStyle11"><text:span text:style-name="T1">ú</text:span></text:span><text:span text:style-name="CharStyle11"><text:span text:style-name="T12"> striebri sadu lem,</text:span></text:span></text:p>
        <text:p text:style-name="P87"><text:span text:style-name="CharStyle11"><text:span text:style-name="T12">po d</text:span></text:span><text:span text:style-name="CharStyle11"><text:span text:style-name="T13">a</text:span></text:span><text:span text:style-name="CharStyle11"><text:span text:style-name="T12">ždi sviežo dýcha zem</text:span></text:span></text:p>
        <text:p text:style-name="P87"><text:span text:style-name="CharStyle11"><text:span text:style-name="T12">a vábi svojím vlažným st</text:span></text:span><text:span text:style-name="CharStyle11"><text:span text:style-name="T1">ín</text:span></text:span><text:span text:style-name="CharStyle11"><text:span text:style-name="T12">om</text:span></text:span></text:p>
        <text:p text:style-name="P87"><text:span text:style-name="CharStyle11"><text:span text:style-name="T12">ta, ta, na polia ďaleké,</text:span></text:span></text:p>
        <text:p text:style-name="P87"><text:span text:style-name="CharStyle11"><text:span text:style-name="T12">kde vôňa materinej dúšky,</text:span></text:span></text:p>
        <text:p text:style-name="P87"><text:span text:style-name="CharStyle11"><text:span text:style-name="T12">kde klonia sa ku domcom vŕšky</text:span></text:span></text:p>
        <text:p text:style-name="P87"><text:span text:style-name="CharStyle11"><text:span text:style-name="T12">a vŕby čupia pri riek</text:span></text:span><text:span text:style-name="CharStyle11"><text:span text:style-name="T1">e.</text:span></text:span><text:span text:style-name="CharStyle11"><text:span text:style-name="T12">.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Tam, tam by som ja našiel bránu,</text:span></text:span></text:p>
        <text:p text:style-name="P87"><text:span text:style-name="CharStyle11"><text:span text:style-name="T12">čo sa už dávno zavrela,</text:span></text:span></text:p>
        <text:p text:style-name="P87"><text:span text:style-name="CharStyle11"><text:span text:style-name="T12">tak, ako oči, kvety z ľanu,</text:span></text:span></text:p>
        <text:p text:style-name="P87"><text:span text:style-name="CharStyle11"><text:span text:style-name="T12">po dlhej modlitbe ku Pánu...</text:span></text:span></text:p>
        <text:p text:style-name="P87"><text:span text:style-name="CharStyle11"><text:span text:style-name="T12">Noc jasná, krásna, veselá</text:span></text:span></text:p>
        <text:p text:style-name="P87"><text:soft-page-break/><text:span text:style-name="CharStyle11"><text:span text:style-name="T12">neskončila by sa ku rán</text:span></text:span><text:span text:style-name="CharStyle11"><text:span text:style-name="T1">u</text:span></text:span><text:span text:style-name="CharStyle11"><text:span text:style-name="T12">!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23. VII. 1915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22"/><text:span text:style-name="CharStyle27"><text:span text:style-name="T12">30. VII. 1909.</text:span></text:span><text:bookmark-end text:name="bookmark22"/></text:h>
        <text:p text:style-name="P78"><text:span text:style-name="CharStyle30"><text:span text:style-name="T1"/></text:span></text:p>
        <text:p text:style-name="P86"><text:span text:style-name="CharStyle30"><text:span text:style-name="T1">I</text:span></text:span><text:span text:style-name="CharStyle30"><text:span text:style-name="T12">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Srdce ma bolí pri spomínaní,</text:span></text:span></text:p>
        <text:p text:style-name="P87"><text:span text:style-name="CharStyle11"><text:span text:style-name="T12">hrdlo mi stíska, oči mi kalí,</text:span></text:span></text:p>
        <text:p text:style-name="P87"><text:span text:style-name="CharStyle11"><text:span text:style-name="T12">roztieram slzy v hlbokom žiali,</text:span></text:span></text:p>
        <text:p text:style-name="P87"><text:span text:style-name="CharStyle11"><text:span text:style-name="T12">neuschýňajú na holej dlani: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Dievčatko mladé mám pred očiami,</text:span></text:span></text:p>
        <text:p text:style-name="P87"><text:span text:style-name="CharStyle11"><text:span text:style-name="T12">čo čaká na vlak idúci z diali,</text:span></text:span></text:p>
        <text:p text:style-name="P87"><text:span text:style-name="CharStyle11"><text:span text:style-name="T12">v ňom toho, čia je, komu ju dali</text:span></text:span></text:p>
        <text:p text:style-name="P87"><text:span text:style-name="CharStyle11"><text:span text:style-name="T12">s dôverou v žitie a nádejami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Šesť rokov tomu... Smejú sa oči</text:span></text:span></text:p>
        <text:p text:style-name="P87"><text:span text:style-name="CharStyle11"><text:span text:style-name="T12">tvár drahá, známe jediné ústa.</text:span></text:span></text:p>
        <text:p text:style-name="P79"><text:span text:style-name="CharStyle11"><text:span text:style-name="T12">Dlaň ľahúčko sa do dlane púšťa</text:span></text:span></text:p>
        <text:p text:style-name="P87"><text:span text:style-name="CharStyle11"><text:span text:style-name="T12">a láska s láskou párom sa točí</text:span></text:span></text:p>
        <text:p text:style-name="P87"><text:span text:style-name="CharStyle11"><text:span text:style-name="T12">ta do života na ľahkom koči.</text:span></text:span></text:p>
        <text:p text:style-name="P87"><text:span text:style-name="CharStyle11"><text:span text:style-name="T12">Hviezdy nám horia! Hory nám šuštia!</text:span></text:span></text:p>
        <text:p text:style-name="P87"><text:span text:style-name="CharStyle25"><text:span text:style-name="T12"/></text:span></text:p>
        <text:p text:style-name="P78"><text:span text:style-name="CharStyle11"><text:span text:style-name="T12">II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Koč hrčí. V stínoch cesta sa belie.</text:span></text:span></text:p>
        <text:p text:style-name="P104"><text:span text:style-name="CharStyle11"><text:span text:style-name="T12">Svah do hlbiny púšťa sa z ľava,</text:span></text:span></text:p>
        <text:p text:style-name="P104"><text:span text:style-name="CharStyle11"><text:span text:style-name="T12">na pravo hora smreková, tmavá,</text:span></text:span></text:p>
        <text:p text:style-name="P104"><text:span text:style-name="CharStyle11"><text:span text:style-name="T12">v ďalekú dom pri domci sa stelie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so svetielkami. To žitie celie</text:span></text:span></text:p>
        <text:p text:style-name="P104"><text:soft-page-break/><text:span text:style-name="CharStyle11"><text:span text:style-name="T12">jediná cesta nám vyrozpráva:</text:span></text:span></text:p>
        <text:p text:style-name="P104"><text:span text:style-name="CharStyle11"><text:span text:style-name="T12">st</text:span></text:span><text:span text:style-name="CharStyle11"><text:span text:style-name="T1">í</text:span></text:span><text:span text:style-name="CharStyle11"><text:span text:style-name="T12">n so svetlom i nás očakáva.</text:span></text:span></text:p>
        <text:p text:style-name="P104"><text:span text:style-name="CharStyle11"><text:span text:style-name="T12">S vŕška na v</text:span></text:span><text:span text:style-name="CharStyle11"><text:span text:style-name="T1">ŕ</text:span></text:span><text:span text:style-name="CharStyle11"><text:span text:style-name="T12">štek a na veseli</text:span></text:span><text:span text:style-name="CharStyle11"><text:span text:style-name="T1">e</text:span></text:span><text:span text:style-name="CharStyle11"><text:span text:style-name="T12">!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A po vesel</text:span></text:span><text:span text:style-name="CharStyle11"><text:span text:style-name="T1">í</text:span></text:span><text:span text:style-name="CharStyle11"><text:span text:style-name="T12">... Šesť rokov vskutku</text:span></text:span></text:p>
        <text:p text:style-name="P104"><text:span text:style-name="CharStyle11"><text:span text:style-name="T12">už prešlo... Plačem, horko bez mála.</text:span></text:span></text:p>
        <text:p text:style-name="P104"><text:span text:style-name="CharStyle11"><text:span text:style-name="T12">Ako by si mi dnes povedala, —</text:span></text:span></text:p>
        <text:p text:style-name="P104"><text:span text:style-name="CharStyle11"><text:span text:style-name="T12">keď hodil som ti neraz v tvár hrudku,</text:span></text:span></text:p>
        <text:p text:style-name="P104"><text:span text:style-name="CharStyle11"><text:span text:style-name="T12">keď ako smiechu viac bolo smútku, —</text:span></text:span></text:p>
        <text:p text:style-name="P104"><text:span text:style-name="CharStyle11"><text:span text:style-name="T12">že si len za mnou banuvávala?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26. VII. 1915.</text:span></text:span></text:p>
        <text:p text:style-name="P21"/>
        <text:p text:style-name="P21"/>
        <text:h text:style-name="P23" text:outline-level="3"><text:bookmark-start text:name="bookmark24"/><text:span text:style-name="CharStyle27"><text:span text:style-name="T12">Večera.</text:span></text:span><text:bookmark-end text:name="bookmark24"/></text:h>
        <text:p text:style-name="P21"/>
        <text:p text:style-name="P78"><text:span text:style-name="CharStyle11"><text:span text:style-name="T12">Zavreskla trúba, ale k “úžine”.</text:span></text:span></text:p>
        <text:p text:style-name="P79"><text:span text:style-name="CharStyle11"><text:span text:style-name="T12">Na dvore všetky mačky mravčia, psici brešú.</text:span></text:span></text:p>
        <text:p text:style-name="P87"><text:span text:style-name="CharStyle11"><text:span text:style-name="T12">Plienni sa roja. Lavoáre nesú</text:span></text:span></text:p>
        <text:p text:style-name="P87"><text:span text:style-name="CharStyle11"><text:span text:style-name="T12">pre “</text:span></text:span><text:span text:style-name="CharStyle11"><text:span text:style-name="T1">ž</text:span></text:span><text:span text:style-name="CharStyle11"><text:span text:style-name="T12">upu” s rybou hen do kuchyne.</text:span></text:span></text:p>
        <text:p text:style-name="P78"><text:span text:style-name="CharStyle11"><text:span text:style-name="T12"/></text:span></text:p>
        <text:p text:style-name="P86"><text:span text:style-name="CharStyle11"><text:span text:style-name="T12">Desiati sadnú ku nej s hladnou tlamou.</text:span></text:span></text:p>
        <text:p text:style-name="P78"><text:span text:style-name="CharStyle11"><text:span text:style-name="T12">O zlomkrk vypakúvam varečku.</text:span></text:span></text:p>
        <text:p text:style-name="P79"><text:span text:style-name="CharStyle11"><text:span text:style-name="T12">Ak nie, nuž môžem poslať pre sviečku</text:span></text:span></text:p>
        <text:p text:style-name="P87"><text:span text:style-name="CharStyle11"><text:span text:style-name="T12">a páliť ju nad kostrami a jamou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Ach, pred rokom len, práve do pery</text:span></text:span></text:p>
        <text:p text:style-name="P87"><text:span text:style-name="CharStyle11"><text:span text:style-name="T12">si hrýzla moja žena starostlivá,</text:span></text:span></text:p>
        <text:p text:style-name="P87"><text:span text:style-name="CharStyle11"><text:span text:style-name="T12">čo upiecť k veľmi dobrej večeri,</text:span></text:span></text:p>
        <text:p text:style-name="P87"><text:span text:style-name="CharStyle11"><text:span text:style-name="T12">kým sa ja vrátim s pohárčeka piva</text:span></text:span></text:p>
        <text:p text:style-name="P87"><text:span text:style-name="CharStyle11"><text:span text:style-name="T12">prv ku kuchárke, ako to už býva,</text:span></text:span></text:p>
        <text:p text:style-name="P87"><text:span text:style-name="CharStyle11"><text:span text:style-name="T12">potom ku stolu plný dôvery.</text:span></text:span></text:p>
        <text:p text:style-name="P8"><text:span text:style-name="CharStyle25"><text:span text:style-name="T12"/></text:span></text:p>
        <text:p text:style-name="P9"><text:soft-page-break/><text:span text:style-name="CharStyle25"><text:span text:style-name="T12">Charkov, 28. VII. 1915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26"/><text:span text:style-name="CharStyle27"><text:span text:style-name="T12">Obzor sa š</text:span></text:span><text:bookmark-end text:name="bookmark26"/><text:span text:style-name="CharStyle27"><text:span text:style-name="T12">íri…</text:span></text:span></text:h>
        <text:h text:style-name="P71" text:outline-level="3"><text:span text:style-name="CharStyle27"><text:span text:style-name="T1"/></text:span></text:h>
        <text:p text:style-name="P78"><text:span text:style-name="CharStyle11"><text:span text:style-name="T12">Obzor sa šíri. Väčšie okno mám.</text:span></text:span></text:p>
        <text:p text:style-name="P78"><text:span text:style-name="CharStyle11"><text:span text:style-name="T12">Kus mesta vidím v háji topoľov.</text:span></text:span></text:p>
        <text:p text:style-name="P95"><text:span text:style-name="CharStyle11"><text:span text:style-name="T12">Nad nimi skvie sa veža s kupolou</text:span></text:span></text:p>
        <text:p text:style-name="P104"><text:span text:style-name="CharStyle11"><text:span text:style-name="T12">a ďalej zase kríž a kríž a chrám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Pod sňahobielou malou villou tam</text:span></text:span></text:p>
        <text:p text:style-name="P104"><text:span text:style-name="CharStyle11"><text:span text:style-name="T12">fabrika dymí tupou svevôľou</text:span></text:span></text:p>
        <text:p text:style-name="P104"><text:span text:style-name="CharStyle11"><text:span text:style-name="T12">a ďalej, ďalej priestor sokolo</text:span></text:span><text:span text:style-name="CharStyle11"><text:span text:style-name="T1">v</text:span></text:span><text:span text:style-name="CharStyle11"><text:span text:style-name="T12">:</text:span></text:span></text:p>
        <text:p text:style-name="P104"><text:span text:style-name="CharStyle11"><text:span text:style-name="T12">holubie šíre nebo tvorí rám..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Zapadá slnce. Guľa krvavá</text:span></text:span></text:p>
        <text:p text:style-name="P104"><text:span text:style-name="CharStyle11"><text:span text:style-name="T12">oblaky zapaľuje </text:span></text:span><text:span text:style-name="CharStyle11"><text:span text:style-name="T1">ru</text:span></text:span><text:span text:style-name="CharStyle11"><text:span text:style-name="T12">dým plamom.</text:span></text:span></text:p>
        <text:p text:style-name="P95"><text:span text:style-name="CharStyle11"><text:span text:style-name="T12">Už horí villa malá. Chrám za chrámom,</text:span></text:span></text:p>
        <text:p text:style-name="P104"><text:span text:style-name="CharStyle11"><text:span text:style-name="T12">kríž za krížom sa chytá. Záplava</text:span></text:span></text:p>
        <text:p text:style-name="P104"><text:span text:style-name="CharStyle11"><text:span text:style-name="T12">so striech na dvor sa valí bezhlavá.</text:span></text:span></text:p>
        <text:p text:style-name="P104"><text:span text:style-name="CharStyle11"><text:span text:style-name="T12">A čosi zablčalo v srdci samom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29. VII. 1915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28"/><text:span text:style-name="CharStyle27"><text:span text:style-name="T12">Obrážtek mô</text:span></text:span><text:span text:style-name="CharStyle27"><text:span text:style-name="T1">j...</text:span></text:span><text:bookmark-end text:name="bookmark28"/></text:h>
        <text:p text:style-name="P94"><text:span text:style-name="CharStyle11"><text:span text:style-name="T12"/></text:span></text:p>
        <text:p text:style-name="P103"><text:span text:style-name="CharStyle11"><text:span text:style-name="T12">Obrážtek môj na srdce maľovaný.</text:span></text:span></text:p>
        <text:p text:style-name="P95"><text:span text:style-name="CharStyle11"><text:span text:style-name="T12">Či sa naň, moja drahá, pamätáš?</text:span></text:span></text:p>
        <text:p text:style-name="P104"><text:span text:style-name="CharStyle11"><text:span text:style-name="T12">Šesť rokov tomu maľoval ho čas,</text:span></text:span></text:p>
        <text:p text:style-name="P104"><text:span text:style-name="CharStyle11"><text:span text:style-name="T12">čo sviazal nás, čo sme si zaviazaní: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Stôl nechali sme kvetmi posypaný,</text:span></text:span></text:p>
        <text:p text:style-name="P104"><text:span text:style-name="CharStyle11"><text:span text:style-name="T12">šum stolovania, nedopitú čaš,</text:span></text:span></text:p>
        <text:p text:style-name="P104"><text:soft-page-break/><text:span text:style-name="CharStyle11"><text:span text:style-name="T12">do záhrady nás zvábil tajný hlas,</text:span></text:span></text:p>
        <text:p text:style-name="P104"><text:span text:style-name="CharStyle11"><text:span text:style-name="T12">pod nebo, stromy, kde sme boli sami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Tam medzi rozkvitnutým krovím my</text:span></text:span></text:p>
        <text:p text:style-name="P104"><text:span text:style-name="CharStyle11"><text:span text:style-name="T12">podali sme si ruky presvedčení,</text:span></text:span></text:p>
        <text:p text:style-name="P104"><text:span text:style-name="CharStyle11"><text:span text:style-name="T12">s pohľadmi, ako lúče čistými,</text:span></text:span></text:p>
        <text:p text:style-name="P104"><text:span text:style-name="CharStyle11"><text:span text:style-name="T12">že budeme si nerozlučnými.</text:span></text:span></text:p>
        <text:p text:style-name="P95"><text:span text:style-name="CharStyle11"><text:span text:style-name="T12">Teraz to vieme, čo sme rozlúčení,</text:span></text:span></text:p>
        <text:p text:style-name="P104"><text:span text:style-name="CharStyle11"><text:span text:style-name="T12">čo delia nás dve veľké krajiny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31. VII. 1915.</text:span></text:span></text:p>
        <text:h text:style-name="P23" text:outline-level="3"><text:span text:style-name="CharStyle27"><text:span text:style-name="T1"/></text:span></text:h>
        <text:h text:style-name="P71" text:outline-level="3"><text:bookmark-start text:name="bookmark30"/><text:span text:style-name="CharStyle27"><text:span text:style-name="T1">I</text:span></text:span><text:span text:style-name="CharStyle27"><text:span text:style-name="T12"> ka</text:span></text:span><text:span text:style-name="CharStyle27"><text:span text:style-name="T13">s</text:span></text:span><text:span text:style-name="CharStyle27"><text:span text:style-name="T12">á</text:span></text:span><text:span text:style-name="CharStyle27"><text:span text:style-name="T2">r</text:span></text:span><text:span text:style-name="CharStyle27"><text:span text:style-name="T12">ň</text:span></text:span><text:span text:style-name="CharStyle27"><text:span text:style-name="T1">a.</text:span></text:span><text:bookmark-end text:name="bookmark30"/><text:span text:style-name="CharStyle27"><text:span text:style-name="T1">..</text:span></text:span></text:h>
        <text:p text:style-name="P2"><text:span text:style-name="CharStyle31"><text:span text:style-name="T11"/></text:span></text:p>
        <text:p text:style-name="P95"><text:span text:style-name="CharStyle11"><text:span text:style-name="T1">I</text:span></text:span><text:span text:style-name="CharStyle11"><text:span text:style-name="T12"> kasárňa sa chladnou nocou plní.</text:span></text:span></text:p>
        <text:p text:style-name="P104"><text:span text:style-name="CharStyle11"><text:span text:style-name="T12">Vyliezli na kur</text:span></text:span><text:span text:style-name="CharStyle11"><text:span text:style-name="T1">í</text:span></text:span><text:span text:style-name="CharStyle11"><text:span text:style-name="T12">nce plienni už.</text:span></text:span></text:p>
        <text:p text:style-name="P104"><text:span text:style-name="CharStyle11"><text:span text:style-name="T12">Pesničky z kraja hudú si pod fúz,</text:span></text:span></text:p>
        <text:p text:style-name="P104"><text:span text:style-name="CharStyle11"><text:span text:style-name="T12">niektorý píska, až tak v ušiach brní.</text:span></text:span></text:p>
        <text:p text:style-name="P104"><text:span text:style-name="CharStyle11"><text:span text:style-name="T12">Ba, drichme v chrapote tam jeden spáč.</text:span></text:span></text:p>
        <text:p text:style-name="P104"><text:span text:style-name="CharStyle11"><text:span text:style-name="T12">Hen súdruhom kmán o víťazstvách zhýba.</text:span></text:span></text:p>
        <text:p text:style-name="P104"><text:span text:style-name="CharStyle11"><text:span text:style-name="T12">Tam tvrdia, že je kaša ako ryba,</text:span></text:span></text:p>
        <text:p text:style-name="P104"><text:span text:style-name="CharStyle11"><text:span text:style-name="T12">len toho chleba keby bolo viac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Prichádza v ťažkých čižmách strážnik ruský,</text:span></text:span></text:p>
        <text:p text:style-name="P104"><text:span text:style-name="CharStyle11"><text:span text:style-name="T12">utícha pieseň rodná, milená,</text:span></text:span></text:p>
        <text:p text:style-name="P104"><text:span text:style-name="CharStyle11"><text:span text:style-name="T12">papiros zhas</text:span></text:span><text:span text:style-name="CharStyle11"><text:span text:style-name="T1">íňajú</text:span></text:span><text:span text:style-name="CharStyle11"><text:span text:style-name="T12"> rudé krúžky..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Topole šuštia. Luny pásik úzky,</text:span></text:span></text:p>
        <text:p text:style-name="P104"><text:span text:style-name="CharStyle11"><text:span text:style-name="T12">trasúci zrazu padá do tieňa</text:span></text:span></text:p>
        <text:p text:style-name="P94"><text:span text:style-name="CharStyle11"><text:span text:style-name="T12">a s ním i pesničk</text:span></text:span><text:span text:style-name="CharStyle11"><text:span text:style-name="T1">a</text:span></text:span><text:span text:style-name="CharStyle11"><text:span text:style-name="T12">: “Nie dlja meňa...”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3. VIII. 1915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32"/><text:soft-page-break/><text:span text:style-name="CharStyle27"><text:span text:style-name="T12">Vzdych.</text:span></text:span><text:bookmark-end text:name="bookmark32"/></text:h>
        <text:p text:style-name="P78"><text:span text:style-name="CharStyle11"><text:span text:style-name="T12"/></text:span></text:p>
        <text:p text:style-name="P87"><text:span text:style-name="CharStyle11"><text:span text:style-name="T12">Veď mnohí, mnohí zahynú,</text:span></text:span></text:p>
        <text:p text:style-name="P87"><text:span text:style-name="CharStyle11"><text:span text:style-name="T12">veď viem, že treba pominúť, </text:span></text:span></text:p>
        <text:p text:style-name="P87"><text:span text:style-name="CharStyle11"><text:span text:style-name="T12">no nedaj, Bože, zahynúť,</text:span></text:span></text:p>
        <text:p text:style-name="P87"><text:span text:style-name="CharStyle11"><text:span text:style-name="T12">kým neuvidím otčinu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a tú, čo sa mi v objem vsunie,</text:span></text:span></text:p>
        <text:p text:style-name="P87"><text:span text:style-name="CharStyle11"><text:span text:style-name="T12">sťa prsteň snúbenia na prst,</text:span></text:span></text:p>
        <text:p text:style-name="P87"><text:span text:style-name="CharStyle11"><text:span text:style-name="T12">chcem z dlane ich mať lásky z hrsť,</text:span></text:span></text:p>
        <text:p text:style-name="P87"><text:span text:style-name="CharStyle11"><text:span text:style-name="T12">za hrsť dať svoje srdce p</text:span></text:span><text:span text:style-name="CharStyle11"><text:span text:style-name="T2">l</text:span></text:span><text:span text:style-name="CharStyle11"><text:span text:style-name="T12">nie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A potom k bytu malému</text:span></text:span></text:p>
        <text:p text:style-name="P87"><text:span text:style-name="CharStyle11"><text:span text:style-name="T12">nech zanesú ma moji známi,</text:span></text:span></text:p>
        <text:p text:style-name="P87"><text:span text:style-name="CharStyle11"><text:span text:style-name="T12">keď drahí hodia mi do jamy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kus hrudky k vencu skromném</text:span></text:span><text:span text:style-name="CharStyle11"><text:span text:style-name="T1">u</text:span></text:span><text:span text:style-name="CharStyle11"><text:span text:style-name="T12">:</text:span></text:span></text:p>
        <text:p text:style-name="P87"><text:span text:style-name="CharStyle11"><text:span text:style-name="T12">je ľahšie milujúcemu,</text:span></text:span></text:p>
        <text:p text:style-name="P87"><text:span text:style-name="CharStyle11"><text:span text:style-name="T12">keď sú na blízku milovaní.</text:span></text:span></text:p>
        <text:p text:style-name="P12"><text:span text:style-name="CharStyle25"><text:span text:style-name="T12"/></text:span></text:p>
        <text:p text:style-name="P13"><text:span text:style-name="CharStyle25"><text:span text:style-name="T12">Charkov, 4. VIII. 1915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34"/><text:span text:style-name="CharStyle27"><text:span text:style-name="T1">U</text:span></text:span><text:span text:style-name="CharStyle27"><text:span text:style-name="T12">ž zase mrká.</text:span></text:span><text:span text:style-name="CharStyle27"><text:span text:style-name="T1">..</text:span></text:span><text:bookmark-end text:name="bookmark34"/></text:h>
        <text:p text:style-name="P94"><text:span text:style-name="CharStyle11"><text:span text:style-name="T12"/></text:span></text:p>
        <text:p text:style-name="P104"><text:span text:style-name="CharStyle11"><text:span text:style-name="T12">Už zase mrká. Koľko ešte dní</text:span></text:span></text:p>
        <text:p text:style-name="P104"><text:span text:style-name="CharStyle11"><text:span text:style-name="T12">zahasne tam za palôt pestrým radom,</text:span></text:span></text:p>
        <text:p text:style-name="P104"><text:span text:style-name="CharStyle11"><text:span text:style-name="T12">obkrútených sťa šatkou ňadra, sadom,</text:span></text:span></text:p>
        <text:p text:style-name="P104"><text:span text:style-name="CharStyle11"><text:span text:style-name="T12">kým príde túžený a posledný?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Či ozaj doma chladná jaseň skmáše</text:span></text:span></text:p>
        <text:p text:style-name="P104"><text:span text:style-name="CharStyle11"><text:span text:style-name="T12">zelenú odev mladých topoľov?</text:span></text:span></text:p>
        <text:p text:style-name="P95"><text:span text:style-name="CharStyle11"><text:span text:style-name="T12">Či zaplačú, sťa vietor, od bôľov</text:span></text:span></text:p>
        <text:p text:style-name="P104"><text:span text:style-name="CharStyle11"><text:span text:style-name="T12">v konároch uschnutých i túžby naše?</text:span></text:span></text:p>
        <text:p text:style-name="P94"><text:soft-page-break/><text:span text:style-name="CharStyle11"><text:span text:style-name="T12"/></text:span></text:p>
        <text:p text:style-name="P104"><text:span text:style-name="CharStyle11"><text:span text:style-name="T12">I na čistinke háj sa rozrastá,</text:span></text:span></text:p>
        <text:p text:style-name="P104"><text:span text:style-name="CharStyle11"><text:span text:style-name="T12">les hustý, tmavý, neprístupný lúčom,</text:span></text:span></text:p>
        <text:p text:style-name="P104"><text:span text:style-name="CharStyle11"><text:span text:style-name="T12">a vlčích jám a tŕňov i na stá</text:span></text:span></text:p>
        <text:p text:style-name="P104"><text:span text:style-name="CharStyle11"><text:span text:style-name="T12">j</text:span></text:span><text:span text:style-name="CharStyle11"><text:span text:style-name="T1">e</text:span></text:span><text:span text:style-name="CharStyle11"><text:span text:style-name="T12"> v ceste k zámku, v srdci našom mrúcom</text:span></text:span></text:p>
        <text:p text:style-name="P104"><text:span text:style-name="CharStyle11"><text:span text:style-name="T12">Ďaleko ešte izba trinásta</text:span></text:span></text:p>
        <text:p text:style-name="P94"><text:span text:style-name="CharStyle11"><text:span text:style-name="T12">s odklínajúcim čarodejným kľúčom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 5. VIII. 1915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36"/><text:span text:style-name="CharStyle27"><text:span text:style-name="T1">R</text:span></text:span><text:span text:style-name="CharStyle27"><text:span text:style-name="T12">ok tomu</text:span></text:span><text:span text:style-name="CharStyle27"><text:span text:style-name="T1">...</text:span></text:span><text:bookmark-end text:name="bookmark36"/></text:h>
        <text:p text:style-name="P94"><text:span text:style-name="CharStyle11"><text:span text:style-name="T12"/></text:span></text:p>
        <text:p text:style-name="P104"><text:span text:style-name="CharStyle11"><text:span text:style-name="T12">Rok tomu, čo ma za mreže</text:span></text:span></text:p>
        <text:p text:style-name="P104"><text:span text:style-name="CharStyle11"><text:span text:style-name="T12">a ťažké dvere zastrčila</text:span></text:span></text:p>
        <text:p text:style-name="P104"><text:span text:style-name="CharStyle11"><text:span text:style-name="T12">vlasť moja drahá, roztomilá,</text:span></text:span></text:p>
        <text:p text:style-name="P104"><text:span text:style-name="CharStyle11"><text:span text:style-name="T12">vlasť bezprávia a lúpeže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Šiel som ju brániť s druhými,</text:span></text:span></text:p>
        <text:p text:style-name="P104"><text:span text:style-name="CharStyle11"><text:span text:style-name="T12">lež kver mi zrazu z ruky vzala,</text:span></text:span></text:p>
        <text:p text:style-name="P104"><text:span text:style-name="CharStyle11"><text:span text:style-name="T12">ich želiezkami okovala,</text:span></text:span></text:p>
        <text:p text:style-name="P104"><text:span text:style-name="CharStyle11"><text:span text:style-name="T12">sťa ona sama hrubými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Z tmy modzgu nikdy nesvitá.</text:span></text:span></text:p>
        <text:p text:style-name="P104"><text:span text:style-name="CharStyle11"><text:span text:style-name="T12">Tam s golierov len zlato žiari</text:span></text:span></text:p>
        <text:p text:style-name="P104"><text:span text:style-name="CharStyle11"><text:span text:style-name="T12">a hviezda na buk prišitá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Tma bude cáriť večitá,</text:span></text:span></text:p>
        <text:p text:style-name="P104"><text:span text:style-name="CharStyle11"><text:span text:style-name="T12">kým temnú hlavu nepopári</text:span></text:span></text:p>
        <text:p text:style-name="P104"><text:span text:style-name="CharStyle11"><text:span text:style-name="T12">so zemou, duša ubitá.</text:span></text:span></text:p>
        <text:p text:style-name="P14"><text:span text:style-name="CharStyle33"><text:span text:style-name="T12"/></text:span></text:p>
        <text:p text:style-name="P17"><text:span text:style-name="CharStyle33"><text:span text:style-name="T12">Charkov, 5. VIII. 1915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73" text:outline-level="3"><text:bookmark-start text:name="bookmark38"/><text:soft-page-break/><text:span text:style-name="CharStyle27"><text:span text:style-name="T12">Duša, harfa star</text:span></text:span><text:span text:style-name="CharStyle27"><text:span text:style-name="T1">á.</text:span></text:span><text:span text:style-name="CharStyle27"><text:span text:style-name="T12">..</text:span></text:span><text:bookmark-end text:name="bookmark38"/></text:h>
        <text:p text:style-name="P7"><text:span text:style-name="CharStyle35"><text:span text:style-name="T12"/></text:span></text:p>
        <text:p text:style-name="P95"><text:span text:style-name="CharStyle11"><text:span text:style-name="T12">Duša, harfa stará, dopukaná,</text:span></text:span></text:p>
        <text:p text:style-name="P104"><text:span text:style-name="CharStyle11"><text:span text:style-name="T12">natiahnutá struna tvoja zne</text:span></text:span><text:span text:style-name="CharStyle11"><text:span text:style-name="T1">je</text:span></text:span><text:span text:style-name="CharStyle11"><text:span text:style-name="T12">,</text:span></text:span></text:p>
        <text:p text:style-name="P104"><text:span text:style-name="CharStyle11"><text:span text:style-name="T12">keď sa svetlo prelestného rána</text:span></text:span></text:p>
        <text:p text:style-name="P104"><text:span text:style-name="CharStyle11"><text:span text:style-name="T12">do kasárne na prič ku mne leje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Prítomnosť sa, sťa noc, skryje planá,</text:span></text:span></text:p>
        <text:p text:style-name="P104"><text:span text:style-name="CharStyle11"><text:span text:style-name="T12">svetiel rad sa zapáli a smeje</text:span></text:span></text:p>
        <text:p text:style-name="P104"><text:span text:style-name="CharStyle11"><text:span text:style-name="T12">v rozoranom poli spomínania,</text:span></text:span></text:p>
        <text:p text:style-name="P104"><text:span text:style-name="CharStyle11"><text:span text:style-name="T12">osvecuje ťa a hreje, hreje..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Trhám ruže v našom malom sade,</text:span></text:span></text:p>
        <text:p text:style-name="P104"><text:span text:style-name="CharStyle11"><text:span text:style-name="T12">prší rosa s nich na mokrú trávu:</text:span></text:span></text:p>
        <text:p text:style-name="P104"><text:span text:style-name="CharStyle11"><text:span text:style-name="T12">slzy radosti, že pre zábavu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rvem ich žitie voňavé a mladé,</text:span></text:span></text:p>
        <text:p text:style-name="P104"><text:span text:style-name="CharStyle11"><text:span text:style-name="T12">pre zábavu ruže, ktorá v rade</text:span></text:span></text:p>
        <text:p text:style-name="P104"><text:span text:style-name="CharStyle11"><text:span text:style-name="T12">vykvitla a volá: “poď na kávu!”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8. VIII. 1915.</text:span></text:span></text:p>
        <text:h text:style-name="P23" text:outline-level="3"><text:span text:style-name="CharStyle27"><text:span text:style-name="T12"/></text:span></text:h>
        <text:h text:style-name="P71" text:outline-level="3"><text:span text:style-name="CharStyle27"><text:span text:style-name="T12"/></text:span></text:h>
        <text:h text:style-name="P71" text:outline-level="3"><text:bookmark-start text:name="bookmark40"/><text:span text:style-name="CharStyle27"><text:span text:style-name="T12">Krizantémy.</text:span></text:span><text:bookmark-end text:name="bookmark40"/></text:h>
        <text:p text:style-name="P94"><text:span text:style-name="CharStyle11"><text:span text:style-name="T12"/></text:span></text:p>
        <text:p text:style-name="P104"><text:span text:style-name="CharStyle11"><text:span text:style-name="T12">Deň za dňom letí. Týždne uplynú.</text:span></text:span></text:p>
        <text:p text:style-name="P104"><text:span text:style-name="CharStyle11"><text:span text:style-name="T12">Noc tichá, studená, vrav, šepni že mi:</text:span></text:span></text:p>
        <text:p text:style-name="P104"><text:span text:style-name="CharStyle11"><text:span text:style-name="T12">či jaseň skrýva šťastnú hodinu,</text:span></text:span></text:p>
        <text:p text:style-name="P104"><text:span text:style-name="CharStyle11"><text:span text:style-name="T12">čo povedie do drahej, rodnej zemi,</text:span></text:span></text:p>
        <text:p text:style-name="P104"><text:span text:style-name="CharStyle11"><text:span text:style-name="T12"/></text:span></text:p>
        <text:p text:style-name="P104"><text:span text:style-name="CharStyle11"><text:span text:style-name="T12">kde vidím i ja, jak sa rozvinú</text:span></text:span></text:p>
        <text:p text:style-name="P104"><text:span text:style-name="CharStyle11"><text:span text:style-name="T12">v strapaté biele hlávky krizantémy,</text:span></text:span></text:p>
        <text:p text:style-name="P104"><text:span text:style-name="CharStyle11"><text:span text:style-name="T12">a jednu z nich, ich dušu rodinnú,</text:span></text:span></text:p>
        <text:p text:style-name="P104"><text:span text:style-name="CharStyle11"><text:span text:style-name="T12">ku srdcu priviniem zas potešený...?</text:span></text:span></text:p>
        <text:p text:style-name="P94"><text:soft-page-break/><text:span text:style-name="CharStyle11"><text:span text:style-name="T12"/></text:span></text:p>
        <text:p text:style-name="P104"><text:span text:style-name="CharStyle11"><text:span text:style-name="T12">Ty mlčíš, ako mŕtva pri boku</text:span></text:span></text:p>
        <text:p text:style-name="P104"><text:span text:style-name="CharStyle11"><text:span text:style-name="T12">živého, ktorý hrôzou ledva dýcha,</text:span></text:span></text:p>
        <text:p text:style-name="P104"><text:span text:style-name="CharStyle11"><text:span text:style-name="T12">že strhneš ho raz v jamu hlbokú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a krizantémy tam na obloku,</text:span></text:span></text:p>
        <text:p text:style-name="P104"><text:span text:style-name="CharStyle11"><text:span text:style-name="T12">a jednu z nich, ich dušu, ktorá vzdychá,</text:span></text:span></text:p>
        <text:p text:style-name="P104"><text:span text:style-name="CharStyle11"><text:span text:style-name="T12">viac neuvidím z večitého ticha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14. VIII. 1915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42"/><text:span text:style-name="CharStyle27"><text:span text:style-name="T12">Ty, drahý bratre</text:span></text:span><text:span text:style-name="CharStyle27"><text:span text:style-name="T1">...</text:span></text:span><text:bookmark-end text:name="bookmark42"/></text:h>
        <text:p text:style-name="P116"><text:span text:style-name="CharStyle16"><text:span text:style-name="T12">(p</text:span></text:span><text:span text:style-name="CharStyle16"><text:span text:style-name="T1">.</text:span></text:span><text:span text:style-name="CharStyle16"><text:span text:style-name="T12"> S. H.)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Ty, drahý bratre z Trenčína,</text:span></text:span></text:p>
        <text:p text:style-name="P104"><text:span text:style-name="CharStyle11"><text:span text:style-name="T12">Ty otvoril si ťažkú bránu,</text:span></text:span></text:p>
        <text:p text:style-name="P104"><text:span text:style-name="CharStyle11"><text:span text:style-name="T12">Ty vyviedol si zo stína</text:span></text:span></text:p>
        <text:p text:style-name="P104"><text:span text:style-name="CharStyle11"><text:span text:style-name="T12">ma v osvetlenú panorámu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Nech padne v žitie Tvoje za to</text:span></text:span></text:p>
        <text:p text:style-name="P104"><text:span text:style-name="CharStyle11"><text:span text:style-name="T12">to svetlo, ktoré videl som</text:span></text:span></text:p>
        <text:p text:style-name="P104"><text:span text:style-name="CharStyle11"><text:span text:style-name="T12">i šťastie sŕdc i rýdze zlato</text:span></text:span></text:p>
        <text:p text:style-name="P104"><text:span text:style-name="CharStyle11"><text:span text:style-name="T12">úsmeva jagavého v ňom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Ja utiahnem sa ticho v tieň</text:span></text:span></text:p>
        <text:p text:style-name="P104"><text:span text:style-name="CharStyle11"><text:span text:style-name="T12">kasárnického dvora zase</text:span></text:span></text:p>
        <text:p text:style-name="P104"><text:span text:style-name="CharStyle11"><text:span text:style-name="T12">a padnem opäť rád vo ple</text:span></text:span><text:span text:style-name="CharStyle11"><text:span text:style-name="T1">n</text:span></text:span><text:span text:style-name="CharStyle11"><text:span text:style-name="T12">:</text:span></text:span></text:p>
        <text:p text:style-name="P126"><text:span text:style-name="CharStyle36"><text:span text:style-name="T1"/></text:span></text:p>
        <text:p text:style-name="P127"><text:span text:style-name="CharStyle11"><text:span text:style-name="T12">ve</text:span></text:span><text:span text:style-name="CharStyle11"><text:span text:style-name="T1">ď</text:span></text:span><text:span text:style-name="CharStyle11"><text:span text:style-name="T12"> je na blízku srdce naše,</text:span></text:span></text:p>
        <text:p text:style-name="P127"><text:span text:style-name="CharStyle11"><text:span text:style-name="T12">čo trepoce za národ ten,</text:span></text:span></text:p>
        <text:p text:style-name="P127"><text:span text:style-name="CharStyle11"><text:span text:style-name="T12">nad ktorým slzy mne na riase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19. VIII. 1915.</text:span></text:span></text:p>
        <text:p text:style-name="P8"><text:soft-page-break/><text:span text:style-name="CharStyle25"><text:span text:style-name="T12"/></text:span></text:p>
        <text:p text:style-name="P9"><text:span text:style-name="CharStyle25"><text:span text:style-name="T12"/></text:span></text:p>
        <text:p text:style-name="P10"><text:span text:style-name="CharStyle25"><text:span text:style-name="T13">Večerom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Koliesko žitia, vr</text:span></text:span><text:span text:style-name="CharStyle11"><text:span text:style-name="T1">ť</text:span></text:span><text:span text:style-name="CharStyle11"><text:span text:style-name="T12"> sa, vr</text:span></text:span><text:span text:style-name="CharStyle11"><text:span text:style-name="T1">ť</text:span></text:span><text:span text:style-name="CharStyle11"><text:span text:style-name="T12">!</text:span></text:span></text:p>
        <text:p text:style-name="P104"><text:span text:style-name="CharStyle11"><text:span text:style-name="T12">Jednako klep, len klep, len kle</text:span></text:span><text:span text:style-name="CharStyle11"><text:span text:style-name="T1">p</text:span></text:span><text:span text:style-name="CharStyle11"><text:span text:style-name="T12">!</text:span></text:span></text:p>
        <text:p text:style-name="P104"><text:span text:style-name="CharStyle11"><text:span text:style-name="T12">Hoc v každom skrute bližšia smrť,</text:span></text:span></text:p>
        <text:p text:style-name="P104"><text:span text:style-name="CharStyle11"><text:span text:style-name="T12">no ďalej ruská zem a step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Čím ďalej ruská step a zem,</text:span></text:span></text:p>
        <text:p text:style-name="P104"><text:span text:style-name="CharStyle11"><text:span text:style-name="T12">tým bližší život v diaľke tam.</text:span></text:span></text:p>
        <text:p text:style-name="P104"><text:span text:style-name="CharStyle11"><text:span text:style-name="T12">Žiť radšej čo len chvíľu chcem,</text:span></text:span></text:p>
        <text:p text:style-name="P104"><text:span text:style-name="CharStyle11"><text:span text:style-name="T12">jak roky umierať tu sám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Chcem doma, ako chodil som,</text:span></text:span></text:p>
        <text:p text:style-name="P104"><text:span text:style-name="CharStyle11"><text:span text:style-name="T12">keď mesiac zapaľuje sa,</text:span></text:span></text:p>
        <text:p text:style-name="P104"><text:span text:style-name="CharStyle11"><text:span text:style-name="T12">vyjsť hoci raz len do lesa,</text:span></text:span></text:p>
        <text:p text:style-name="P104"><text:span text:style-name="CharStyle11"><text:span text:style-name="T12">vydýchnuť z hĺbky hrudi v ňom,</text:span></text:span></text:p>
        <text:p text:style-name="P104"><text:span text:style-name="CharStyle11"><text:span text:style-name="T12">zadívať sa na nebesá,</text:span></text:span></text:p>
        <text:p text:style-name="P104"><text:span text:style-name="CharStyle11"><text:span text:style-name="T12">na malý sad, na malý dom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20. VIII. 1915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44"/><text:span text:style-name="CharStyle27"><text:span text:style-name="T12">Na Nový rok.</text:span></text:span><text:bookmark-end text:name="bookmark44"/></text:h>
        <text:p text:style-name="P94"><text:span text:style-name="CharStyle11"><text:span text:style-name="T12"/></text:span></text:p>
        <text:p text:style-name="P104"><text:span text:style-name="CharStyle11"><text:span text:style-name="T12">Kam ste sa podely, vy roky drahocenné,</text:span></text:span></text:p>
        <text:p text:style-name="P104"><text:span text:style-name="CharStyle11"><text:span text:style-name="T12">bozkami končiace a láskou idúce,</text:span></text:span></text:p>
        <text:p text:style-name="P104"><text:span text:style-name="CharStyle11"><text:span text:style-name="T12">keď srdce plesalo a ústa horúce</text:span></text:span></text:p>
        <text:p text:style-name="P104"><text:span text:style-name="CharStyle11"><text:span text:style-name="T12">rok Nový volaly národu, matke, žene?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Kde veselý váš smiech, že prišiel zas rok Nový</text:span></text:span></text:p>
        <text:p text:style-name="P104"><text:span text:style-name="CharStyle11"><text:span text:style-name="T12">a že sa započal vo zdraví, veselí?</text:span></text:span></text:p>
        <text:p text:style-name="P95"><text:span text:style-name="CharStyle11"><text:span text:style-name="T12">Vy roky rozkošné, kam ste sa podely,</text:span></text:span></text:p>
        <text:p text:style-name="P104"><text:soft-page-break/><text:span text:style-name="CharStyle11"><text:span text:style-name="T12">váš západ ružový a východ purpurový?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Krv, krv zaliala vás, pozabíjaly stony,</text:span></text:span></text:p>
        <text:p text:style-name="P104"><text:span text:style-name="CharStyle11"><text:span text:style-name="T12">potopil potok sĺz, popálil oheň miest,</text:span></text:span></text:p>
        <text:p text:style-name="P104"><text:span text:style-name="CharStyle11"><text:span text:style-name="T12">zahlušil hukot diel a pušiek milióny,</text:span></text:span></text:p>
        <text:p text:style-name="P104"><text:span text:style-name="CharStyle11"><text:span text:style-name="T12">roztrela odrazu tá mocná božia päsť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Rok nový preklínam i všetky blbé tróny,</text:span></text:span></text:p>
        <text:p text:style-name="P104"><text:span text:style-name="CharStyle11"><text:span text:style-name="T12">i ten najvyšší trón, i ten najväčší trest!</text:span></text:span></text:p>
        <text:p text:style-name="P8"><text:span text:style-name="CharStyle25"><text:span text:style-name="T12"/></text:span></text:p>
        <text:p text:style-name="P9"><text:span text:style-name="CharStyle25"><text:span text:style-name="T12">Berezovka, 1. I. 1916.</text:span></text:span></text:p>
        <text:p text:style-name="P8"><text:span text:style-name="CharStyle25"><text:span text:style-name="T1"/></text:span></text:p>
        <text:p text:style-name="P9"><text:span text:style-name="CharStyle25"><text:span text:style-name="T1"/></text:span></text:p>
        <text:h text:style-name="P23" text:outline-level="3"><text:bookmark-start text:name="bookmark46"/><text:span text:style-name="CharStyle27"><text:span text:style-name="T12">Keď k spánku</text:span></text:span><text:span text:style-name="CharStyle27"><text:span text:style-name="T1">...</text:span></text:span><text:bookmark-end text:name="bookmark46"/></text:h>
        <text:p text:style-name="P78"><text:span text:style-name="CharStyle11"><text:span text:style-name="T12"/></text:span></text:p>
        <text:p text:style-name="P87"><text:span text:style-name="CharStyle11"><text:span text:style-name="T12">Keď k spánku sklonila už všetko noci tíš,</text:span></text:span></text:p>
        <text:p text:style-name="P87"><text:span text:style-name="CharStyle11"><text:span text:style-name="T12">bezhlasne sviečočku ja zavše zapaľujem</text:span></text:span></text:p>
        <text:p text:style-name="P87"><text:span text:style-name="CharStyle11"><text:span text:style-name="T12">a sumku otváram, môj poklad vyťahuje</text:span></text:span><text:span text:style-name="CharStyle11"><text:span text:style-name="T1">m</text:span></text:span><text:span text:style-name="CharStyle11"><text:span text:style-name="T12">:</text:span></text:span></text:p>
        <text:p text:style-name="P87"><text:span text:style-name="CharStyle11"><text:span text:style-name="T12">tých tvojich listov pár a malý svetlopis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Sám Boh vie, koľký raz ja drobné riadky čítam,</text:span></text:span></text:p>
        <text:p text:style-name="P87"><text:span text:style-name="CharStyle11"><text:span text:style-name="T12">sám Boh vie, koľký raz ja na tvár pozerám,</text:span></text:span></text:p>
        <text:p text:style-name="P87"><text:span text:style-name="CharStyle11"><text:span text:style-name="T12">sám Boh vie, koľký raz si diaľny, malý chrám</text:span></text:span></text:p>
        <text:p text:style-name="P87"><text:span text:style-name="CharStyle11"><text:span text:style-name="T12">od neho samého vo vrúcich vzdychoch pýtam,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kde riadky slovami by hraly živými,</text:span></text:span></text:p>
        <text:p text:style-name="P87"><text:span text:style-name="CharStyle11"><text:span text:style-name="T12">tvár rozhorúčená sa k môjmu uchu nahla,</text:span></text:span></text:p>
        <text:p text:style-name="P87"><text:span text:style-name="CharStyle11"><text:span text:style-name="T12">trasúca, milá dlaň ku mojej ruke siahla</text:span></text:span></text:p>
        <text:p text:style-name="P87"><text:span text:style-name="CharStyle11"><text:span text:style-name="T12">a duša pozrela očiami modrými</text:span></text:span></text:p>
        <text:p text:style-name="P87"><text:span text:style-name="CharStyle11"><text:span text:style-name="T12">do môjho pohľadu a duše hlbiny,</text:span></text:span></text:p>
        <text:p text:style-name="P87"><text:span text:style-name="CharStyle11"><text:span text:style-name="T12">čo vďaku dáva, že je živé, za čím práhla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19. VIII. 1915.</text:span></text:span></text:p>
        <text:p text:style-name="P8"><text:span text:style-name="CharStyle25"><text:span text:style-name="T12"/></text:span></text:p>
        <text:h text:style-name="P23" text:outline-level="3"><text:soft-page-break/><text:span text:style-name="CharStyle27"><text:span text:style-name="T1"/></text:span></text:h>
        <text:h text:style-name="P72" text:outline-level="3"><text:bookmark-start text:name="bookmark48"/><text:span text:style-name="CharStyle27"><text:span text:style-name="T1">“š</text:span></text:span><text:span text:style-name="CharStyle27"><text:span text:style-name="T12">to čuvstva dobr</text:span></text:span><text:span text:style-name="CharStyle27"><text:span text:style-name="T13">i</text:span></text:span><text:span text:style-name="CharStyle27"><text:span text:style-name="T1">j</text:span></text:span><text:span text:style-name="CharStyle27"><text:span text:style-name="T12">a.</text:span></text:span><text:span text:style-name="CharStyle27"><text:span text:style-name="T1">..</text:span></text:span><text:bookmark-end text:name="bookmark48"/><text:span text:style-name="CharStyle11"><text:span text:style-name="T22">”</text:span></text:span></text:h>
        <text:p text:style-name="P116"><text:span text:style-name="CharStyle16"><text:span text:style-name="T12">(U sochy Puškina.)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Hnal ruský konvoir ma s kliatbou žeravou</text:span></text:span></text:p>
        <text:p text:style-name="P87"><text:span text:style-name="CharStyle11"><text:span text:style-name="T12">ta, kde sa za noci svod neba netrblieta,</text:span></text:span></text:p>
        <text:p text:style-name="P87"><text:span text:style-name="CharStyle11"><text:span text:style-name="T12">lež rieky železa tečúce rudo svie</text:span></text:span><text:span text:style-name="CharStyle11"><text:span text:style-name="T1">ť</text:span></text:span><text:span text:style-name="CharStyle11"><text:span text:style-name="T12">a</text:span></text:span></text:p>
        <text:p text:style-name="P87"><text:span text:style-name="CharStyle11"><text:span text:style-name="T12">nad chrbtom skriveným, sklonenou nad hlavou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Nemohol zastať som u sochy kamennej,</text:span></text:span></text:p>
        <text:p text:style-name="P87"><text:span text:style-name="CharStyle11"><text:span text:style-name="T12">nemohol pozreť sa do Tvojej známej tvári,</text:span></text:span></text:p>
        <text:p text:style-name="P87"><text:span text:style-name="CharStyle11"><text:span text:style-name="T12">len </text:span></text:span><text:span text:style-name="CharStyle11"><text:span text:style-name="T2">s</text:span></text:span><text:span text:style-name="CharStyle11"><text:span text:style-name="T12">tich Tvoj zamžikol tak slávny, ako starý</text:span></text:span></text:p>
        <text:p text:style-name="P87"><text:span text:style-name="CharStyle11"><text:span text:style-name="T12">a pustil ľadu kus do duše studenej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Tá Tvoja veliká a krásna Rossija</text:span></text:span></text:p>
        <text:p text:style-name="P87"><text:span text:style-name="CharStyle11"><text:span text:style-name="T12">nemôže rozkázať už svojmu konvoiru,</text:span></text:span></text:p>
        <text:p text:style-name="P87"><text:span text:style-name="CharStyle11"><text:span text:style-name="T12">tak, ako preťala Ti hlúpa guľa lýru,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Tvoj vďačný národ Ti dnes sochu rozbíja</text:span></text:span></text:p>
        <text:p text:style-name="P87"><text:span text:style-name="CharStyle11"><text:span text:style-name="T12">i verš Tvoj rozkošný i “čuvstva dobrija”</text:span></text:span></text:p>
        <text:p text:style-name="P87"><text:span text:style-name="CharStyle11"><text:span text:style-name="T12">obracia so smiechom krvavú na satiru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Jekaterinoslav, 12. IX. 1915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50"/><text:span text:style-name="CharStyle27"><text:span text:style-name="T12">Nadarm</text:span></text:span><text:span text:style-name="CharStyle27"><text:span text:style-name="T1">o...</text:span></text:span><text:bookmark-end text:name="bookmark50"/></text:h>
        <text:p text:style-name="P78"><text:span text:style-name="CharStyle11"><text:span text:style-name="T12"/></text:span></text:p>
        <text:p text:style-name="P87"><text:span text:style-name="CharStyle11"><text:span text:style-name="T12">Nadarmo volám v diaľ, raz nieto ozveny</text:span></text:span></text:p>
        <text:p text:style-name="P87"><text:span text:style-name="CharStyle11"><text:span text:style-name="T12">za poľom ďalekým, za horou brezovou.</text:span></text:span></text:p>
        <text:p text:style-name="P87"><text:span text:style-name="CharStyle11"><text:span text:style-name="T12">A rád, tak rád by som už počul so pár slov,</text:span></text:span></text:p>
        <text:p text:style-name="P87"><text:span text:style-name="CharStyle11"><text:span text:style-name="T12">z tých, ktoré rinuly sa ti s rtov v nadšení.</text:span></text:span></text:p>
        <text:p text:style-name="P79"><text:span text:style-name="CharStyle11"><text:span text:style-name="T12"/></text:span></text:p>
        <text:p text:style-name="P87"><text:span text:style-name="CharStyle11"><text:span text:style-name="T12">Nadarmo píšem list za listom iskrenný,</text:span></text:span></text:p>
        <text:p text:style-name="P87"><text:span text:style-name="CharStyle11"><text:span text:style-name="T12">v ňom tisíc pobozkov a tisíc pozdravov,</text:span></text:span></text:p>
        <text:p text:style-name="P87"><text:soft-page-break/><text:span text:style-name="CharStyle11"><text:span text:style-name="T12">niet odpovedi, niet a olovenosť snov</text:span></text:span></text:p>
        <text:p text:style-name="P87"><text:span text:style-name="CharStyle11"><text:span text:style-name="T12">by v život zmenily dve tvoje písmen</text:span></text:span><text:span text:style-name="CharStyle11"><text:span text:style-name="T1">y</text:span></text:span><text:span text:style-name="CharStyle11"><text:span text:style-name="T12">..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Tým väčšie nešťastie, čím menej srdce žiada,</text:span></text:span></text:p>
        <text:p text:style-name="P87"><text:span text:style-name="CharStyle11"><text:span text:style-name="T12">tým ďalej ono je, čím bližšia drzá dlaň,</text:span></text:span></text:p>
        <text:p text:style-name="P87"><text:span text:style-name="CharStyle11"><text:span text:style-name="T12">čo ako kladivo na smutnú dušu padá</text:span></text:span></text:p>
        <text:p text:style-name="P87"><text:span text:style-name="CharStyle11"><text:span text:style-name="T12">do nezacelených, rozkrvavených rán...</text:span></text:span></text:p>
        <text:p text:style-name="P79"><text:span text:style-name="CharStyle11"><text:span text:style-name="T12">Len jeden papršlek, keď sa do chyže vkráda,</text:span></text:span></text:p>
        <text:p text:style-name="P87"><text:span text:style-name="CharStyle11"><text:span text:style-name="T12">už osvieti sa hneď a veselší je pán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Tambov, 5. X. 1915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bookmark-start text:name="bookmark52"/><text:span text:style-name="CharStyle27"><text:span text:style-name="T12">V izbe chorých.</text:span></text:span><text:bookmark-end text:name="bookmark52"/></text:h>
        <text:p text:style-name="P94"><text:span text:style-name="CharStyle11"><text:span text:style-name="T12"/></text:span></text:p>
        <text:p text:style-name="P104"><text:span text:style-name="CharStyle11"><text:span text:style-name="T12">Chytila si ma, vytriasla si ma,</text:span></text:span></text:p>
        <text:p text:style-name="P104"><text:span text:style-name="CharStyle11"><text:span text:style-name="T12">vinovatého banditu,</text:span></text:span></text:p>
        <text:p text:style-name="P104"><text:span text:style-name="CharStyle11"><text:span text:style-name="T12">hodila na prič bez citu,</text:span></text:span></text:p>
        <text:p text:style-name="P104"><text:span text:style-name="CharStyle11"><text:span text:style-name="T12">sverepá, slepá sibírska zima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Oči som privrel, um sa mi zmútil,</text:span></text:span></text:p>
        <text:p text:style-name="P104"><text:span text:style-name="CharStyle11"><text:span text:style-name="T12">raz triasol sa, raz horel som</text:span></text:span></text:p>
        <text:p text:style-name="P104"><text:span text:style-name="CharStyle11"><text:span text:style-name="T12">a s Bohom dával pekným dňom,</text:span></text:span></text:p>
        <text:p text:style-name="P104"><text:span text:style-name="CharStyle11"><text:span text:style-name="T12">za ktorými som zavše smútil.</text:span></text:span></text:p>
        <text:p text:style-name="P94"><text:span text:style-name="CharStyle11"><text:span text:style-name="T12"/></text:span></text:p>
        <text:p text:style-name="P104"><text:span text:style-name="CharStyle11"><text:span text:style-name="T12">Najväčšmi srdce bolelo ma,</text:span></text:span></text:p>
        <text:p text:style-name="P104"><text:span text:style-name="CharStyle11"><text:span text:style-name="T12">v ňom ostrým nožom túžba ryla,</text:span></text:span></text:p>
        <text:p text:style-name="P104"><text:span text:style-name="CharStyle11"><text:span text:style-name="T12">že jedna biela ruka doma,</text:span></text:span></text:p>
        <text:p text:style-name="P104"><text:span text:style-name="CharStyle11"><text:span text:style-name="T12"/></text:span></text:p>
        <text:p text:style-name="P104"><text:span text:style-name="CharStyle11"><text:span text:style-name="T12">čo by ma našla medzi sto</text:span></text:span><text:span text:style-name="CharStyle11"><text:span text:style-name="T2">m</text:span></text:span><text:span text:style-name="CharStyle11"><text:span text:style-name="T12">a,</text:span></text:span></text:p>
        <text:p text:style-name="P104"><text:span text:style-name="CharStyle11"><text:span text:style-name="T12">na nohy opäť postavila</text:span></text:span></text:p>
        <text:p text:style-name="P104"><text:span text:style-name="CharStyle11"><text:span text:style-name="T12">a domov, domov zachytila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Berezovka, 12. XII. 1915.</text:span></text:span></text:p>
        <text:p text:style-name="P8"><text:soft-page-break/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54"/><text:span text:style-name="CharStyle27"><text:span text:style-name="T12">Dohviezd</text:span></text:span><text:span text:style-name="CharStyle27"><text:span text:style-name="T1">n</text:span></text:span><text:span text:style-name="CharStyle27"><text:span text:style-name="T12">y večer.</text:span></text:span><text:bookmark-end text:name="bookmark54"/></text:h>
        <text:p text:style-name="P78"><text:span text:style-name="CharStyle11"><text:span text:style-name="T12"/></text:span></text:p>
        <text:p text:style-name="P87"><text:span text:style-name="CharStyle11"><text:span text:style-name="T12">Chrám porúcaný, sosňaté zvony.</text:span></text:span></text:p>
        <text:p text:style-name="P87"><text:span text:style-name="CharStyle11"><text:span text:style-name="T12">Zakrkla v pekle božia daň.</text:span></text:span></text:p>
        <text:p text:style-name="P79"><text:span text:style-name="CharStyle11"><text:span text:style-name="T12">Tma, púšť. Vyhnatý z neba Pán,</text:span></text:span></text:p>
        <text:p text:style-name="P87"><text:span text:style-name="CharStyle11"><text:span text:style-name="T12">almužny chladným svetom honí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Stolíky prázdne. Na večeru</text:span></text:span></text:p>
        <text:p text:style-name="P87"><text:span text:style-name="CharStyle11"><text:span text:style-name="T12">zostala voda solená,</text:span></text:span></text:p>
        <text:p text:style-name="P87"><text:span text:style-name="CharStyle11"><text:span text:style-name="T12">päsť rozdala ju studená,</text:span></text:span></text:p>
        <text:p text:style-name="P87"><text:span text:style-name="CharStyle11"><text:span text:style-name="T12">na príklad lásky, na znak mieru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Či horí v svetle rodný dom,</text:span></text:span></text:p>
        <text:p text:style-name="P87"><text:span text:style-name="CharStyle11"><text:span text:style-name="T12">či sadla k stolu drahá matka,</text:span></text:span></text:p>
        <text:p text:style-name="P87"><text:span text:style-name="CharStyle11"><text:span text:style-name="T12">ku ktorej niekdy sedal som,</text:span></text:span></text:p>
        <text:p text:style-name="P87"><text:span text:style-name="CharStyle11"><text:span text:style-name="T12"/></text:span></text:p>
        <text:p text:style-name="P87"><text:span text:style-name="CharStyle11"><text:span text:style-name="T12">či modlitba už bola krátka,</text:span></text:span></text:p>
        <text:p text:style-name="P87"><text:span text:style-name="CharStyle11"><text:span text:style-name="T12">či zdvihli zlaté hriato k rtom,</text:span></text:span></text:p>
        <text:p text:style-name="P87"><text:span text:style-name="CharStyle11"><text:span text:style-name="T12">spomneli tých, čo sú bez sviatka?</text:span></text:span></text:p>
        <text:p text:style-name="P12"><text:span text:style-name="CharStyle25"><text:span text:style-name="T12"/></text:span></text:p>
        <text:p text:style-name="P13"><text:span text:style-name="CharStyle25"><text:span text:style-name="T12">Berezovka (Zabajkal), 24. XII. 1915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bookmark-start text:name="bookmark56"/><text:span text:style-name="CharStyle27"><text:span text:style-name="T12">Sibírska noc.</text:span></text:span><text:bookmark-end text:name="bookmark56"/></text:h>
        <text:p text:style-name="P78"><text:span text:style-name="CharStyle11"><text:span text:style-name="T12"/></text:span></text:p>
        <text:p text:style-name="P87"><text:span text:style-name="CharStyle11"><text:span text:style-name="T12">Hustou tmou je dusná chyža plná.</text:span></text:span></text:p>
        <text:p text:style-name="P87"><text:span text:style-name="CharStyle11"><text:span text:style-name="T12">V hrubom ľade okna, sťa na svite,</text:span></text:span></text:p>
        <text:p text:style-name="P87"><text:span text:style-name="CharStyle11"><text:span text:style-name="T12">belie sa a stojí zanovit</text:span></text:span><text:span text:style-name="CharStyle11"><text:span text:style-name="T13">e</text:span></text:span></text:p>
        <text:p text:style-name="P87"><text:span text:style-name="CharStyle11"><text:span text:style-name="T12">sibírska noc snehová a lunná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Ráno ešte spí za holým vŕškom.</text:span></text:span></text:p>
        <text:p text:style-name="P87"><text:span text:style-name="CharStyle11"><text:span text:style-name="T12">Privreté sú jeho mihalnice,</text:span></text:span></text:p>
        <text:p text:style-name="P87"><text:soft-page-break/><text:span text:style-name="CharStyle11"><text:span text:style-name="T12">priložené svieže, bledé líce</text:span></text:span></text:p>
        <text:p text:style-name="P87"><text:span text:style-name="CharStyle11"><text:span text:style-name="T12">o perinu tam na svahu klzkom.</text:span></text:span></text:p>
        <text:p text:style-name="P78"><text:span text:style-name="CharStyle11"><text:span text:style-name="T12"/></text:span></text:p>
        <text:p text:style-name="P87"><text:span text:style-name="CharStyle11"><text:span text:style-name="T12">Pod kepeňom čínskym učupený</text:span></text:span></text:p>
        <text:p text:style-name="P87"><text:span text:style-name="CharStyle11"><text:span text:style-name="T12">čakám oceľový pohľad rána,</text:span></text:span></text:p>
        <text:p text:style-name="P87"><text:span text:style-name="CharStyle11"><text:span text:style-name="T12">pred ktorým noc beží naľakaná,</text:span></text:span></text:p>
        <text:p text:style-name="P87"><text:span text:style-name="CharStyle11"><text:span text:style-name="T12"/></text:span></text:p>
        <text:p text:style-name="P87"><text:span text:style-name="CharStyle11"><text:span text:style-name="T12">bledne mesiac strachom predesený,</text:span></text:span></text:p>
        <text:p text:style-name="P87"><text:span text:style-name="CharStyle11"><text:span text:style-name="T12">ešte hlbšie sklonia hlavy plienni</text:span></text:span></text:p>
        <text:p text:style-name="P87"><text:span text:style-name="CharStyle11"><text:span text:style-name="T12">a odkuľhá nádej oklamaná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Berezovka, 4. II. 1916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bookmark-start text:name="bookmark58"/><text:span text:style-name="CharStyle27"><text:span text:style-name="T12">Dážď jarný</text:span></text:span><text:span text:style-name="CharStyle27"><text:span text:style-name="T1">...</text:span></text:span><text:bookmark-end text:name="bookmark58"/></text:h>
        <text:p text:style-name="P78"><text:span text:style-name="CharStyle11"><text:span text:style-name="T12"/></text:span></text:p>
        <text:p text:style-name="P88"><text:span text:style-name="CharStyle11"><text:span text:style-name="T12">Dážď jarný, padaj len. Ty sm</text:span></text:span><text:span text:style-name="CharStyle11"><text:span text:style-name="T1">yje</text:span></text:span><text:span text:style-name="CharStyle11"><text:span text:style-name="T12">š tvrdé kôry.</text:span></text:span></text:p>
        <text:p text:style-name="P88"><text:span text:style-name="CharStyle11"><text:span text:style-name="T12">Budeme objímať zem v mäkkej pažiti.</text:span></text:span></text:p>
        <text:p text:style-name="P80"><text:span text:style-name="CharStyle11"><text:span text:style-name="T12">Len pada</text:span></text:span><text:span text:style-name="CharStyle11"><text:span text:style-name="T1">j</text:span></text:span><text:span text:style-name="CharStyle11"><text:span text:style-name="T12">! Vyženieš pisk vetra z čiernej hory</text:span></text:span></text:p>
        <text:p text:style-name="P88"><text:span text:style-name="CharStyle11"><text:span text:style-name="T12">a zaštebocú nám v nej vtáci ukrytí.</text:span></text:span></text:p>
        <text:p text:style-name="P78"><text:span text:style-name="CharStyle11"><text:span text:style-name="T12"/></text:span></text:p>
        <text:p text:style-name="P88"><text:span text:style-name="CharStyle11"><text:span text:style-name="T12">Duj, jarný vietor, du</text:span></text:span><text:span text:style-name="CharStyle11"><text:span text:style-name="T1">j</text:span></text:span><text:span text:style-name="CharStyle11"><text:span text:style-name="T12">! Ty osušíš nám cesty</text:span></text:span></text:p>
        <text:p text:style-name="P88"><text:span text:style-name="CharStyle11"><text:span text:style-name="T12">ku riečkam slobodným, k rozzeleneným krom.</text:span></text:span></text:p>
        <text:p text:style-name="P88"><text:span text:style-name="CharStyle11"><text:span text:style-name="T12">Duj, du</text:span></text:span><text:span text:style-name="CharStyle11"><text:span text:style-name="T1">j</text:span></text:span><text:span text:style-name="CharStyle11"><text:span text:style-name="T12">! My spravíme si píšťa</text:span></text:span><text:span text:style-name="CharStyle11"><text:span text:style-name="T14">ľ</text:span></text:span><text:span text:style-name="CharStyle11"><text:span text:style-name="T12"> z ratolesti</text:span></text:span></text:p>
        <text:p text:style-name="P88"><text:span text:style-name="CharStyle11"><text:span text:style-name="T12">vráz, zanôtime si so šedým škovránkom.</text:span></text:span></text:p>
        <text:p text:style-name="P78"><text:span text:style-name="CharStyle11"><text:span text:style-name="T12"/></text:span></text:p>
        <text:p text:style-name="P88"><text:span text:style-name="CharStyle11"><text:span text:style-name="T12">Svieť, slnce, svieť len, svieť. Nech tvoje drahé lúče</text:span></text:span></text:p>
        <text:p text:style-name="P88"><text:span text:style-name="CharStyle11"><text:span text:style-name="T12">osvieťa konečne a rozohrejú svet,</text:span></text:span></text:p>
        <text:p text:style-name="P88"><text:span text:style-name="CharStyle11"><text:span text:style-name="T12">v topenom zlate ich nech dotkne sa rtu ret,</text:span></text:span></text:p>
        <text:p text:style-name="P88"><text:span text:style-name="CharStyle11"><text:span text:style-name="T12">pohľady pohľadu i ruky milujúc</text:span></text:span><text:span text:style-name="CharStyle11"><text:span text:style-name="T1">e</text:span></text:span><text:span text:style-name="CharStyle11"><text:span text:style-name="T12">;</text:span></text:span></text:p>
        <text:p text:style-name="P80"><text:span text:style-name="CharStyle11"><text:span text:style-name="T12">nech láska zrodí sa a ako z hrudy kvet</text:span></text:span></text:p>
        <text:p text:style-name="P88"><text:span text:style-name="CharStyle11"><text:span text:style-name="T12">vyrastie, rozrastie, naplní srdcia vrúc</text:span></text:span><text:span text:style-name="CharStyle11"><text:span text:style-name="T1">e</text:span></text:span><text:span text:style-name="CharStyle11"><text:span text:style-name="T12">!</text:span></text:span></text:p>
        <text:p text:style-name="P8"><text:span text:style-name="CharStyle25"><text:span text:style-name="T12"/></text:span></text:p>
        <text:p text:style-name="P9"><text:span text:style-name="CharStyle25"><text:span text:style-name="T12">Voronež, 2. IV. 1916.</text:span></text:span></text:p>
        <text:p text:style-name="P8"><text:soft-page-break/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span text:style-name="CharStyle27"><text:span text:style-name="T3">Č</text:span></text:span><text:bookmark-start text:name="bookmark60"/><text:span text:style-name="CharStyle27"><text:span text:style-name="T12">o robíš</text:span></text:span><text:span text:style-name="CharStyle27"><text:span text:style-name="T1">?...</text:span></text:span><text:bookmark-end text:name="bookmark60"/></text:h>
        <text:p text:style-name="P78"><text:span text:style-name="CharStyle11"><text:span text:style-name="T12"/></text:span></text:p>
        <text:p text:style-name="P86"><text:span text:style-name="CharStyle11"><text:span text:style-name="T12">Čo robíš? Otázkou je ustavične mojou.</text:span></text:span></text:p>
        <text:p text:style-name="P78"><text:span text:style-name="CharStyle11"><text:span text:style-name="T12">Či hľadíš, ako ja, do mrku oblokom?</text:span></text:span></text:p>
        <text:p text:style-name="P80"><text:span text:style-name="CharStyle11"><text:span text:style-name="T12">Či vidíš, ako ja, za reťazami bojov</text:span></text:span></text:p>
        <text:p text:style-name="P88"><text:span text:style-name="CharStyle11"><text:span text:style-name="T12">stáť lásku u okna, vo smútku hlbokom?</text:span></text:span></text:p>
        <text:p text:style-name="P78"><text:span text:style-name="CharStyle11"><text:span text:style-name="T12"/></text:span></text:p>
        <text:p text:style-name="P88"><text:span text:style-name="CharStyle11"><text:span text:style-name="T12">Či cítiš, ako ja, že životom by platil,</text:span></text:span></text:p>
        <text:p text:style-name="P88"><text:span text:style-name="CharStyle11"><text:span text:style-name="T12">môcť priblížiť sa k nej, šat zdriapať zármutku,</text:span></text:span></text:p>
        <text:p text:style-name="P88"><text:span text:style-name="CharStyle11"><text:span text:style-name="T12">keby ju v ramená rozradostnenú schvátil</text:span></text:span></text:p>
        <text:p text:style-name="P88"><text:span text:style-name="CharStyle11"><text:span text:style-name="T12">a držal v náručí, čo len na minútku?</text:span></text:span></text:p>
        <text:p text:style-name="P78"><text:span text:style-name="CharStyle11"><text:span text:style-name="T12"/></text:span></text:p>
        <text:p text:style-name="P88"><text:span text:style-name="CharStyle11"><text:span text:style-name="T12">Ja vidí</text:span></text:span><text:span text:style-name="CharStyle11"><text:span text:style-name="T1">m</text:span></text:span><text:span text:style-name="CharStyle11"><text:span text:style-name="T12">: s úprimný</text:span></text:span><text:span text:style-name="CharStyle11"><text:span text:style-name="T14">m</text:span></text:span><text:span text:style-name="CharStyle11"><text:span text:style-name="T12"> ty vravíš hlavy sklono</text:span></text:span><text:span text:style-name="CharStyle11"><text:span text:style-name="T1">m</text:span></text:span><text:span text:style-name="CharStyle11"><text:span text:style-name="T12">:</text:span></text:span></text:p>
        <text:p text:style-name="P88"><text:span text:style-name="CharStyle11"><text:span text:style-name="T12">Veď koľko zalkne sa bez svetla životov.</text:span></text:span></text:p>
        <text:p text:style-name="P80"><text:span text:style-name="CharStyle11"><text:span text:style-name="T12">A šťastia okamih! Jak ľahko mreť je po ňom,</text:span></text:span></text:p>
        <text:p text:style-name="P88"><text:span text:style-name="CharStyle11"><text:span text:style-name="T12">a ešte ležať tam za známym malým domom,</text:span></text:span></text:p>
        <text:p text:style-name="P88"><text:span text:style-name="CharStyle11"><text:span text:style-name="T12">kam láska prišla by so svojou teplotou,</text:span></text:span></text:p>
        <text:p text:style-name="P88"><text:span text:style-name="CharStyle11"><text:span text:style-name="T12">so slzou horúcou, so svojím drahým stonom!</text:span></text:span></text:p>
        <text:p text:style-name="P8"><text:span text:style-name="CharStyle25"><text:span text:style-name="T12"/></text:span></text:p>
        <text:p text:style-name="P9"><text:span text:style-name="CharStyle25"><text:span text:style-name="T12">Voronež, 14. IV. 1916.</text:span></text:span></text:p>
        <text:p text:style-name="P14"><text:span text:style-name="CharStyle37"><text:span text:style-name="T12"/></text:span></text:p>
        <text:p text:style-name="P17"><text:span text:style-name="CharStyle37"><text:span text:style-name="T12"/></text:span></text:p>
        <text:p text:style-name="P17"><text:span text:style-name="CharStyle37"><text:span text:style-name="T12">Za papi</text:span></text:span><text:span text:style-name="CharStyle37"><text:span text:style-name="T14">r</text:span></text:span><text:span text:style-name="CharStyle37"><text:span text:style-name="T12">osou papirosk</text:span></text:span><text:span text:style-name="CharStyle37"><text:span text:style-name="T1">u...</text:span></text:span></text:p>
        <text:p text:style-name="P15"><text:span text:style-name="CharStyle37"><text:span text:style-name="T12"/></text:span></text:p>
        <text:p text:style-name="P18"><text:span text:style-name="CharStyle38"><text:span text:style-name="T12">Za papirosou papirosku</text:span></text:span></text:p>
        <text:p text:style-name="P18"><text:span text:style-name="CharStyle38"><text:span text:style-name="T12">zapaľujem a fúkam dym</text:span></text:span></text:p>
        <text:p text:style-name="P18"><text:span text:style-name="CharStyle38"><text:span text:style-name="T12">v ústrety lúčom slnečným,</text:span></text:span></text:p>
        <text:p text:style-name="P18"><text:span text:style-name="CharStyle38"><text:span text:style-name="T12">čo cez obed sem hľadia trošku.</text:span></text:span></text:p>
        <text:p text:style-name="P18"><text:span text:style-name="CharStyle37"><text:span text:style-name="T1"/></text:span></text:p>
        <text:p text:style-name="P18"><text:span text:style-name="CharStyle38"><text:span text:style-name="T12">Jak sa on vlní v páse ich,</text:span></text:span></text:p>
        <text:p text:style-name="P18"><text:span text:style-name="CharStyle38"><text:span text:style-name="T12">do zlata šedosť neba dáva</text:span></text:span></text:p>
        <text:p text:style-name="P18"><text:span text:style-name="CharStyle38"><text:span text:style-name="T12">a v kúsku toho neba pláva</text:span></text:span></text:p>
        <text:p text:style-name="P18"><text:soft-page-break/><text:span text:style-name="CharStyle38"><text:span text:style-name="T12">milión práškov strieborných.</text:span></text:span></text:p>
        <text:p text:style-name="P21"/>
        <text:p text:style-name="P113"><text:span text:style-name="CharStyle11"><text:span text:style-name="T12">Obrážtek z ďalekého kraja</text:span></text:span></text:p>
        <text:p text:style-name="P114"><text:span text:style-name="CharStyle11"><text:span text:style-name="T12">sa kresl</text:span></text:span><text:span text:style-name="CharStyle11"><text:span text:style-name="T1">í</text:span></text:span><text:span text:style-name="CharStyle11"><text:span text:style-name="T12"> v úzky, svetlý rám,</text:span></text:span></text:p>
        <text:p text:style-name="P114"><text:span text:style-name="CharStyle11"><text:span text:style-name="T12">načrtané sú chvíľky tam,</text:span></text:span></text:p>
        <text:p text:style-name="P114"><text:span text:style-name="CharStyle11"><text:span text:style-name="T12">jak na kanapke sedia dvaja</text:span></text:span></text:p>
        <text:p text:style-name="P114"><text:span text:style-name="CharStyle11"><text:span text:style-name="T12">a fúkajú dym, ako aj ja,</text:span></text:span></text:p>
        <text:p text:style-name="P114"><text:span text:style-name="CharStyle11"><text:span text:style-name="T12">si navzájom — do obličaja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Voronež, 17. IV. 1916.</text:span></text:span></text:p>
        <text:h text:style-name="P23" text:outline-level="3"><text:span text:style-name="CharStyle27"><text:span text:style-name="T12"/></text:span></text:h>
        <text:h text:style-name="P71" text:outline-level="3"><text:span text:style-name="CharStyle27"><text:span text:style-name="T12"/></text:span></text:h>
        <text:h text:style-name="P71" text:outline-level="3"><text:bookmark-start text:name="bookmark62"/><text:span text:style-name="CharStyle27"><text:span text:style-name="T12">Ruská vesna.</text:span></text:span><text:bookmark-end text:name="bookmark62"/></text:h>
        <text:p text:style-name="P78"><text:span text:style-name="CharStyle11"><text:span text:style-name="T12"/></text:span></text:p>
        <text:p text:style-name="P88"><text:span text:style-name="CharStyle11"><text:span text:style-name="T12">O ruskej vesne nie, neb</text:span></text:span><text:span text:style-name="CharStyle11"><text:span text:style-name="T1">á</text:span></text:span><text:span text:style-name="CharStyle11"><text:span text:style-name="T12">sni, že</text:span></text:span></text:p>
        <text:p text:style-name="P88"><text:span text:style-name="CharStyle11"><text:span text:style-name="T12">je tu už, milostivý pán.</text:span></text:span></text:p>
        <text:p text:style-name="P80"><text:span text:style-name="CharStyle11"><text:span text:style-name="T12">Otvor si okno dokorán,</text:span></text:span></text:p>
        <text:p text:style-name="P88"><text:span text:style-name="CharStyle11"><text:span text:style-name="T12">pozri na jaro, čo vidíš z chyže:</text:span></text:span></text:p>
        <text:p text:style-name="P78"><text:span text:style-name="CharStyle11"><text:span text:style-name="T12"/></text:span></text:p>
        <text:p text:style-name="P88"><text:span text:style-name="CharStyle11"><text:span text:style-name="T12">Komíny, okná, strechy a kríže,</text:span></text:span></text:p>
        <text:p text:style-name="P88"><text:span text:style-name="CharStyle11"><text:span text:style-name="T12">po stromoch čierne hniezda vrán,</text:span></text:span></text:p>
        <text:p text:style-name="P88"><text:span text:style-name="CharStyle11"><text:span text:style-name="T12">chodníky, cesty hmla sivá líže</text:span></text:span></text:p>
        <text:p text:style-name="P88"><text:span text:style-name="CharStyle11"><text:span text:style-name="T12">za ťažko budiacich sa rán.</text:span></text:span></text:p>
        <text:p text:style-name="P78"><text:span text:style-name="CharStyle11"><text:span text:style-name="T12"/></text:span></text:p>
        <text:p text:style-name="P88"><text:span text:style-name="CharStyle11"><text:span text:style-name="T12">Tam na “Dvorianskej” čapice, šuby,</text:span></text:span></text:p>
        <text:p text:style-name="P88"><text:span text:style-name="CharStyle11"><text:span text:style-name="T12">kaločne, čižmy, snehu kúr...</text:span></text:span></text:p>
        <text:p text:style-name="P78"><text:span text:style-name="CharStyle11"><text:span text:style-name="T12">Ba, predsa zima zlámala zuby:</text:span></text:span></text:p>
        <text:p text:style-name="P78"><text:span text:style-name="CharStyle11"><text:span text:style-name="T12"/></text:span></text:p>
        <text:p text:style-name="P88"><text:span text:style-name="CharStyle11"><text:span text:style-name="T12">v priehľadných punčoškách — ažúr,</text:span></text:span></text:p>
        <text:p text:style-name="P88"><text:span text:style-name="CharStyle11"><text:span text:style-name="T12">v črievičkách ľahkých, ako ich sľuby</text:span></text:span></text:p>
        <text:p text:style-name="P88"><text:span text:style-name="CharStyle11"><text:span text:style-name="T12">a tenkých sukňách — zvesti búr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Voronež,</text:span></text:span><text:span text:style-name="CharStyle25"><text:span text:style-name="T1"> </text:span></text:span><text:span text:style-name="CharStyle25"><text:span text:style-name="T12">18. IV. 1916.</text:span></text:span></text:p>
        <text:h text:style-name="P23" text:outline-level="3"><text:span text:style-name="CharStyle27"><text:span text:style-name="T12"/></text:span></text:h>
        <text:h text:style-name="P71" text:outline-level="3"><text:soft-page-break/><text:span text:style-name="CharStyle27"><text:span text:style-name="T12"/></text:span></text:h>
        <text:h text:style-name="P71" text:outline-level="3"><text:bookmark-start text:name="bookmark64"/><text:span text:style-name="CharStyle27"><text:span text:style-name="T12">Nenahradí m</text:span></text:span><text:span text:style-name="CharStyle27"><text:span text:style-name="T1">i...</text:span></text:span><text:bookmark-end text:name="bookmark64"/></text:h>
        <text:p text:style-name="P78"><text:span text:style-name="CharStyle11"><text:span text:style-name="T12"/></text:span></text:p>
        <text:p text:style-name="P88"><text:span text:style-name="CharStyle11"><text:span text:style-name="T12">Nenahradí mi krás</text:span></text:span><text:span text:style-name="CharStyle11"><text:span text:style-name="T1">u</text:span></text:span><text:span text:style-name="CharStyle11"><text:span text:style-name="T12"> vesny</text:span></text:span></text:p>
        <text:p text:style-name="P88"><text:span text:style-name="CharStyle11"><text:span text:style-name="T12">len neba kus a slnka </text:span></text:span><text:span text:style-name="CharStyle11"><text:span text:style-name="T1">ja</text:span></text:span><text:span text:style-name="CharStyle11"><text:span text:style-name="T12">s,</text:span></text:span></text:p>
        <text:p text:style-name="P88"><text:span text:style-name="CharStyle11"><text:span text:style-name="T12">čo za deň dlhý pozre raz</text:span></text:span></text:p>
        <text:p text:style-name="P88"><text:span text:style-name="CharStyle11"><text:span text:style-name="T12">do izbice cez oblok tesný.</text:span></text:span></text:p>
        <text:p text:style-name="P78"><text:span text:style-name="CharStyle11"><text:span text:style-name="T12"/></text:span></text:p>
        <text:p text:style-name="P88"><text:span text:style-name="CharStyle11"><text:span text:style-name="T12">Nevidím stužky stezkov lesmi,</text:span></text:span></text:p>
        <text:p text:style-name="P88"><text:span text:style-name="CharStyle11"><text:span text:style-name="T12">ni hustej hory tmavý pás,</text:span></text:span></text:p>
        <text:p text:style-name="P88"><text:span text:style-name="CharStyle11"><text:span text:style-name="T12">ni pažiťou zarastlý laz,</text:span></text:span></text:p>
        <text:p text:style-name="P88"><text:span text:style-name="CharStyle11"><text:span text:style-name="T12">ni škovránka, čo plesá v piesni.</text:span></text:span></text:p>
        <text:p text:style-name="P78"><text:span text:style-name="CharStyle11"><text:span text:style-name="T12"/></text:span></text:p>
        <text:p text:style-name="P88"><text:span text:style-name="CharStyle11"><text:span text:style-name="T12">Nevychádzam ti v ústrety.</text:span></text:span></text:p>
        <text:p text:style-name="P88"><text:span text:style-name="CharStyle11"><text:span text:style-name="T12">A ako niekdy niesla si mi,</text:span></text:span></text:p>
        <text:p text:style-name="P88"><text:span text:style-name="CharStyle11"><text:span text:style-name="T12">neprinesieš mi bukréty</text:span></text:span></text:p>
        <text:p text:style-name="P88"><text:span text:style-name="CharStyle11"><text:span text:style-name="T12">sem s fialkami voňavými,</text:span></text:span></text:p>
        <text:p text:style-name="P88"><text:span text:style-name="CharStyle11"><text:span text:style-name="T12">neo</text:span></text:span><text:span text:style-name="CharStyle11"><text:span text:style-name="T1">bjím</text:span></text:span><text:span text:style-name="CharStyle11"><text:span text:style-name="T12">em ťa v zápätí,</text:span></text:span></text:p>
        <text:p text:style-name="P88"><text:span text:style-name="CharStyle11"><text:span text:style-name="T12">čo ozdobila si ma nim</text:span></text:span><text:span text:style-name="CharStyle11"><text:span text:style-name="T1">i</text:span></text:span><text:span text:style-name="CharStyle11"><text:span text:style-name="T12">..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Voronež, 23. IV. 1916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bookmark-start text:name="bookmark66"/><text:span text:style-name="CharStyle27"><text:span text:style-name="T12">V máji.</text:span></text:span><text:bookmark-end text:name="bookmark66"/></text:h>
        <text:p text:style-name="P94"><text:span text:style-name="CharStyle11"><text:span text:style-name="T12"/></text:span></text:p>
        <text:p text:style-name="P103"><text:span text:style-name="CharStyle11"><text:span text:style-name="T12">Zasvietil mesiac v malý sad.</text:span></text:span></text:p>
        <text:p text:style-name="P94"><text:span text:style-name="CharStyle11"><text:span text:style-name="T12">Jablone kvitnú, bazica vonia.</text:span></text:span></text:p>
        <text:p text:style-name="P96"><text:span text:style-name="CharStyle11"><text:span text:style-name="T12">Na chodník smutné vŕby sa klonia,</text:span></text:span></text:p>
        <text:p text:style-name="P105"><text:span text:style-name="CharStyle11"><text:span text:style-name="T12">trasie sa tieňov tmavý šat</text:span></text:span></text:p>
        <text:p text:style-name="P94"><text:span text:style-name="CharStyle11"><text:span text:style-name="T12"/></text:span></text:p>
        <text:p text:style-name="P105"><text:span text:style-name="CharStyle11"><text:span text:style-name="T12">na mäkkej, vábn</text:span></text:span><text:span text:style-name="CharStyle11"><text:span text:style-name="T1">ej</text:span></text:span><text:span text:style-name="CharStyle11"><text:span text:style-name="T12"> pažiti,</text:span></text:span></text:p>
        <text:p text:style-name="P105"><text:span text:style-name="CharStyle11"><text:span text:style-name="T12">čo v mladých listoch noc tichá zvanie.</text:span></text:span></text:p>
        <text:p text:style-name="P105"><text:span text:style-name="CharStyle11"><text:span text:style-name="T12">Pri tomto nie je na zaplakanie</text:span></text:span></text:p>
        <text:p text:style-name="P105"><text:span text:style-name="CharStyle11"><text:span text:style-name="T12">len tomu, kto už necíti,</text:span></text:span></text:p>
        <text:p text:style-name="P94"><text:soft-page-break/><text:span text:style-name="CharStyle11"><text:span text:style-name="T12"/></text:span></text:p>
        <text:p text:style-name="P105"><text:span text:style-name="CharStyle11"><text:span text:style-name="T12">za chvíľami, čo minul</text:span></text:span><text:span text:style-name="CharStyle11"><text:span text:style-name="T3">y</text:span></text:span><text:span text:style-name="CharStyle11"><text:span text:style-name="T12">,</text:span></text:span></text:p>
        <text:p text:style-name="P105"><text:span text:style-name="CharStyle11"><text:span text:style-name="T12">keď drahé ústa ku tvojej perne</text:span></text:span></text:p>
        <text:p text:style-name="P105"><text:span text:style-name="CharStyle11"><text:span text:style-name="T12">v pobozku nežnom prilnuly,</text:span></text:span></text:p>
        <text:p text:style-name="P94"><text:span text:style-name="CharStyle11"><text:span text:style-name="T12"/></text:span></text:p>
        <text:p text:style-name="P105"><text:span text:style-name="CharStyle11"><text:span text:style-name="T12">že sa nik k tebe netúli,</text:span></text:span></text:p>
        <text:p text:style-name="P105"><text:span text:style-name="CharStyle11"><text:span text:style-name="T12">že slzy blaha tiché a mierne</text:span></text:span></text:p>
        <text:p text:style-name="P105"><text:span text:style-name="CharStyle11"><text:span text:style-name="T12">už dávno, dávno skanuly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Voronež, 17. V. 1916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68"/><text:span text:style-name="CharStyle27"><text:span text:style-name="T12">Už polnoc</text:span></text:span><text:span text:style-name="CharStyle27"><text:span text:style-name="T1">...</text:span></text:span><text:bookmark-end text:name="bookmark68"/></text:h>
        <text:p text:style-name="P78"><text:span text:style-name="CharStyle11"><text:span text:style-name="T12"/></text:span></text:p>
        <text:p text:style-name="P88"><text:span text:style-name="CharStyle11"><text:span text:style-name="T12">Už polnoc minula. Z rozševelených stromov</text:span></text:span></text:p>
        <text:p text:style-name="P88"><text:span text:style-name="CharStyle11"><text:span text:style-name="T12">na hlavu sypú sa mi kvety, ako s</text:span></text:span><text:span text:style-name="CharStyle11"><text:span text:style-name="T1">ň</text:span></text:span><text:span text:style-name="CharStyle11"><text:span text:style-name="T12">ah.</text:span></text:span></text:p>
        <text:p text:style-name="P80"><text:span text:style-name="CharStyle11"><text:span text:style-name="T12">Agáty voňajú a kĺžu sa s ich tôňou</text:span></text:span></text:p>
        <text:p text:style-name="P88"><text:span text:style-name="CharStyle11"><text:span text:style-name="T12">ku lune zamrevšej vo Dniepra ramenách,</text:span></text:span></text:p>
        <text:p text:style-name="P88"><text:span text:style-name="CharStyle11"><text:span text:style-name="T12">akoby žiarliv</text:span></text:span><text:span text:style-name="CharStyle11"><text:span text:style-name="T3">e</text:span></text:span><text:span text:style-name="CharStyle11"><text:span text:style-name="T12"> ju zaháňaly domov.</text:span></text:span></text:p>
        <text:p text:style-name="P80"><text:span text:style-name="CharStyle11"><text:span text:style-name="T12">V les cesta uteká, tam mizne v jeho tmách.</text:span></text:span></text:p>
        <text:p text:style-name="P88"><text:span text:style-name="CharStyle11"><text:span text:style-name="T12">Van vetra sleduje ju šeptom nežných stonov</text:span></text:span></text:p>
        <text:p text:style-name="P88"><text:span text:style-name="CharStyle11"><text:span text:style-name="T12">až ta, kde bozkáva svod neba zeme prach.</text:span></text:span></text:p>
        <text:p text:style-name="P78"><text:span text:style-name="CharStyle11"><text:span text:style-name="T12"/></text:span></text:p>
        <text:p text:style-name="P88"><text:span text:style-name="CharStyle11"><text:span text:style-name="T12">Tak všetko schádza sa a ľúbi v rozochvení</text:span></text:span></text:p>
        <text:p text:style-name="P88"><text:span text:style-name="CharStyle11"><text:span text:style-name="T12">v tej noci rozkošnej pri plnom súzvuku,</text:span></text:span></text:p>
        <text:p text:style-name="P88"><text:span text:style-name="CharStyle11"><text:span text:style-name="T12">len človek môže byť tak bô</text:span></text:span><text:span text:style-name="CharStyle11"><text:span text:style-name="T1">ľ</text:span></text:span><text:span text:style-name="CharStyle11"><text:span text:style-name="T12">ne opustený,</text:span></text:span></text:p>
        <text:p text:style-name="P88"><text:span text:style-name="CharStyle11"><text:span text:style-name="T12">keď toho, koho chcel by chytiť za ruku</text:span></text:span></text:p>
        <text:p text:style-name="P88"><text:span text:style-name="CharStyle11"><text:span text:style-name="T12">a slovko povedať mu krátke, toho neni.</text:span></text:span></text:p>
        <text:p text:style-name="P88"><text:span text:style-name="CharStyle11"><text:span text:style-name="T12">Len človek môže tak preklínať rozluku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K</text:span></text:span><text:span text:style-name="CharStyle25"><text:span text:style-name="T1">ijev</text:span></text:span><text:span text:style-name="CharStyle25"><text:span text:style-name="T12">, 16. VI. 1917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span text:style-name="CharStyle27"><text:span text:style-name="T14">Č</text:span></text:span><text:bookmark-start text:name="bookmark70"/><text:span text:style-name="CharStyle27"><text:span text:style-name="T12">i n</text:span></text:span><text:bookmark-end text:name="bookmark70"/><text:span text:style-name="CharStyle27"><text:span text:style-name="T12">ikdy…</text:span></text:span><text:span text:style-name="CharStyle27"><text:span text:style-name="T1">?</text:span></text:span></text:h>
        <text:p text:style-name="P94"><text:soft-page-break/><text:span text:style-name="CharStyle11"><text:span text:style-name="T12"/></text:span></text:p>
        <text:p text:style-name="P105"><text:span text:style-name="CharStyle11"><text:span text:style-name="T12">Či nikdy konca nebude?</text:span></text:span></text:p>
        <text:p text:style-name="P105"><text:span text:style-name="CharStyle11"><text:span text:style-name="T12">Namiesto hlavy sto vyrastie</text:span></text:span></text:p>
        <text:p text:style-name="P105"><text:span text:style-name="CharStyle11"><text:span text:style-name="T12">tej blbej, rud</text:span></text:span><text:span text:style-name="CharStyle11"><text:span text:style-name="T1">ej</text:span></text:span><text:span text:style-name="CharStyle11"><text:span text:style-name="T12"> oblude,</text:span></text:span></text:p>
        <text:p text:style-name="P105"><text:span text:style-name="CharStyle11"><text:span text:style-name="T12">čo hlce životy a šťastie?</text:span></text:span></text:p>
        <text:p text:style-name="P94"><text:span text:style-name="CharStyle11"><text:span text:style-name="T12"/></text:span></text:p>
        <text:p text:style-name="P105"><text:span text:style-name="CharStyle11"><text:span text:style-name="T12">Či nie je pre ňu ešte dosť</text:span></text:span></text:p>
        <text:p text:style-name="P105"><text:span text:style-name="CharStyle11"><text:span text:style-name="T12">to, čo už dosiaľ pohltila?</text:span></text:span></text:p>
        <text:p text:style-name="P96"><text:span text:style-name="CharStyle11"><text:span text:style-name="T12">Čo prinúti ju, aká sila</text:span></text:span></text:p>
        <text:p text:style-name="P105"><text:span text:style-name="CharStyle11"><text:span text:style-name="T12">konečne raz na dlhý pôst?</text:span></text:span></text:p>
        <text:p text:style-name="P94"><text:span text:style-name="CharStyle11"><text:span text:style-name="T12"/></text:span></text:p>
        <text:p text:style-name="P105"><text:span text:style-name="CharStyle11"><text:span text:style-name="T14">Ľ</text:span></text:span><text:span text:style-name="CharStyle11"><text:span text:style-name="T12">a, Svätá Pascha na dvere</text:span></text:span></text:p>
        <text:p text:style-name="P105"><text:span text:style-name="CharStyle11"><text:span text:style-name="T12">už po druhý raz hlasne klepe</text:span></text:span></text:p>
        <text:p text:style-name="P105"><text:span text:style-name="CharStyle11"><text:span text:style-name="T12">a z</text:span></text:span><text:span text:style-name="CharStyle11"><text:span text:style-name="T14">uni</text:span></text:span><text:span text:style-name="CharStyle11"><text:span text:style-name="T12">a slová veľkolepé</text:span></text:span></text:p>
        <text:p text:style-name="P105"><text:span text:style-name="CharStyle11"><text:span text:style-name="T12">v neprelomenej dôvere:</text:span></text:span></text:p>
        <text:p text:style-name="P105"><text:span text:style-name="CharStyle11"><text:span text:style-name="T12">Otvorme naše oči slepé,</text:span></text:span></text:p>
        <text:p text:style-name="P105"><text:span text:style-name="CharStyle11"><text:span text:style-name="T12">obluda seba zožer</text:span></text:span><text:span text:style-name="CharStyle11"><text:span text:style-name="T1">e</text:span></text:span><text:span text:style-name="CharStyle11"><text:span text:style-name="T12">!</text:span></text:span></text:p>
        <text:p text:style-name="P8"><text:span text:style-name="CharStyle25"><text:span text:style-name="T12"/></text:span></text:p>
        <text:p text:style-name="P9"><text:span text:style-name="CharStyle25"><text:span text:style-name="T12">Voronež,. 21. IV. 1916.</text:span></text:span></text:p>
        <text:p text:style-name="P21"/>
        <text:p text:style-name="P8"><text:span text:style-name="CharStyle25"><text:span text:style-name="T12"/></text:span></text:p>
        <text:h text:style-name="P23" text:outline-level="3"><text:bookmark-start text:name="bookmark72"/><text:span text:style-name="CharStyle27"><text:span text:style-name="T12">Ktože sv</text:span></text:span><text:span text:style-name="CharStyle27"><text:span text:style-name="T1">i</text:span></text:span><text:span text:style-name="CharStyle27"><text:span text:style-name="T12">aže</text:span></text:span><text:span text:style-name="CharStyle27"><text:span text:style-name="T1">..</text:span></text:span><text:span text:style-name="CharStyle39"><text:span text:style-name="T1">.</text:span></text:span><text:bookmark-end text:name="bookmark72"/><text:span text:style-name="CharStyle39"><text:span text:style-name="T1">?</text:span></text:span></text:h>
        <text:p text:style-name="P78"><text:span text:style-name="CharStyle11"><text:span text:style-name="T12"/></text:span></text:p>
        <text:p text:style-name="P89"><text:span text:style-name="CharStyle11"><text:span text:style-name="T12">Ktože sviaže potrhané cesty,</text:span></text:span></text:p>
        <text:p text:style-name="P89"><text:span text:style-name="CharStyle11"><text:span text:style-name="T12">kto ukáže domov našu púť,</text:span></text:span></text:p>
        <text:p text:style-name="P89"><text:span text:style-name="CharStyle11"><text:span text:style-name="T12">kde nebude b</text:span></text:span><text:span text:style-name="CharStyle11"><text:span text:style-name="T1">ajo</text:span></text:span><text:span text:style-name="CharStyle11"><text:span text:style-name="T12">nettov, pästi,</text:span></text:span></text:p>
        <text:p text:style-name="P89"><text:span text:style-name="CharStyle11"><text:span text:style-name="T12">ani smútku, čo nám sviera hruď?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V zemských súdoch oheň zloby trešti,</text:span></text:span></text:p>
        <text:p text:style-name="P89"><text:span text:style-name="CharStyle11"><text:span text:style-name="T12">boží dávno svrhnutý je súd.</text:span></text:span></text:p>
        <text:p text:style-name="P81"><text:span text:style-name="CharStyle11"><text:span text:style-name="T12">Nikto nemá sily, ani česti</text:span></text:span></text:p>
        <text:p text:style-name="P89"><text:span text:style-name="CharStyle11"><text:span text:style-name="T12">staviť krvi valiaci sa prúd.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Voľnosť, voľnosť draho vykúpenú,</text:span></text:span></text:p>
        <text:p text:style-name="P89"><text:soft-page-break/><text:span text:style-name="CharStyle11"><text:span text:style-name="T12">robotné dni, sviatky, nedele,</text:span></text:span></text:p>
        <text:p text:style-name="P89"><text:span text:style-name="CharStyle11"><text:span text:style-name="T12">dá nám národ, ktorý napred ženú,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čo krvavé bere kúpele,</text:span></text:span></text:p>
        <text:p text:style-name="P89"><text:span text:style-name="CharStyle11"><text:span text:style-name="T12">ohňom suší sa, — keď skrvavenú</text:span></text:span></text:p>
        <text:p text:style-name="P89"><text:span text:style-name="CharStyle11"><text:span text:style-name="T12">posteľ raz pre kráľov postele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Voronež, 20. V. 1916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bookmark-start text:name="bookmark74"/><text:span text:style-name="CharStyle27"><text:span text:style-name="T12">Za V</text:span></text:span><text:span text:style-name="CharStyle27"><text:span text:style-name="T1">aja</text:span></text:span><text:span text:style-name="CharStyle27"><text:span text:style-name="T12">nským.</text:span></text:span><text:bookmark-end text:name="bookmark74"/></text:h>
        <text:p text:style-name="P78"><text:span text:style-name="CharStyle11"><text:span text:style-name="T12"/></text:span></text:p>
        <text:p text:style-name="P89"><text:span text:style-name="CharStyle11"><text:span text:style-name="T12">V tej zemi, ktorej si bol vždycky bojovníkom,</text:span></text:span></text:p>
        <text:p text:style-name="P89"><text:span text:style-name="CharStyle11"><text:span text:style-name="T12">kým hlava neklesla na chladnúcu ti hruď</text:span></text:span></text:p>
        <text:p text:style-name="P89"><text:span text:style-name="CharStyle11"><text:span text:style-name="T12">a neodišiel si na tichú, večnú púť,</text:span></text:span></text:p>
        <text:p text:style-name="P89"><text:span text:style-name="CharStyle11"><text:span text:style-name="T12">pár čiernych riadkov len </text:span></text:span><text:span text:style-name="CharStyle11"><text:span text:style-name="T1">je</text:span></text:span><text:span text:style-name="CharStyle11"><text:span text:style-name="T12"> Tvojím pamätníkom.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Na tento veniec Tvoj, čo moje oči vzhliadly</text:span></text:span></text:p>
        <text:p text:style-name="P89"><text:span text:style-name="CharStyle11"><text:span text:style-name="T12">vo smútku hlbokom, kde plač sa pramení,</text:span></text:span></text:p>
        <text:p text:style-name="P89"><text:span text:style-name="CharStyle11"><text:span text:style-name="T12">pre srdcia studené, pre pobozk studený,</text:span></text:span></text:p>
        <text:p text:style-name="P89"><text:span text:style-name="CharStyle11"><text:span text:style-name="T12">horúce, iskriace vr</text:span></text:span><text:span text:style-name="CharStyle11"><text:span text:style-name="T4">á</text:span></text:span><text:span text:style-name="CharStyle11"><text:span text:style-name="T12">z slzy moje padl</text:span></text:span><text:span text:style-name="CharStyle11"><text:span text:style-name="T4">y</text:span></text:span><text:span text:style-name="CharStyle11"><text:span text:style-name="T12">.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A možno, možno je, že zaplakal som sám</text:span></text:span></text:p>
        <text:p text:style-name="P89"><text:span text:style-name="CharStyle11"><text:span text:style-name="T12">za Tebou, Ba</text:span></text:span><text:span text:style-name="CharStyle11"><text:span text:style-name="T1">ť</text:span></text:span><text:span text:style-name="CharStyle11"><text:span text:style-name="T12">ko môj, tu v tomto bratskom kra</text:span></text:span><text:span text:style-name="CharStyle11"><text:span text:style-name="T1">ji</text:span></text:span><text:span text:style-name="CharStyle11"><text:span text:style-name="T12">,</text:span></text:span></text:p>
        <text:p text:style-name="P89"><text:span text:style-name="CharStyle11"><text:span text:style-name="T12">kde toľko rovov sa a cintorínov tají,</text:span></text:span></text:p>
        <text:p text:style-name="P89"><text:span text:style-name="CharStyle11"><text:span text:style-name="T12">že z muky jeho sa nedostáva i nám…</text:span></text:span></text:p>
        <text:p text:style-name="P89"><text:span text:style-name="CharStyle11"><text:span text:style-name="T12">No radosť žiari Ti na šedom obličaji:</text:span></text:span></text:p>
        <text:p text:style-name="P89"><text:span text:style-name="CharStyle11"><text:span text:style-name="T12">veď toľko životov nás dvíha k výšiná</text:span></text:span><text:span text:style-name="CharStyle11"><text:span text:style-name="T1">m</text:span></text:span><text:span text:style-name="CharStyle11"><text:span text:style-name="T12">!</text:span></text:span></text:p>
        <text:p text:style-name="P8"><text:span text:style-name="CharStyle25"><text:span text:style-name="T12"/></text:span></text:p>
        <text:p text:style-name="P9"><text:span text:style-name="CharStyle25"><text:span text:style-name="T12">Voronež, 26. VIII. 1916.</text:span></text:span></text:p>
        <text:h text:style-name="P73" text:outline-level="3"><text:span text:style-name="CharStyle27"><text:span text:style-name="T12"/></text:span></text:h>
        <text:h text:style-name="P77" text:outline-level="3"><text:span text:style-name="CharStyle27"><text:span text:style-name="T12"/></text:span></text:h>
        <text:h text:style-name="P77" text:outline-level="3"><text:bookmark-start text:name="bookmark76"/><text:span text:style-name="CharStyle27"><text:span text:style-name="T12">Pamiatke M. M. Hurbana.</text:span></text:span><text:bookmark-end text:name="bookmark76"/></text:h>
        <text:p text:style-name="P78"><text:span text:style-name="CharStyle11"><text:span text:style-name="T4"/></text:span></text:p>
        <text:p text:style-name="P86"><text:soft-page-break/><text:span text:style-name="CharStyle11"><text:span text:style-name="T4">I</text:span></text:span><text:span text:style-name="CharStyle11"><text:span text:style-name="T1">.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By dušu slovenskú na kríži rozopiatu</text:span></text:span></text:p>
        <text:p text:style-name="P89"><text:span text:style-name="CharStyle11"><text:span text:style-name="T12">zachránil pred smrťou, kríž viery vrhol preč,</text:span></text:span></text:p>
        <text:p text:style-name="P89"><text:span text:style-name="CharStyle11"><text:span text:style-name="T12">srval rúcho posvätné, začapil knihu svätú,</text:span></text:span></text:p>
        <text:p text:style-name="P89"><text:span text:style-name="CharStyle11"><text:span text:style-name="T12">pretrhol nábožnú, pokornú, tichú reč.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Opásal hrdzavý a zabudnutý meč,</text:span></text:span></text:p>
        <text:p text:style-name="P89"><text:span text:style-name="CharStyle11"><text:span text:style-name="T12">nadšeným výkrikom sa rútil proti katu.</text:span></text:span></text:p>
        <text:p text:style-name="P81"><text:span text:style-name="CharStyle11"><text:span text:style-name="T12">Tisíci šli za ním v nerovnú, ľútu seč,</text:span></text:span></text:p>
        <text:p text:style-name="P89"><text:span text:style-name="CharStyle11"><text:span text:style-name="T12">za dušu slovenskú, za dušu s kríža sňatú.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A duša ožila. V nej ohňa veleba,</text:span></text:span></text:p>
        <text:p text:style-name="P89"><text:span text:style-name="CharStyle11"><text:span text:style-name="T12">čo nechce kostolné len zapaľovať sviece,</text:span></text:span></text:p>
        <text:p text:style-name="P89"><text:span text:style-name="CharStyle11"><text:span text:style-name="T12">čo nechce modliť sa a čakať od neba,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kým hviezda spasenia nad nami zatrbliece,</text:span></text:span></text:p>
        <text:p text:style-name="P89"><text:span text:style-name="CharStyle11"><text:span text:style-name="T12">lež boj viesť úporný, biť, biť sa za seba,</text:span></text:span></text:p>
        <text:p text:style-name="P89"><text:span text:style-name="CharStyle11"><text:span text:style-name="T12">až bude smetený, kto v porobu nás mece.</text:span></text:span></text:p>
        <text:p text:style-name="P8"><text:span text:style-name="CharStyle25"><text:span text:style-name="T1"/></text:span></text:p>
        <text:p text:style-name="P9"><text:span text:style-name="CharStyle25"><text:span text:style-name="T1">K</text:span></text:span><text:span text:style-name="CharStyle25"><text:span text:style-name="T12">ijev, 26. II. 1917.</text:span></text:span></text:p>
        <text:p text:style-name="P8"><text:span text:style-name="CharStyle29"><text:span text:style-name="T12"/></text:span></text:p>
        <text:p text:style-name="P78"><text:span text:style-name="CharStyle30"><text:span text:style-name="T12">II.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Rozžaté nadchnutie sa stále duší chyce,</text:span></text:span></text:p>
        <text:p text:style-name="P106"><text:span text:style-name="CharStyle11"><text:span text:style-name="T12">blesk meča zaplavil kraj žiarou širokou,</text:span></text:span></text:p>
        <text:p text:style-name="P106"><text:span text:style-name="CharStyle11"><text:span text:style-name="T12">vše nové tisíce sa hrnú na tisíce</text:span></text:span></text:p>
        <text:p text:style-name="P106"><text:span text:style-name="CharStyle11"><text:span text:style-name="T12">do boja starého od rokov do rokov.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A ako niekedy zo známych oblokov</text:span></text:span></text:p>
        <text:p text:style-name="P106"><text:span text:style-name="CharStyle11"><text:span text:style-name="T12">videlo stvorenie od strachu bledolíce, —</text:span></text:span></text:p>
        <text:p text:style-name="P106"><text:span text:style-name="CharStyle11"><text:span text:style-name="T12">kým víťaz vpisoval sa medzi prorokov —</text:span></text:span></text:p>
        <text:p text:style-name="P106"><text:span text:style-name="CharStyle11"><text:span text:style-name="T12">namiesto “buriča”, len prázdne šibenice:</text:span></text:span></text:p>
        <text:p text:style-name="P78"><text:span text:style-name="CharStyle40"><text:span text:style-name="T1"/></text:span></text:p>
        <text:p text:style-name="P97"><text:soft-page-break/><text:span text:style-name="CharStyle11"><text:span text:style-name="T12">I tak, hoc prebledl</text:span></text:span><text:span text:style-name="CharStyle11"><text:span text:style-name="T1">í</text:span></text:span><text:span text:style-name="CharStyle11"><text:span text:style-name="T12"> i my od úžasa,</text:span></text:span></text:p>
        <text:p text:style-name="P106"><text:span text:style-name="CharStyle11"><text:span text:style-name="T12">vidíme po dvoroch tie smrtonosné drevá,</text:span></text:span></text:p>
        <text:p text:style-name="P106"><text:span text:style-name="CharStyle11"><text:span text:style-name="T12">už presvedčení sme, že galgan v žlči hnev</text:span></text:span><text:span text:style-name="CharStyle11"><text:span text:style-name="T15">a</text:span></text:span></text:p>
        <text:p text:style-name="P106"><text:span text:style-name="CharStyle11"><text:span text:style-name="T12"/></text:span></text:p>
        <text:p text:style-name="P106"><text:span text:style-name="CharStyle11"><text:span text:style-name="T12">po temných žalároch nás darmo roztriasa,</text:span></text:span></text:p>
        <text:p text:style-name="P106"><text:span text:style-name="CharStyle11"><text:span text:style-name="T12">nadarmo výrokom sa smrtným zapodieva,</text:span></text:span></text:p>
        <text:p text:style-name="P106"><text:span text:style-name="CharStyle11"><text:span text:style-name="T12">tie rady šibeníc — pre neho pýšia s</text:span></text:span><text:span text:style-name="CharStyle11"><text:span text:style-name="T1">a</text:span></text:span><text:span text:style-name="CharStyle11"><text:span text:style-name="T12">!</text:span></text:span></text:p>
        <text:p text:style-name="P8"><text:span text:style-name="CharStyle25"><text:span text:style-name="T12"/></text:span></text:p>
        <text:p text:style-name="P9"><text:span text:style-name="CharStyle25"><text:span text:style-name="T12">Kijev, 27. II. 1917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bookmark-start text:name="bookmark78"/><text:span text:style-name="CharStyle27"><text:span text:style-name="T12">Pod rudým práporom.</text:span></text:span><text:bookmark-end text:name="bookmark78"/></text:h>
        <text:p text:style-name="P78"><text:span text:style-name="CharStyle11"><text:span text:style-name="T12"/></text:span></text:p>
        <text:p text:style-name="P86"><text:span text:style-name="CharStyle11"><text:span text:style-name="T12">Zas rudý prápor vzlál a bije temená.</text:span></text:span></text:p>
        <text:p text:style-name="P81"><text:span text:style-name="CharStyle11"><text:span text:style-name="T12">Či krv, čo potečie, jak tiekla potokami,</text:span></text:span></text:p>
        <text:p text:style-name="P89"><text:span text:style-name="CharStyle11"><text:span text:style-name="T12">či zapálených miest a dedín hladné plamy,</text:span></text:span></text:p>
        <text:p text:style-name="P89"><text:span text:style-name="CharStyle11"><text:span text:style-name="T12">či plačom zardelý zrak ľudstva znamená,</text:span></text:span></text:p>
        <text:p text:style-name="P78"><text:span text:style-name="CharStyle11"><text:span text:style-name="T12"/></text:span></text:p>
        <text:p text:style-name="P86"><text:span text:style-name="CharStyle11"><text:span text:style-name="T12">či zora slobody v ňom blčí červená,</text:span></text:span></text:p>
        <text:p text:style-name="P81"><text:span text:style-name="CharStyle11"><text:span text:style-name="T12">či nová hranica rozžatá otrokami,</text:span></text:span></text:p>
        <text:p text:style-name="P89"><text:span text:style-name="CharStyle11"><text:span text:style-name="T12">či je to nový kat, čo rehce sa nad nami</text:span></text:span></text:p>
        <text:p text:style-name="P89"><text:span text:style-name="CharStyle11"><text:span text:style-name="T12">a iba sotiť chce do pekla plameňa?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A ako v mori sa na vlnu vlna veží,</text:span></text:span></text:p>
        <text:p text:style-name="P89"><text:span text:style-name="CharStyle11"><text:span text:style-name="T12">tak rastie vriacich hláv na hlavy záplava.</text:span></text:span></text:p>
        <text:p text:style-name="P89"><text:span text:style-name="CharStyle11"><text:span text:style-name="T12">Zrak klopím. Od bázne i srdce sa mi ježí: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pod rudým práporom, pri zvukoch marseillaisy,</text:span></text:span></text:p>
        <text:p text:style-name="P89"><text:span text:style-name="CharStyle11"><text:span text:style-name="T12">tak sa mi pozdáva, že podeptaná leží</text:span></text:span></text:p>
        <text:p text:style-name="P78"><text:span text:style-name="CharStyle11"><text:span text:style-name="T12">i naša hymna i slavianska zástava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Kijev, 29. II. 1917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80"/><text:soft-page-break/><text:span text:style-name="CharStyle27"><text:span text:style-name="T12">Na Vzkriesenie.</text:span></text:span><text:bookmark-end text:name="bookmark80"/></text:h>
        <text:p text:style-name="P78"><text:span text:style-name="CharStyle11"><text:span text:style-name="T12"/></text:span></text:p>
        <text:p text:style-name="P89"><text:span text:style-name="CharStyle11"><text:span text:style-name="T12">Nechže mi nevravia, že bolo vykúpenie.</text:span></text:span></text:p>
        <text:p text:style-name="P89"><text:span text:style-name="CharStyle11"><text:span text:style-name="T12">Veď načim pod bičom mi reťaz ešte kuť</text:span></text:span></text:p>
        <text:p text:style-name="P89"><text:span text:style-name="CharStyle11"><text:span text:style-name="T12">na lásku, ktorou chcem ku materčine </text:span></text:span><text:span text:style-name="CharStyle11"><text:span text:style-name="T1">l</text:span></text:span><text:span text:style-name="CharStyle11"><text:span text:style-name="T12">núť,</text:span></text:span></text:p>
        <text:p text:style-name="P89"><text:span text:style-name="CharStyle11"><text:span text:style-name="T12">na nenávisť, čo ma vše proti vrahu ženie,</text:span></text:span></text:p>
        <text:p text:style-name="P89"><text:span text:style-name="CharStyle11"><text:span text:style-name="T12"/></text:span></text:p>
        <text:p text:style-name="P89"><text:span text:style-name="CharStyle11"><text:span text:style-name="T12">na vlastnej myšlienky hanebné uhnetenie,</text:span></text:span></text:p>
        <text:p text:style-name="P89"><text:span text:style-name="CharStyle11"><text:span text:style-name="T15">n</text:span></text:span><text:span text:style-name="CharStyle11"><text:span text:style-name="T12">a slova sladkého očarujúci prúd,</text:span></text:span></text:p>
        <text:p text:style-name="P89"><text:span text:style-name="CharStyle11"><text:span text:style-name="T12">na srdce, čo chce dom, nie kurhan mŕtvych z hrúd,</text:span></text:span></text:p>
        <text:p text:style-name="P89"><text:span text:style-name="CharStyle11"><text:span text:style-name="T12">na život na veky a nie na pokolenie.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Neožil Kristus Pán! Lžou bozk je na Vzkriesenie.</text:span></text:span></text:p>
        <text:p text:style-name="P89"><text:span text:style-name="CharStyle11"><text:span text:style-name="T12">Neožil Kristus Pán! Vre pomstou moja hruď.</text:span></text:span></text:p>
        <text:p text:style-name="P89"><text:span text:style-name="CharStyle11"><text:span text:style-name="T12">Neožil Kristus Pán! Sĺz s krvou tečie prúd.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Neožil Kristus Pán! Bo žije utrpenie.</text:span></text:span></text:p>
        <text:p text:style-name="P89"><text:span text:style-name="CharStyle11"><text:span text:style-name="T12">Až padne pokory kríž, ktorý nesie ľud,</text:span></text:span></text:p>
        <text:p text:style-name="P89"><text:span text:style-name="CharStyle11"><text:span text:style-name="T12">až vtedy uverím, že príde vykúpenie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Kijev, 19. III. 1917.</text:span></text:span></text:p>
        <text:p text:style-name="P21"/>
        <text:p text:style-name="P21"/>
        <text:h text:style-name="P23" text:outline-level="3"><text:bookmark-start text:name="bookmark82"/><text:span text:style-name="CharStyle27"><text:span text:style-name="T12">Slovenčine</text:span></text:span><text:bookmark-end text:name="bookmark82"/></text:h>
        <text:p text:style-name="P94"><text:span text:style-name="CharStyle11"><text:span text:style-name="T12"/></text:span></text:p>
        <text:p text:style-name="P106"><text:span text:style-name="CharStyle11"><text:span text:style-name="T12">Mňa z tisíc ciest len jedna cesta láka,</text:span></text:span></text:p>
        <text:p text:style-name="P106"><text:span text:style-name="CharStyle11"><text:span text:style-name="T12">čo vedie domov, v krajn</text:span></text:span><text:span text:style-name="CharStyle11"><text:span text:style-name="T15">u</text:span></text:span><text:span text:style-name="CharStyle11"><text:span text:style-name="T12"> otrokov,</text:span></text:span></text:p>
        <text:p text:style-name="P106"><text:span text:style-name="CharStyle11"><text:span text:style-name="T12">do diery krvavého vlkolaka,</text:span></text:span></text:p>
        <text:p text:style-name="P106"><text:span text:style-name="CharStyle11"><text:span text:style-name="T12">kde s láskou čistou, láskou hlbokou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ma moja biela otrokyňa čaká,</text:span></text:span></text:p>
        <text:p text:style-name="P106"><text:span text:style-name="CharStyle11"><text:span text:style-name="T12">jak bohatiera s pomstou divokou</text:span></text:span></text:p>
        <text:p text:style-name="P106"><text:span text:style-name="CharStyle11"><text:span text:style-name="T12">a nie viac pokorného </text:span></text:span><text:span text:style-name="CharStyle11"><text:span text:style-name="T4">u</text:span></text:span><text:span text:style-name="CharStyle11"><text:span text:style-name="T12">božiaka,</text:span></text:span></text:p>
        <text:p text:style-name="P106"><text:span text:style-name="CharStyle11"><text:span text:style-name="T12">rozplakaného chabo od okov.</text:span></text:span></text:p>
        <text:p text:style-name="P94"><text:soft-page-break/><text:span text:style-name="CharStyle11"><text:span text:style-name="T12"/></text:span></text:p>
        <text:p text:style-name="P106"><text:span text:style-name="CharStyle11"><text:span text:style-name="T12">Tou cestou pôjdem, no neprídem prv,</text:span></text:span></text:p>
        <text:p text:style-name="P106"><text:span text:style-name="CharStyle11"><text:span text:style-name="T12">kým hnev, nímž srdce vre a horí líce,</text:span></text:span></text:p>
        <text:p text:style-name="P106"><text:span text:style-name="CharStyle11"><text:span text:style-name="T12">čo zasadol, sťa mrak do mladých bŕv,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nevlejem v holubičie státisíce,</text:span></text:span></text:p>
        <text:p text:style-name="P106"><text:span text:style-name="CharStyle11"><text:span text:style-name="T12">by vycedily vraha čiernu krv,</text:span></text:span></text:p>
        <text:p text:style-name="P106"><text:span text:style-name="CharStyle11"><text:span text:style-name="T12">za hanobenie mojej krásavice.</text:span></text:span></text:p>
        <text:p text:style-name="P8"><text:span text:style-name="CharStyle25"><text:span text:style-name="T1"/></text:span></text:p>
        <text:p text:style-name="P9"><text:span text:style-name="CharStyle25"><text:span text:style-name="T1">K</text:span></text:span><text:span text:style-name="CharStyle25"><text:span text:style-name="T12">ijev, 22. V. 1917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84"/><text:span text:style-name="CharStyle27"><text:span text:style-name="T1">J</text:span></text:span><text:span text:style-name="CharStyle27"><text:span text:style-name="T12">a hľadám</text:span></text:span><text:span text:style-name="CharStyle27"><text:span text:style-name="T1">...</text:span></text:span><text:bookmark-end text:name="bookmark84"/></text:h>
        <text:p text:style-name="P94"><text:span text:style-name="CharStyle11"><text:span text:style-name="T12"/></text:span></text:p>
        <text:p text:style-name="P106"><text:span text:style-name="CharStyle11"><text:span text:style-name="T12">Ja hľadám riešenie v tom veľkom súde,</text:span></text:span></text:p>
        <text:p text:style-name="P106"><text:span text:style-name="CharStyle11"><text:span text:style-name="T12">čo kladie šedý popol na líce,</text:span></text:span></text:p>
        <text:p text:style-name="P106"><text:span text:style-name="CharStyle11"><text:span text:style-name="T12">vyberá svetlá z oka zrenice,</text:span></text:span></text:p>
        <text:p text:style-name="P106"><text:span text:style-name="CharStyle11"><text:span text:style-name="T12">žíl spúšťa struny, telo dáva hrude,</text:span></text:span></text:p>
        <text:p text:style-name="P106"><text:span text:style-name="CharStyle11"><text:span text:style-name="T12"/></text:span></text:p>
        <text:p text:style-name="P106"><text:span text:style-name="CharStyle11"><text:span text:style-name="T12">či ten náš život zakončíme v stude,</text:span></text:span></text:p>
        <text:p text:style-name="P106"><text:span text:style-name="CharStyle11"><text:span text:style-name="T12">či vydobyjú naše pravice</text:span></text:span></text:p>
        <text:p text:style-name="P106"><text:span text:style-name="CharStyle11"><text:span text:style-name="T12">pre život voľný nové hranice,</text:span></text:span></text:p>
        <text:p text:style-name="P106"><text:span text:style-name="CharStyle11"><text:span text:style-name="T12">či boj náš aspoň krásnou smrťou bude?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A vidím v duchu lúky, hory, stráne,</text:span></text:span></text:p>
        <text:p text:style-name="P106"><text:span text:style-name="CharStyle11"><text:span text:style-name="T12">kde zúrievaly boje krvavé,</text:span></text:span></text:p>
        <text:p text:style-name="P106"><text:span text:style-name="CharStyle11"><text:span text:style-name="T12">tie kríže z dreva tiché, rozmetan</text:span></text:span><text:span text:style-name="CharStyle11"><text:span text:style-name="T1">é</text:span></text:span><text:span text:style-name="CharStyle11"><text:span text:style-name="T12">: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nik, nik tým krížom dlžen nezostane,</text:span></text:span></text:p>
        <text:p text:style-name="P106"><text:span text:style-name="CharStyle11"><text:span text:style-name="T12">lež mimo idúc, kvety voňavé</text:span></text:span></text:p>
        <text:p text:style-name="P106"><text:span text:style-name="CharStyle11"><text:span text:style-name="T12">so srdcom rozvlneným kladie na ne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Kijev, 1. VI. 1917.</text:span></text:span></text:p>
        <text:p text:style-name="P8"><text:span text:style-name="CharStyle25"><text:span text:style-name="T12"/></text:span></text:p>
        <text:p text:style-name="P9"><text:soft-page-break/><text:span text:style-name="CharStyle25"><text:span text:style-name="T12"/></text:span></text:p>
        <text:h text:style-name="P23" text:outline-level="3"><text:bookmark-start text:name="bookmark86"/><text:span text:style-name="CharStyle27"><text:span text:style-name="T12">Biela noc.</text:span></text:span><text:bookmark-end text:name="bookmark86"/></text:h>
        <text:p text:style-name="P78"><text:span text:style-name="CharStyle11"><text:span text:style-name="T12"/></text:span></text:p>
        <text:p text:style-name="P89"><text:span text:style-name="CharStyle11"><text:span text:style-name="T12">Kam som to zabehol? Tu skúpej ku večeri</text:span></text:span></text:p>
        <text:p text:style-name="P89"><text:span text:style-name="CharStyle11"><text:span text:style-name="T12">noc bledá oblieka si popolavý plášť,</text:span></text:span></text:p>
        <text:p text:style-name="P89"><text:span text:style-name="CharStyle11"><text:span text:style-name="T12">v ňom ku mne sadá si i lôžka na peľasť,</text:span></text:span></text:p>
        <text:p text:style-name="P89"><text:span text:style-name="CharStyle11"><text:span text:style-name="T12">keď v sne chcem zabudnúť deň neurčitej viery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a miesto modlitby stý raz zavzdychnú pery.</text:span></text:span></text:p>
        <text:p text:style-name="P89"><text:span text:style-name="CharStyle11"><text:span text:style-name="T12">Do oč</text:span></text:span><text:span text:style-name="CharStyle11"><text:span text:style-name="T1">í</text:span></text:span><text:span text:style-name="CharStyle11"><text:span text:style-name="T12"> hľadí mi a bozkom hnať chce zášť,</text:span></text:span></text:p>
        <text:p text:style-name="P89"><text:span text:style-name="CharStyle11"><text:span text:style-name="T12">čo v duši počína dokaličenej rásť,</text:span></text:span></text:p>
        <text:p text:style-name="P89"><text:span text:style-name="CharStyle11"><text:span text:style-name="T12">že dlhý, smutný deň sa ešte nevečerí.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Ty petrohradská noc, čo držíš svetlo dňa,</text:span></text:span></text:p>
        <text:p text:style-name="P89"><text:span text:style-name="CharStyle11"><text:span text:style-name="T12">si horšia, ako deň, čo tiene noci chová:</text:span></text:span></text:p>
        <text:p text:style-name="P89"><text:span text:style-name="CharStyle11"><text:span text:style-name="T12">Si, ako krajina tá tvoja slobodná,</text:span></text:span></text:p>
        <text:p text:style-name="P89"><text:span text:style-name="CharStyle11"><text:span text:style-name="T12"/></text:span></text:p>
        <text:p text:style-name="P89"><text:span text:style-name="CharStyle11"><text:span text:style-name="T12">kde pre tmu podliacku zkazonosného slova,</text:span></text:span></text:p>
        <text:p text:style-name="P89"><text:span text:style-name="CharStyle11"><text:span text:style-name="T12">vše ešte biela noc neprechádza do dňa</text:span></text:span></text:p>
        <text:p text:style-name="P89"><text:span text:style-name="CharStyle11"><text:span text:style-name="T12">a svitu nového nesvieti žiara nová.</text:span></text:span></text:p>
        <text:p text:style-name="P116"><text:span text:style-name="CharStyle16"><text:span text:style-name="T12"/></text:span></text:p>
        <text:p text:style-name="P120"><text:span text:style-name="CharStyle16"><text:span text:style-name="T12">Petrohrad, 13. VII. 1917.</text:span></text:span></text:p>
        <text:p text:style-name="P22"><text:span text:style-name="CharStyle29"><text:span text:style-name="T1"/></text:span></text:p>
        <text:p text:style-name="P22"><text:span text:style-name="CharStyle29"><text:span text:style-name="T1"/></text:span></text:p>
        <text:h text:style-name="P23" text:outline-level="3"><text:bookmark-start text:name="bookmark88"/><text:span text:style-name="CharStyle27"><text:span text:style-name="T12">Na </text:span></text:span><text:span text:style-name="CharStyle27"><text:span text:style-name="T1">Nev</text:span></text:span><text:span text:style-name="CharStyle27"><text:span text:style-name="T12">skom.</text:span></text:span><text:bookmark-end text:name="bookmark88"/></text:h>
        <text:p text:style-name="P94"><text:span text:style-name="CharStyle11"><text:span text:style-name="T12"/></text:span></text:p>
        <text:p text:style-name="P106"><text:span text:style-name="CharStyle11"><text:span text:style-name="T12">V tvár bielej noci svetlo elektriny</text:span></text:span></text:p>
        <text:p text:style-name="P106"><text:span text:style-name="CharStyle11"><text:span text:style-name="T12">zasvietilo a horí ružovo,</text:span></text:span></text:p>
        <text:p text:style-name="P106"><text:span text:style-name="CharStyle11"><text:span text:style-name="T12">z rozžatej dia</text:span></text:span><text:span text:style-name="CharStyle11"><text:span text:style-name="T1">ľ</text:span></text:span><text:span text:style-name="CharStyle11"><text:span text:style-name="T12">ky hodil na novo</text:span></text:span></text:p>
        <text:p text:style-name="P106"><text:span text:style-name="CharStyle11"><text:span text:style-name="T12">mi ktosi kameň srdca do hlbiny: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za Nevou, tam pri dvorci baller</text:span></text:span><text:span text:style-name="CharStyle11"><text:span text:style-name="T1">í</text:span></text:span><text:span text:style-name="CharStyle11"><text:span text:style-name="T12">ny,</text:span></text:span></text:p>
        <text:p text:style-name="P106"><text:span text:style-name="CharStyle11"><text:span text:style-name="T12">zaplieskalo kommando Nemcovo</text:span></text:span></text:p>
        <text:p text:style-name="P106"><text:span text:style-name="CharStyle11"><text:span text:style-name="T12">a hluš</text:span></text:span><text:span text:style-name="CharStyle11"><text:span text:style-name="T1">í</text:span></text:span><text:span text:style-name="CharStyle11"><text:span text:style-name="T12">, hluši podlé olovo</text:span></text:span></text:p>
        <text:p text:style-name="P106"><text:soft-page-break/><text:span text:style-name="CharStyle11"><text:span text:style-name="T12">navzájom synov jednej domoviny.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Na uhle miting... Akú žalobu</text:span></text:span></text:p>
        <text:p text:style-name="P106"><text:span text:style-name="CharStyle11"><text:span text:style-name="T12">má ešte národ ten na duši slepý,</text:span></text:span></text:p>
        <text:p text:style-name="P106"><text:span text:style-name="CharStyle11"><text:span text:style-name="T12">keď vylievajúc obsah veľkolepý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už zdvihli zradci cennú nádobu,</text:span></text:span></text:p>
        <text:p text:style-name="P106"><text:span text:style-name="CharStyle11"><text:span text:style-name="T12">len praštiť ňou a podrviť i črepy?..</text:span></text:span><text:span text:style-name="CharStyle11"><text:span text:style-name="T1">.</text:span></text:span></text:p>
        <text:p text:style-name="P94"><text:span text:style-name="CharStyle11"><text:span text:style-name="T12"/></text:span></text:p>
        <text:p text:style-name="P103"><text:span text:style-name="CharStyle11"><text:span text:style-name="T12">Ech, chabosti sa učia u hrobu!</text:span></text:span></text:p>
        <text:p text:style-name="P116"><text:span text:style-name="CharStyle16"><text:span text:style-name="T12"/></text:span></text:p>
        <text:p text:style-name="P120"><text:span text:style-name="CharStyle16"><text:span text:style-name="T12">Petro</text:span></text:span><text:span text:style-name="CharStyle16"><text:span text:style-name="T1">h</text:span></text:span><text:span text:style-name="CharStyle16"><text:span text:style-name="T12">rad, 20. VII. 1917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span text:style-name="CharStyle27"><text:span text:style-name="T15">Č</text:span></text:span><text:bookmark-start text:name="bookmark90"/><text:span text:style-name="CharStyle27"><text:span text:style-name="T12">o ruka</text:span></text:span><text:span text:style-name="CharStyle27"><text:span text:style-name="T1">...</text:span></text:span><text:bookmark-end text:name="bookmark90"/></text:h>
        <text:p text:style-name="P78"><text:span text:style-name="CharStyle11"><text:span text:style-name="T12"/></text:span></text:p>
        <text:p text:style-name="P89"><text:span text:style-name="CharStyle11"><text:span text:style-name="T12">Čo ruka </text:span></text:span><text:span text:style-name="CharStyle11"><text:span text:style-name="T1">—</text:span></text:span><text:span text:style-name="CharStyle11"><text:span text:style-name="T12"> dvíha sa, čo oko — blčí,</text:span></text:span></text:p>
        <text:p text:style-name="P89"><text:span text:style-name="CharStyle11"><text:span text:style-name="T12">čo ústa — repcú, čo človek — boj.</text:span></text:span></text:p>
        <text:p text:style-name="P81"><text:span text:style-name="CharStyle11"><text:span text:style-name="T12">Nie, to je nie pravda, že národ môj</text:span></text:span></text:p>
        <text:p text:style-name="P89"><text:span text:style-name="CharStyle11"><text:span text:style-name="T12">by bol už onemel, že tupo mlčí.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Prevŕtal tisíc ráz už zeme kôru,</text:span></text:span></text:p>
        <text:p text:style-name="P89"><text:span text:style-name="CharStyle11"><text:span text:style-name="T12">nastaval palácov až do nebies,</text:span></text:span></text:p>
        <text:p text:style-name="P89"><text:span text:style-name="CharStyle11"><text:span text:style-name="T12">nejeden hlboký vyrúbal les,</text:span></text:span></text:p>
        <text:p text:style-name="P89"><text:span text:style-name="CharStyle11"><text:span text:style-name="T12">nejednu skalnatú rozkopal horu.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Čo vyškrabal z pekla, to hádže do piec,</text:span></text:span></text:p>
        <text:p text:style-name="P89"><text:span text:style-name="CharStyle11"><text:span text:style-name="T12">pod jeho rukou železo horí,</text:span></text:span></text:p>
        <text:p text:style-name="P89"><text:span text:style-name="CharStyle11"><text:span text:style-name="T12">tečie a stuhnuté rozláme preds’.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Hej, tvrdou sa päsťou so žitím borí.</text:span></text:span></text:p>
        <text:p text:style-name="P89"><text:span text:style-name="CharStyle11"><text:span text:style-name="T12">Tvrdá to bude pre vraha reč,</text:span></text:span></text:p>
        <text:p text:style-name="P89"><text:span text:style-name="CharStyle11"><text:span text:style-name="T12">keď zrak zdvihne s práce, keď zahovor</text:span></text:span><text:span text:style-name="CharStyle11"><text:span text:style-name="T1">í</text:span></text:span><text:span text:style-name="CharStyle11"><text:span text:style-name="T12">!</text:span></text:span></text:p>
        <text:p text:style-name="P116"><text:span text:style-name="CharStyle16"><text:span text:style-name="T12"/></text:span></text:p>
        <text:p text:style-name="P120"><text:soft-page-break/><text:span text:style-name="CharStyle16"><text:span text:style-name="T12">Petrohrad, 27. IX. 1917.</text:span></text:span></text:p>
        <text:p text:style-name="P124"><text:span text:style-name="CharStyle20"><text:span text:style-name="T12"/></text:span></text:p>
        <text:p text:style-name="P125"><text:span text:style-name="CharStyle20"><text:span text:style-name="T12"/></text:span></text:p>
        <text:p text:style-name="P125"><text:span text:style-name="CharStyle20"><text:span text:style-name="T12">PIESNE A INÉ</text:span></text:span></text:p>
        <text:p text:style-name="P8"><text:span text:style-name="CharStyle25"><text:span text:style-name="T12"/></text:span></text:p>
        <text:h text:style-name="P23" text:outline-level="3"><text:bookmark-start text:name="bookmark92"/><text:span text:style-name="CharStyle27"><text:span text:style-name="T12">Nemôže</text:span></text:span><text:span text:style-name="CharStyle27"><text:span text:style-name="T1">m</text:span></text:span><text:span text:style-name="CharStyle27"><text:span text:style-name="T12">..</text:span></text:span><text:span text:style-name="CharStyle27"><text:span text:style-name="T1">.</text:span></text:span><text:bookmark-end text:name="bookmark92"/></text:h>
        <text:p text:style-name="P78"><text:span text:style-name="CharStyle11"><text:span text:style-name="T12"/></text:span></text:p>
        <text:p text:style-name="P89"><text:span text:style-name="CharStyle11"><text:span text:style-name="T12">Nemôžem vyspievať tú svoju túhu.</text:span></text:span></text:p>
        <text:p text:style-name="P89"><text:span text:style-name="CharStyle11"><text:span text:style-name="T12">Čo skončím pesničku, už počnem druhú</text:span></text:span><text:span text:style-name="CharStyle11"><text:span text:style-name="T1">.</text:span></text:span></text:p>
        <text:p text:style-name="P89"><text:span text:style-name="CharStyle11"><text:span text:style-name="T12">Každá sa podobá, sťa kvapke kvapka,</text:span></text:span></text:p>
        <text:p text:style-name="P89"><text:span text:style-name="CharStyle11"><text:span text:style-name="T12">čo niekde so skaly v údolie kvapká.</text:span></text:span></text:p>
        <text:p text:style-name="P89"><text:span text:style-name="CharStyle11"><text:span text:style-name="T12">Rinie sa za prvou druhá i tretia,</text:span></text:span></text:p>
        <text:p text:style-name="P89"><text:span text:style-name="CharStyle11"><text:span text:style-name="T12">všetky sa rozbijú, no na mih svietia,</text:span></text:span></text:p>
        <text:p text:style-name="P89"><text:span text:style-name="CharStyle11"><text:span text:style-name="T12">na mih sa blysnú, ovlažia kame</text:span></text:span><text:span text:style-name="CharStyle11"><text:span text:style-name="T1">ň</text:span></text:span><text:span text:style-name="CharStyle11"><text:span text:style-name="T12">;</text:span></text:span></text:p>
        <text:p text:style-name="P89"><text:span text:style-name="CharStyle11"><text:span text:style-name="T12">novými kvapkami plní sa prameň…</text:span></text:span></text:p>
        <text:p text:style-name="P89"><text:span text:style-name="CharStyle11"><text:span text:style-name="T12">Nemôžem vyspievať tú svoju túhu.</text:span></text:span></text:p>
        <text:p text:style-name="P89"><text:span text:style-name="CharStyle11"><text:span text:style-name="T12">Čo skončím pesničku, už počnem druhú.</text:span></text:span></text:p>
        <text:p text:style-name="P116"><text:span text:style-name="CharStyle16"><text:span text:style-name="T12"/></text:span></text:p>
        <text:p text:style-name="P120"><text:span text:style-name="CharStyle16"><text:span text:style-name="T12">Voronež, 15. IV. 1916.</text:span></text:span></text:p>
        <text:p text:style-name="P8"><text:span text:style-name="CharStyle25"><text:span text:style-name="T12"/></text:span></text:p>
        <text:p text:style-name="P21"/>
        <text:p text:style-name="P5"><text:span text:style-name="CharStyle41"><text:span text:style-name="T15">Č</text:span></text:span><text:span text:style-name="CharStyle41"><text:span text:style-name="T12">ože t</text:span></text:span><text:span text:style-name="CharStyle41"><text:span text:style-name="T1">i</text:span></text:span><text:span text:style-name="CharStyle41"><text:span text:style-name="T12"> dať.</text:span></text:span><text:span text:style-name="CharStyle41"><text:span text:style-name="T1">..?</text:span></text:span></text:p>
        <text:p text:style-name="P21"/>
        <text:p text:style-name="P81"><text:span text:style-name="CharStyle11"><text:span text:style-name="T12">Čože ti dať, moja milá?</text:span></text:span></text:p>
        <text:p text:style-name="P89"><text:span text:style-name="CharStyle11"><text:span text:style-name="T12">Vlasť mi všetko spečatila.</text:span></text:span></text:p>
        <text:p text:style-name="P21"/>
        <text:p text:style-name="P81"><text:span text:style-name="CharStyle11"><text:span text:style-name="T12">Na čapicu s menom kráľa</text:span></text:span></text:p>
        <text:p text:style-name="P89"><text:span text:style-name="CharStyle11"><text:span text:style-name="T12">pätnáste mi číslo dala.</text:span></text:span></text:p>
        <text:p text:style-name="P21"/>
        <text:p text:style-name="P81"><text:span text:style-name="CharStyle11"><text:span text:style-name="T12">I na blúzu, ako prišlo,</text:span></text:span></text:p>
        <text:p text:style-name="P89"><text:span text:style-name="CharStyle11"><text:span text:style-name="T12">uderila svoje číslo,</text:span></text:span></text:p>
        <text:p text:style-name="P21"/>
        <text:p text:style-name="P81"><text:span text:style-name="CharStyle11"><text:span text:style-name="T12">i na úzke nohavice,</text:span></text:span></text:p>
        <text:p text:style-name="P89"><text:soft-page-break/><text:span text:style-name="CharStyle11"><text:span text:style-name="T12">bakanče a rukavice,</text:span></text:span></text:p>
        <text:p text:style-name="P21"/>
        <text:p text:style-name="P81"><text:span text:style-name="CharStyle11"><text:span text:style-name="T12">i na vrecká i na šatky,</text:span></text:span></text:p>
        <text:p text:style-name="P89"><text:span text:style-name="CharStyle11"><text:span text:style-name="T12">uteráčik, sťa piaď krátky,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na pár košieľ, na pár gätí,</text:span></text:span></text:p>
        <text:p text:style-name="P106"><text:span text:style-name="CharStyle11"><text:span text:style-name="T12">na oničky priam na päty,</text:span></text:span></text:p>
        <text:p text:style-name="P78"><text:span text:style-name="CharStyle11"><text:span text:style-name="T12"/></text:span></text:p>
        <text:p text:style-name="P89"><text:span text:style-name="CharStyle11"><text:span text:style-name="T12">šálku, kulač, gomby, háčky,</text:span></text:span></text:p>
        <text:p text:style-name="P89"><text:span text:style-name="CharStyle11"><text:span text:style-name="T12">ihly, cverny, mešky, p</text:span></text:span><text:span text:style-name="CharStyle11"><text:span text:style-name="T4">a</text:span></text:span><text:span text:style-name="CharStyle11"><text:span text:style-name="T12">čky,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remeň, pušku, patrontášku</text:span></text:span></text:p>
        <text:p text:style-name="P106"><text:span text:style-name="CharStyle11"><text:span text:style-name="T12">i na srdce, i na lásku</text:span></text:span></text:p>
        <text:p text:style-name="P8"><text:span text:style-name="CharStyle29"><text:span text:style-name="T12"/></text:span></text:p>
        <text:p text:style-name="P94"><text:span text:style-name="CharStyle11"><text:span text:style-name="T12">i na myseľ, i na kroky</text:span></text:span></text:p>
        <text:p text:style-name="P94"><text:span text:style-name="CharStyle11"><text:span text:style-name="T12">i na moje mladé roky</text:span></text:span></text:p>
        <text:p text:style-name="P94"><text:span text:style-name="CharStyle11"><text:span text:style-name="T15"/></text:span></text:p>
        <text:p text:style-name="P106"><text:span text:style-name="CharStyle11"><text:span text:style-name="T12">i na život tak na suchu,</text:span></text:span></text:p>
        <text:p text:style-name="P106"><text:span text:style-name="CharStyle11"><text:span text:style-name="T12">jak na mori a vo vzduchu.</text:span></text:span></text:p>
        <text:p text:style-name="P94"><text:span text:style-name="CharStyle11"><text:span text:style-name="T12"/></text:span></text:p>
        <text:p text:style-name="P103"><text:span text:style-name="CharStyle11"><text:span text:style-name="T12">Všetko je to cisárovo</text:span></text:span></text:p>
        <text:p text:style-name="P94"><text:span text:style-name="CharStyle11"><text:span text:style-name="T12">i s tým musím pred olovo...</text:span></text:span></text:p>
        <text:p text:style-name="P94"><text:span text:style-name="CharStyle11"><text:span text:style-name="T12"/></text:span></text:p>
        <text:p text:style-name="P103"><text:span text:style-name="CharStyle11"><text:span text:style-name="T12">Čože ti dať, moja milá?</text:span></text:span></text:p>
        <text:p text:style-name="P78"><text:span text:style-name="CharStyle11"><text:span text:style-name="T12">Vlasť mi všetko spečatila.</text:span></text:span></text:p>
        <text:p text:style-name="P94"><text:span text:style-name="CharStyle11"><text:span text:style-name="T12"/></text:span></text:p>
        <text:p text:style-name="P103"><text:span text:style-name="CharStyle11"><text:span text:style-name="T12"/></text:span></text:p>
        <text:p text:style-name="P106"><text:span text:style-name="CharStyle11"><text:span text:style-name="T15">Rozlúčka.</text:span></text:span></text:p>
        <text:p text:style-name="P106"><text:span text:style-name="CharStyle11"><text:span text:style-name="T15"/></text:span></text:p>
        <text:p text:style-name="P106"><text:span text:style-name="CharStyle11"><text:span text:style-name="T12">Od čiapky rozlúčil sa šild,</text:span></text:span></text:p>
        <text:p text:style-name="P106"><text:span text:style-name="CharStyle11"><text:span text:style-name="T12">gombičky od blúzy</text:span></text:span></text:p>
        <text:p text:style-name="P106"><text:span text:style-name="CharStyle11"><text:span text:style-name="T12">a od uhorských nohavíc</text:span></text:span></text:p>
        <text:p text:style-name="P106"><text:span text:style-name="CharStyle11"><text:span text:style-name="T12">víťazné motúzy.</text:span></text:span></text:p>
        <text:p text:style-name="P94"><text:span text:style-name="CharStyle11"><text:span text:style-name="T12"/></text:span></text:p>
        <text:p text:style-name="P106"><text:soft-page-break/><text:span text:style-name="CharStyle11"><text:span text:style-name="T12">Od pysku jazyk baganča</text:span></text:span></text:p>
        <text:p text:style-name="P106"><text:span text:style-name="CharStyle11"><text:span text:style-name="T12">a čiastka od časti,</text:span></text:span></text:p>
        <text:p text:style-name="P106"><text:span text:style-name="CharStyle11"><text:span text:style-name="T12">len podkovičky zostaly,</text:span></text:span></text:p>
        <text:p text:style-name="P106"><text:span text:style-name="CharStyle11"><text:span text:style-name="T12">sťa láska ku vlasti.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I ony skoro opätky</text:span></text:span></text:p>
        <text:p text:style-name="P106"><text:span text:style-name="CharStyle11"><text:span text:style-name="T12">samotné nechajú,</text:span></text:span></text:p>
        <text:p text:style-name="P106"><text:span text:style-name="CharStyle11"><text:span text:style-name="T12">čo kročím, ako k pohrebu</text:span></text:span></text:p>
        <text:p text:style-name="P106"><text:span text:style-name="CharStyle11"><text:span text:style-name="T12">žalostne cenga</text:span></text:span><text:span text:style-name="CharStyle11"><text:span text:style-name="T1">jú.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Kop</text:span></text:span><text:span text:style-name="CharStyle11"><text:span text:style-name="T1">ejk</text:span></text:span><text:span text:style-name="CharStyle11"><text:span text:style-name="T12">y s vreckom vo hneve,</text:span></text:span></text:p>
        <text:p text:style-name="P106"><text:span text:style-name="CharStyle11"><text:span text:style-name="T12">tabačník s tabakom,</text:span></text:span></text:p>
        <text:p text:style-name="P106"><text:span text:style-name="CharStyle11"><text:span text:style-name="T12">tri hviezdy ušly do pekla</text:span></text:span></text:p>
        <text:p text:style-name="P106"><text:span text:style-name="CharStyle11"><text:span text:style-name="T12">a rešpekt k oblakom.</text:span></text:span></text:p>
        <text:p text:style-name="P8"><text:span text:style-name="CharStyle25"><text:span text:style-name="T12"/></text:span></text:p>
        <text:p text:style-name="P97"><text:span text:style-name="CharStyle11"><text:span text:style-name="T12">Bulky a plné pirohy</text:span></text:span></text:p>
        <text:p text:style-name="P106"><text:span text:style-name="CharStyle11"><text:span text:style-name="T12">sneh lanský o Ďure.</text:span></text:span></text:p>
        <text:p text:style-name="P106"><text:span text:style-name="CharStyle11"><text:span text:style-name="T12">Postretnem sa snáď s nimi</text:span></text:span></text:p>
        <text:p text:style-name="P106"><text:span text:style-name="CharStyle11"><text:span text:style-name="T12">už len v literatúre.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Machorku kúrim štipľavú</text:span></text:span></text:p>
        <text:p text:style-name="P106"><text:span text:style-name="CharStyle11"><text:span text:style-name="T12">a pijem horký čaj.</text:span></text:span></text:p>
        <text:p text:style-name="P97"><text:span text:style-name="CharStyle11"><text:span text:style-name="T12">Pre mňa viac nemá cukríkov</text:span></text:span></text:p>
        <text:p text:style-name="P106"><text:span text:style-name="CharStyle11"><text:span text:style-name="T12">široký ruský kraj.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Zostala kaša žobrácka</text:span></text:span></text:p>
        <text:p text:style-name="P106"><text:span text:style-name="CharStyle11"><text:span text:style-name="T12">a “čorti” kuchára.</text:span></text:span></text:p>
        <text:p text:style-name="P97"><text:span text:style-name="CharStyle11"><text:span text:style-name="T4">Í</text:span></text:span><text:span text:style-name="CharStyle11"><text:span text:style-name="T12">sť na ponosu?... Vytrhli</text:span></text:span></text:p>
        <text:p text:style-name="P106"><text:span text:style-name="CharStyle11"><text:span text:style-name="T12">sme z čiapok cisár</text:span></text:span><text:span text:style-name="CharStyle11"><text:span text:style-name="T1">a</text:span></text:span><text:span text:style-name="CharStyle11"><text:span text:style-name="T12">!</text:span></text:span></text:p>
        <text:p text:style-name="P116"><text:span text:style-name="CharStyle16"><text:span text:style-name="T12"/></text:span></text:p>
        <text:p text:style-name="P120"><text:span text:style-name="CharStyle16"><text:span text:style-name="T12">Charkov, 23. VII. 1915.</text:span></text:span></text:p>
        <text:h text:style-name="P23" text:outline-level="3"><text:span text:style-name="CharStyle27"><text:span text:style-name="T12"/></text:span></text:h>
        <text:h text:style-name="P71" text:outline-level="3"><text:span text:style-name="CharStyle27"><text:span text:style-name="T12"/></text:span></text:h>
        <text:h text:style-name="P71" text:outline-level="3"><text:bookmark-start text:name="bookmark94"/><text:span text:style-name="CharStyle27"><text:span text:style-name="T12">Pred poludním, po poludn</text:span></text:span><text:span text:style-name="CharStyle27"><text:span text:style-name="T1">í</text:span></text:span><text:span text:style-name="CharStyle27"><text:span text:style-name="T12">.</text:span></text:span><text:bookmark-end text:name="bookmark94"/></text:h>
        <text:p text:style-name="P94"><text:soft-page-break/><text:span text:style-name="CharStyle11"><text:span text:style-name="T12"/></text:span></text:p>
        <text:p text:style-name="P106"><text:span text:style-name="CharStyle11"><text:span text:style-name="T12">Pred poludní</text:span></text:span><text:span text:style-name="CharStyle11"><text:span text:style-name="T1">m</text:span></text:span><text:span text:style-name="CharStyle11"><text:span text:style-name="T12">; po poludní</text:span></text:span></text:p>
        <text:p text:style-name="P106"><text:span text:style-name="CharStyle11"><text:span text:style-name="T12">košieľku som pral pri studni,</text:span></text:span></text:p>
        <text:p text:style-name="P106"><text:span text:style-name="CharStyle11"><text:span text:style-name="T12">roztrhaná, čiernu z bojov,</text:span></text:span></text:p>
        <text:p text:style-name="P106"><text:span text:style-name="CharStyle11"><text:span text:style-name="T12">aby poznal, že je mojou.</text:span></text:span></text:p>
        <text:p text:style-name="P106"><text:span text:style-name="CharStyle11"><text:span text:style-name="T12">Slnce hrialo, ako peklo,</text:span></text:span></text:p>
        <text:p text:style-name="P106"><text:span text:style-name="CharStyle11"><text:span text:style-name="T12">voda tiekla, s čela tieklo</text:span></text:span></text:p>
        <text:p text:style-name="P106"><text:span text:style-name="CharStyle11"><text:span text:style-name="T12">a že i sĺz padlo veľa —</text:span></text:span></text:p>
        <text:p text:style-name="P106"><text:span text:style-name="CharStyle11"><text:span text:style-name="T12">košieľôčka obelela.</text:span></text:span></text:p>
        <text:p text:style-name="P97"><text:span text:style-name="CharStyle11"><text:span text:style-name="T12">Obelela, už je suchá,</text:span></text:span></text:p>
        <text:p text:style-name="P106"><text:span text:style-name="CharStyle11"><text:span text:style-name="T12">tichý vietor na ňu dúcha.</text:span></text:span></text:p>
        <text:p text:style-name="P94"><text:span text:style-name="CharStyle11"><text:span text:style-name="T12"/></text:span></text:p>
        <text:p text:style-name="P106"><text:span text:style-name="CharStyle11"><text:span text:style-name="T12">Ale čierny smútok v duši,</text:span></text:span></text:p>
        <text:p text:style-name="P106"><text:span text:style-name="CharStyle11"><text:span text:style-name="T12">kto operie, kto obsuší?</text:span></text:span></text:p>
        <text:p text:style-name="P106"><text:span text:style-name="CharStyle11"><text:span text:style-name="T12">Darmo srdce moje plače,</text:span></text:span></text:p>
        <text:p text:style-name="P106"><text:span text:style-name="CharStyle11"><text:span text:style-name="T12">nadarmo ho do sĺz máče,</text:span></text:span></text:p>
        <text:p text:style-name="P106"><text:span text:style-name="CharStyle11"><text:span text:style-name="T12">do sĺz, čo mi v očiach hrajú,</text:span></text:span></text:p>
        <text:p text:style-name="P106"><text:span text:style-name="CharStyle11"><text:span text:style-name="T12">čo sa dolu kotúľajú…</text:span></text:span></text:p>
        <text:p text:style-name="P106"><text:span text:style-name="CharStyle11"><text:span text:style-name="T12">Keby myseľ priniesla mi</text:span></text:span></text:p>
        <text:p text:style-name="P106"><text:span text:style-name="CharStyle11"><text:span text:style-name="T12">sivé oči, domec známy</text:span></text:span></text:p>
        <text:p text:style-name="P106"><text:span text:style-name="CharStyle11"><text:span text:style-name="T12">a tie ruky, ktoré v žiali</text:span></text:span></text:p>
        <text:p text:style-name="P106"><text:span text:style-name="CharStyle11"><text:span text:style-name="T12">košieľôčku moju praly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28. VI</text:span></text:span><text:span text:style-name="CharStyle25"><text:span text:style-name="T15">I.</text:span></text:span><text:span text:style-name="CharStyle25"><text:span text:style-name="T12"> 1915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bookmark-start text:name="bookmark96"/><text:span text:style-name="CharStyle27"><text:span text:style-name="T12">Prestal</text:span></text:span><text:span text:style-name="CharStyle27"><text:span text:style-name="T1">y...</text:span></text:span><text:bookmark-end text:name="bookmark96"/></text:h>
        <text:p text:style-name="P94"><text:span text:style-name="CharStyle11"><text:span text:style-name="T12"/></text:span></text:p>
        <text:p text:style-name="P107"><text:span text:style-name="CharStyle11"><text:span text:style-name="T12">Prestaly hlúpe pochody</text:span></text:span></text:p>
        <text:p text:style-name="P107"><text:span text:style-name="CharStyle11"><text:span text:style-name="T12">cez blatá, piesky, cez vody,</text:span></text:span></text:p>
        <text:p text:style-name="P107"><text:span text:style-name="CharStyle11"><text:span text:style-name="T12"/></text:span></text:p>
        <text:p text:style-name="P107"><text:span text:style-name="CharStyle11"><text:span text:style-name="T12">raz vrchom a raz dolinou,</text:span></text:span></text:p>
        <text:p text:style-name="P107"><text:span text:style-name="CharStyle11"><text:span text:style-name="T12">bučinou, briezim, smrečinou,</text:span></text:span></text:p>
        <text:p text:style-name="P107"><text:span text:style-name="CharStyle11"><text:span text:style-name="T12"/></text:span></text:p>
        <text:p text:style-name="P107"><text:soft-page-break/><text:span text:style-name="CharStyle11"><text:span text:style-name="T12">keď cesta rovnou nebola,</text:span></text:span></text:p>
        <text:p text:style-name="P107"><text:span text:style-name="CharStyle11"><text:span text:style-name="T12">raz do hora, raz do dola,</text:span></text:span></text:p>
        <text:p text:style-name="P107"><text:span text:style-name="CharStyle11"><text:span text:style-name="T12"/></text:span></text:p>
        <text:p text:style-name="P107"><text:span text:style-name="CharStyle11"><text:span text:style-name="T12">raz výcval a bez oddychu,</text:span></text:span></text:p>
        <text:p text:style-name="P107"><text:span text:style-name="CharStyle11"><text:span text:style-name="T12">raz s oddychom a potichu,</text:span></text:span></text:p>
        <text:p text:style-name="P107"><text:span text:style-name="CharStyle11"><text:span text:style-name="T12"/></text:span></text:p>
        <text:p text:style-name="P107"><text:span text:style-name="CharStyle11"><text:span text:style-name="T12">raz naholo — bez pr</text:span></text:span><text:span text:style-name="CharStyle11"><text:span text:style-name="T1">í</text:span></text:span><text:span text:style-name="CharStyle11"><text:span text:style-name="T12">veta,</text:span></text:span></text:p>
        <text:p text:style-name="P107"><text:span text:style-name="CharStyle11"><text:span text:style-name="T12">raz bez cieľa, raz do sveta,</text:span></text:span></text:p>
        <text:p text:style-name="P107"><text:span text:style-name="CharStyle11"><text:span text:style-name="T12"/></text:span></text:p>
        <text:p text:style-name="P107"><text:span text:style-name="CharStyle11"><text:span text:style-name="T12">raz celí a raz bez kožky,</text:span></text:span></text:p>
        <text:p text:style-name="P107"><text:span text:style-name="CharStyle11"><text:span text:style-name="T12">raz na bruchu, raz štvornožky,</text:span></text:span></text:p>
        <text:p text:style-name="P107"><text:span text:style-name="CharStyle11"><text:span text:style-name="T12"/></text:span></text:p>
        <text:p text:style-name="P107"><text:span text:style-name="CharStyle11"><text:span text:style-name="T12">raz slávne, raz bez výsledku,</text:span></text:span></text:p>
        <text:p text:style-name="P107"><text:span text:style-name="CharStyle11"><text:span text:style-name="T12">raz na zadok, raz do predku</text:span></text:span></text:p>
        <text:p text:style-name="P107"><text:span text:style-name="CharStyle11"><text:span text:style-name="T12"/></text:span></text:p>
        <text:p text:style-name="P107"><text:span text:style-name="CharStyle11"><text:span text:style-name="T12">a aká stála figúra,</text:span></text:span></text:p>
        <text:p text:style-name="P107"><text:span text:style-name="CharStyle11"><text:span text:style-name="T12">raz s hurrá a raz bez hurr</text:span></text:span><text:span text:style-name="CharStyle11"><text:span text:style-name="T1">á</text:span></text:span><text:span text:style-name="CharStyle11"><text:span text:style-name="T12">...</text:span></text:span></text:p>
        <text:p text:style-name="P78"><text:span text:style-name="CharStyle11"><text:span text:style-name="T12"/></text:span></text:p>
        <text:p text:style-name="P90"><text:span text:style-name="CharStyle11"><text:span text:style-name="T12">Tu sedím, sťa kus lekvára.</text:span></text:span></text:p>
        <text:p text:style-name="P90"><text:span text:style-name="CharStyle11"><text:span text:style-name="T12">Nik sa viac o mňa nestará.</text:span></text:span></text:p>
        <text:p text:style-name="P78"><text:span text:style-name="CharStyle11"><text:span text:style-name="T12"/></text:span></text:p>
        <text:p text:style-name="P90"><text:span text:style-name="CharStyle11"><text:span text:style-name="T12">Ja by sa tiež nič nestaral,</text:span></text:span></text:p>
        <text:p text:style-name="P90"><text:span text:style-name="CharStyle11"><text:span text:style-name="T12">len by sa bakanč nepáral,</text:span></text:span></text:p>
        <text:p text:style-name="P90"><text:span text:style-name="CharStyle11"><text:span text:style-name="T12"/></text:span></text:p>
        <text:p text:style-name="P90"><text:span text:style-name="CharStyle11"><text:span text:style-name="T12">len by sa blúza posledná</text:span></text:span></text:p>
        <text:p text:style-name="P90"><text:span text:style-name="CharStyle11"><text:span text:style-name="T12">držala troška dovedna,</text:span></text:span></text:p>
        <text:p text:style-name="P90"><text:span text:style-name="CharStyle11"><text:span text:style-name="T12"/></text:span></text:p>
        <text:p text:style-name="P90"><text:span text:style-name="CharStyle11"><text:span text:style-name="T12">len by sa pudlo nemilo</text:span></text:span></text:p>
        <text:p text:style-name="P90"><text:span text:style-name="CharStyle11"><text:span text:style-name="T12">za šv</text:span></text:span><text:span text:style-name="CharStyle11"><text:span text:style-name="T1">í</text:span></text:span><text:span text:style-name="CharStyle11"><text:span text:style-name="T12">kami nedvojilo,</text:span></text:span></text:p>
        <text:p text:style-name="P90"><text:span text:style-name="CharStyle11"><text:span text:style-name="T12"/></text:span></text:p>
        <text:p text:style-name="P90"><text:span text:style-name="CharStyle11"><text:span text:style-name="T12">len by sa čierna košeľa</text:span></text:span></text:p>
        <text:p text:style-name="P90"><text:span text:style-name="CharStyle11"><text:span text:style-name="T12">vše oprala a belela,</text:span></text:span></text:p>
        <text:p text:style-name="P90"><text:span text:style-name="CharStyle11"><text:span text:style-name="T12"/></text:span></text:p>
        <text:p text:style-name="P90"><text:span text:style-name="CharStyle11"><text:span text:style-name="T12">len by cigáni v žalúdku</text:span></text:span></text:p>
        <text:p text:style-name="P90"><text:soft-page-break/><text:span text:style-name="CharStyle11"><text:span text:style-name="T12">prestali kovať naskutku..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2. VIII. 19</text:span></text:span><text:span text:style-name="CharStyle25"><text:span text:style-name="T1">1</text:span></text:span><text:span text:style-name="CharStyle25"><text:span text:style-name="T12">5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98"/><text:span text:style-name="CharStyle27"><text:span text:style-name="T12">Otvor sa brán</text:span></text:span><text:span text:style-name="CharStyle27"><text:span text:style-name="T1">a.</text:span></text:span><text:span text:style-name="CharStyle27"><text:span text:style-name="T12">.</text:span></text:span><text:span text:style-name="CharStyle27"><text:span text:style-name="T1">.</text:span></text:span><text:bookmark-end text:name="bookmark98"/></text:h>
        <text:p text:style-name="P78"><text:span text:style-name="CharStyle11"><text:span text:style-name="T12"/></text:span></text:p>
        <text:p text:style-name="P90"><text:span text:style-name="CharStyle11"><text:span text:style-name="T12">Otvor sa brána — vyslyš mi túhu:</text:span></text:span></text:p>
        <text:p text:style-name="P90"><text:span text:style-name="CharStyle11"><text:span text:style-name="T12">chcem miesto teba len bránu druhú.</text:span></text:span></text:p>
        <text:p text:style-name="P94"><text:span text:style-name="CharStyle11"><text:span text:style-name="T12"/></text:span></text:p>
        <text:p text:style-name="P107"><text:span text:style-name="CharStyle11"><text:span text:style-name="T12">Vypusť ma dvor už z piesku a hliny:</text:span></text:span></text:p>
        <text:p text:style-name="P107"><text:span text:style-name="CharStyle11"><text:span text:style-name="T12">namiesto teba chcem len dvor iný.</text:span></text:span></text:p>
        <text:p text:style-name="P94"><text:span text:style-name="CharStyle11"><text:span text:style-name="T12"/></text:span></text:p>
        <text:p text:style-name="P107"><text:span text:style-name="CharStyle11"><text:span text:style-name="T12">Odstúpže strážnik s vintovkou, </text:span></text:span><text:span text:style-name="CharStyle11"><text:span text:style-name="T16">š</text:span></text:span><text:span text:style-name="CharStyle11"><text:span text:style-name="T12">tyko</text:span></text:span><text:span text:style-name="CharStyle11"><text:span text:style-name="T1">m</text:span></text:span><text:span text:style-name="CharStyle11"><text:span text:style-name="T12">:</text:span></text:span></text:p>
        <text:p text:style-name="P107"><text:span text:style-name="CharStyle11"><text:span text:style-name="T12">chcem ťa zameniť s druhým strážnikom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6. VIII. 1915.</text:span></text:span></text:p>
        <text:h text:style-name="P23" text:outline-level="3"><text:span text:style-name="CharStyle27"><text:span text:style-name="T12"/></text:span></text:h>
        <text:h text:style-name="P71" text:outline-level="3"><text:span text:style-name="CharStyle27"><text:span text:style-name="T12"/></text:span></text:h>
        <text:h text:style-name="P71" text:outline-level="3"><text:bookmark-start text:name="bookmark100"/><text:span text:style-name="CharStyle27"><text:span text:style-name="T12">Ako vás hviezdy</text:span></text:span><text:span text:style-name="CharStyle27"><text:span text:style-name="T1">...</text:span></text:span><text:bookmark-end text:name="bookmark100"/></text:h>
        <text:p text:style-name="P78"><text:span text:style-name="CharStyle11"><text:span text:style-name="T12"/></text:span></text:p>
        <text:p text:style-name="P90"><text:span text:style-name="CharStyle11"><text:span text:style-name="T12">Ako vás hviezdy na nebi</text:span></text:span></text:p>
        <text:p text:style-name="P90"><text:span text:style-name="CharStyle11"><text:span text:style-name="T12">duch môj za noci velebí,</text:span></text:span></text:p>
        <text:p text:style-name="P90"><text:span text:style-name="CharStyle11"><text:span text:style-name="T12">tak za dňa, keď sa trblietate</text:span></text:span></text:p>
        <text:p text:style-name="P90"><text:span text:style-name="CharStyle11"><text:span text:style-name="T12">na vyhladenej rovnošate</text:span></text:span></text:p>
        <text:p text:style-name="P90"><text:span text:style-name="CharStyle11"><text:span text:style-name="T12">uliciami a po sadoch,</text:span></text:span></text:p>
        <text:p text:style-name="P90"><text:span text:style-name="CharStyle11"><text:span text:style-name="T12">v kaviarňach, zálach veľkolepých,</text:span></text:span></text:p>
        <text:p text:style-name="P90"><text:span text:style-name="CharStyle11"><text:span text:style-name="T12">divadlách, plesoch, výkladoch —</text:span></text:span></text:p>
        <text:p text:style-name="P90"><text:span text:style-name="CharStyle11"><text:span text:style-name="T12">pripadáte mi, ako prepych</text:span></text:span></text:p>
        <text:p text:style-name="P90"><text:span text:style-name="CharStyle11"><text:span text:style-name="T12">márnivej biednej koketty,</text:span></text:span></text:p>
        <text:p text:style-name="P90"><text:span text:style-name="CharStyle11"><text:span text:style-name="T12">čo s lacnou vôňou šíri hanu,</text:span></text:span></text:p>
        <text:p text:style-name="P90"><text:span text:style-name="CharStyle11"><text:span text:style-name="T12">čo si na sukňu ucundranú</text:span></text:span></text:p>
        <text:p text:style-name="P90"><text:span text:style-name="CharStyle11"><text:span text:style-name="T12">falošné vešia klen</text:span></text:span><text:span text:style-name="CharStyle11"><text:span text:style-name="T16">ó</text:span></text:span><text:span text:style-name="CharStyle11"><text:span text:style-name="T12">ty,</text:span></text:span></text:p>
        <text:p text:style-name="P90"><text:span text:style-name="CharStyle11"><text:span text:style-name="T12">čo symbol, ktorý v pravej viere</text:span></text:span></text:p>
        <text:p text:style-name="P90"><text:soft-page-break/><text:span text:style-name="CharStyle11"><text:span text:style-name="T12">pastierov viesť sa ponúkav,</text:span></text:span></text:p>
        <text:p text:style-name="P90"><text:span text:style-name="CharStyle11"><text:span text:style-name="T12">prišíva </text:span></text:span><text:span text:style-name="CharStyle11"><text:span text:style-name="T1">I</text:span></text:span><text:span text:style-name="CharStyle11"><text:span text:style-name="T12">stivo na goliere,</text:span></text:span></text:p>
        <text:p text:style-name="P90"><text:span text:style-name="CharStyle11"><text:span text:style-name="T12">raz na plecia, raz na rukáv.</text:span></text:span></text:p>
        <text:p text:style-name="P82"><text:span text:style-name="CharStyle11"><text:span text:style-name="T12">Len tam, len tam, kde gule švištia,</text:span></text:span></text:p>
        <text:p text:style-name="P90"><text:span text:style-name="CharStyle11"><text:span text:style-name="T12">skvie hviezda spásy parádna,</text:span></text:span></text:p>
        <text:p text:style-name="P90"><text:span text:style-name="CharStyle11"><text:span text:style-name="T12">tam drobné hviezdy aj za dňa</text:span></text:span></text:p>
        <text:p text:style-name="P90"><text:span text:style-name="CharStyle11"><text:span text:style-name="T12">sa bleskom vykúpenia blyštia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6. VIII. 1915.</text:span></text:span></text:p>
        <text:h text:style-name="P23" text:outline-level="3"><text:span text:style-name="CharStyle27"><text:span text:style-name="T12"/></text:span></text:h>
        <text:h text:style-name="P71" text:outline-level="3"><text:span text:style-name="CharStyle27"><text:span text:style-name="T12"/></text:span></text:h>
        <text:h text:style-name="P71" text:outline-level="3"><text:bookmark-start text:name="bookmark102"/><text:span text:style-name="CharStyle27"><text:span text:style-name="T12">Kasárne veľké...</text:span></text:span><text:bookmark-end text:name="bookmark102"/></text:h>
        <text:p text:style-name="P78"><text:span text:style-name="CharStyle11"><text:span text:style-name="T12"/></text:span></text:p>
        <text:p text:style-name="P90"><text:span text:style-name="CharStyle11"><text:span text:style-name="T12">Kasárne veľké, kasárne ruské,</text:span></text:span></text:p>
        <text:p text:style-name="P90"><text:span text:style-name="CharStyle11"><text:span text:style-name="T12">aké ste veľké, také ste úzke,</text:span></text:span></text:p>
        <text:p text:style-name="P90"><text:span text:style-name="CharStyle11"><text:span text:style-name="T12">aké široké, také ste malé,</text:span></text:span></text:p>
        <text:p text:style-name="P90"><text:span text:style-name="CharStyle11"><text:span text:style-name="T12">pre šíre šírky, ďaleké diale,</text:span></text:span></text:p>
        <text:p text:style-name="P90"><text:span text:style-name="CharStyle11"><text:span text:style-name="T12">kde úzke polia a malé byty,</text:span></text:span></text:p>
        <text:p text:style-name="P90"><text:span text:style-name="CharStyle11"><text:span text:style-name="T12">na úzkych poliach široké city,</text:span></text:span></text:p>
        <text:p text:style-name="P90"><text:span text:style-name="CharStyle11"><text:span text:style-name="T12">a v malých domcoch krajina celá:</text:span></text:span></text:p>
        <text:p text:style-name="P90"><text:span text:style-name="CharStyle11"><text:span text:style-name="T12">pár sŕdc a lásky v nich veľa, veľ</text:span></text:span><text:span text:style-name="CharStyle11"><text:span text:style-name="T1">a</text:span></text:span><text:span text:style-name="CharStyle11"><text:span text:style-name="T12">!</text:span></text:span></text:p>
        <text:p text:style-name="P116"><text:span text:style-name="CharStyle16"><text:span text:style-name="T12"/></text:span></text:p>
        <text:p text:style-name="P120"><text:span text:style-name="CharStyle16"><text:span text:style-name="T12">Charkov, 6. VIII. 1915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span text:style-name="CharStyle27"><text:span text:style-name="T5">Č</text:span></text:span><text:bookmark-start text:name="bookmark104"/><text:span text:style-name="CharStyle27"><text:span text:style-name="T12">aj.</text:span></text:span><text:bookmark-end text:name="bookmark104"/></text:h>
        <text:p text:style-name="P94"><text:span text:style-name="CharStyle11"><text:span text:style-name="T12"/></text:span></text:p>
        <text:p text:style-name="P107"><text:span text:style-name="CharStyle11"><text:span text:style-name="T12">Špinavý “soldat” z družiny,</text:span></text:span></text:p>
        <text:p text:style-name="P107"><text:span text:style-name="CharStyle11"><text:span text:style-name="T12">Pán Boh mu zdravia daj,</text:span></text:span></text:p>
        <text:p text:style-name="P107"><text:span text:style-name="CharStyle11"><text:span text:style-name="T12">otvára oči pomaly</text:span></text:span></text:p>
        <text:p text:style-name="P107"><text:span text:style-name="CharStyle11"><text:span text:style-name="T12">a bystro vol</text:span></text:span><text:span text:style-name="CharStyle11"><text:span text:style-name="T1">á</text:span></text:span><text:span text:style-name="CharStyle11"><text:span text:style-name="T12">: “ča</text:span></text:span><text:span text:style-name="CharStyle11"><text:span text:style-name="T1">j</text:span></text:span><text:span text:style-name="CharStyle11"><text:span text:style-name="T12">!</text:span></text:span><text:span text:style-name="CharStyle11"><text:span text:style-name="T1">”</text:span></text:span></text:p>
        <text:p text:style-name="P94"><text:span text:style-name="CharStyle11"><text:span text:style-name="T12"/></text:span></text:p>
        <text:p text:style-name="P107"><text:span text:style-name="CharStyle11"><text:span text:style-name="T12">Sapógy spúšťa s postele</text:span></text:span></text:p>
        <text:p text:style-name="P107"><text:span text:style-name="CharStyle11"><text:span text:style-name="T12">a sadá na jej kraj,</text:span></text:span></text:p>
        <text:p text:style-name="P107"><text:soft-page-break/><text:span text:style-name="CharStyle11"><text:span text:style-name="T12">zaspal by, ale “efr</text:span></text:span><text:span text:style-name="CharStyle11"><text:span text:style-name="T1">ajt</text:span></text:span><text:span text:style-name="CharStyle11"><text:span text:style-name="T12">or”</text:span></text:span></text:p>
        <text:p text:style-name="P107"><text:span text:style-name="CharStyle11"><text:span text:style-name="T12">už i priniesol čaj.</text:span></text:span></text:p>
        <text:p text:style-name="P94"><text:span text:style-name="CharStyle11"><text:span text:style-name="T12"/></text:span></text:p>
        <text:p text:style-name="P107"><text:span text:style-name="CharStyle11"><text:span text:style-name="T12">Zakúsli už do cukr</text:span></text:span><text:span text:style-name="CharStyle11"><text:span text:style-name="T1">í</text:span></text:span><text:span text:style-name="CharStyle11"><text:span text:style-name="T12">kov,</text:span></text:span></text:p>
        <text:p text:style-name="P107"><text:span text:style-name="CharStyle11"><text:span text:style-name="T12">do politiky, aj —</text:span></text:span></text:p>
        <text:p text:style-name="P107"><text:span text:style-name="CharStyle11"><text:span text:style-name="T12">do bielych buliek, ako sneh</text:span></text:span></text:p>
        <text:p text:style-name="P107"><text:span text:style-name="CharStyle11"><text:span text:style-name="T12">a pijú ranný čaj.</text:span></text:span></text:p>
        <text:p text:style-name="P94"><text:span text:style-name="CharStyle11"><text:span text:style-name="T12"/></text:span></text:p>
        <text:p text:style-name="P107"><text:span text:style-name="CharStyle11"><text:span text:style-name="T12">Pricválal kozák. To nov</text:span></text:span><text:span text:style-name="CharStyle11"><text:span text:style-name="T1">í</text:span></text:span></text:p>
        <text:p text:style-name="P107"><text:span text:style-name="CharStyle11"><text:span text:style-name="T12">zajatci nebodaj.</text:span></text:span></text:p>
        <text:p text:style-name="P98"><text:span text:style-name="CharStyle11"><text:span text:style-name="T12">Kasáreň vymiesť bolo by…</text:span></text:span></text:p>
        <text:p text:style-name="P107"><text:span text:style-name="CharStyle11"><text:span text:style-name="T12">Len nech dopijú čaj.</text:span></text:span></text:p>
        <text:p text:style-name="P94"><text:span text:style-name="CharStyle11"><text:span text:style-name="T12"/></text:span></text:p>
        <text:p text:style-name="P107"><text:span text:style-name="CharStyle11"><text:span text:style-name="T12">I troška lepšie umyť sa,</text:span></text:span></text:p>
        <text:p text:style-name="P107"><text:span text:style-name="CharStyle11"><text:span text:style-name="T12">bo je to zdravé vraj</text:span></text:span></text:p>
        <text:p text:style-name="P107"><text:span text:style-name="CharStyle11"><text:span text:style-name="T12">a slúži ku cti človeka...</text:span></text:span></text:p>
        <text:p text:style-name="P94"><text:span text:style-name="CharStyle11"><text:span text:style-name="T12">Len nech dopijú čaj.</text:span></text:span></text:p>
        <text:p text:style-name="P8"><text:span text:style-name="CharStyle25"><text:span text:style-name="T1"/></text:span></text:p>
        <text:p text:style-name="P98"><text:span text:style-name="CharStyle11"><text:span text:style-name="T12">A pije ďalej družina</text:span></text:span></text:p>
        <text:p text:style-name="P107"><text:span text:style-name="CharStyle11"><text:span text:style-name="T12">a celý ruský kraj.</text:span></text:span></text:p>
        <text:p text:style-name="P107"><text:span text:style-name="CharStyle11"><text:span text:style-name="T12">Už obed blíži sa a ľa,</text:span></text:span></text:p>
        <text:p text:style-name="P107"><text:span text:style-name="CharStyle11"><text:span text:style-name="T12">furt trvá ranný čaj.</text:span></text:span></text:p>
        <text:p text:style-name="P94"><text:span text:style-name="CharStyle11"><text:span text:style-name="T12"/></text:span></text:p>
        <text:p text:style-name="P107"><text:span text:style-name="CharStyle11"><text:span text:style-name="T12">Zatrúbil žia</text:span></text:span><text:span text:style-name="CharStyle11"><text:span text:style-name="T1">ľ</text:span></text:span><text:span text:style-name="CharStyle11"><text:span text:style-name="T12">ne na obed.</text:span></text:span></text:p>
        <text:p text:style-name="P107"><text:span text:style-name="CharStyle11"><text:span text:style-name="T12">Hospodin pomáhaj</text:span></text:span></text:p>
        <text:p text:style-name="P107"><text:span text:style-name="CharStyle11"><text:span text:style-name="T12">od ryby, aby bola šč</text:span></text:span><text:span text:style-name="CharStyle11"><text:span text:style-name="T1">i</text:span></text:span><text:span text:style-name="CharStyle11"><text:span text:style-name="T12">!</text:span></text:span></text:p>
        <text:p text:style-name="P94"><text:span text:style-name="CharStyle11"><text:span text:style-name="T12">A ďalej pijú čaj.</text:span></text:span></text:p>
        <text:p text:style-name="P94"><text:span text:style-name="CharStyle11"><text:span text:style-name="T12"/></text:span></text:p>
        <text:p text:style-name="P107"><text:span text:style-name="CharStyle11"><text:span text:style-name="T12">Po boršči čaj, po kaši čaj,</text:span></text:span></text:p>
        <text:p text:style-name="P107"><text:span text:style-name="CharStyle11"><text:span text:style-name="T12">to život, to je raj.</text:span></text:span></text:p>
        <text:p text:style-name="P98"><text:span text:style-name="CharStyle11"><text:span text:style-name="T12">Od rána, až do polnoci</text:span></text:span></text:p>
        <text:p text:style-name="P107"><text:span text:style-name="CharStyle11"><text:span text:style-name="T5">č</text:span></text:span><text:span text:style-name="CharStyle11"><text:span text:style-name="T1">aj,</text:span></text:span><text:span text:style-name="CharStyle11"><text:span text:style-name="T12"> </text:span></text:span><text:span text:style-name="CharStyle11"><text:span text:style-name="T16">č</text:span></text:span><text:span text:style-name="CharStyle11"><text:span text:style-name="T1">aj,</text:span></text:span><text:span text:style-name="CharStyle11"><text:span text:style-name="T12"> </text:span></text:span><text:span text:style-name="CharStyle11"><text:span text:style-name="T16">č</text:span></text:span><text:span text:style-name="CharStyle11"><text:span text:style-name="T1">aj,</text:span></text:span><text:span text:style-name="CharStyle11"><text:span text:style-name="T12"> </text:span></text:span><text:span text:style-name="CharStyle11"><text:span text:style-name="T16">č</text:span></text:span><text:span text:style-name="CharStyle11"><text:span text:style-name="T1">aj,</text:span></text:span><text:span text:style-name="CharStyle11"><text:span text:style-name="T12"> </text:span></text:span><text:span text:style-name="CharStyle11"><text:span text:style-name="T16">č</text:span></text:span><text:span text:style-name="CharStyle11"><text:span text:style-name="T12">a</text:span></text:span><text:span text:style-name="CharStyle11"><text:span text:style-name="T1">j</text:span></text:span><text:span text:style-name="CharStyle11"><text:span text:style-name="T12">, </text:span></text:span><text:span text:style-name="CharStyle11"><text:span text:style-name="T16">č</text:span></text:span><text:span text:style-name="CharStyle11"><text:span text:style-name="T12">a</text:span></text:span><text:span text:style-name="CharStyle11"><text:span text:style-name="T1">j</text:span></text:span><text:span text:style-name="CharStyle11"><text:span text:style-name="T12">.</text:span></text:span></text:p>
        <text:p text:style-name="P94"><text:span text:style-name="CharStyle11"><text:span text:style-name="T12"/></text:span></text:p>
        <text:p text:style-name="P107"><text:span text:style-name="CharStyle11"><text:span text:style-name="T12">Veselá služba “cárska” to,</text:span></text:span></text:p>
        <text:p text:style-name="P107"><text:soft-page-break/><text:span text:style-name="CharStyle11"><text:span text:style-name="T12">Bože im zdravia da</text:span></text:span><text:span text:style-name="CharStyle11"><text:span text:style-name="T1">j</text:span></text:span><text:span text:style-name="CharStyle11"><text:span text:style-name="T12">!</text:span></text:span></text:p>
        <text:p text:style-name="P98"><text:span text:style-name="CharStyle11"><text:span text:style-name="T12">Len nech je boršč, nech kaša je</text:span></text:span></text:p>
        <text:p text:style-name="P107"><text:span text:style-name="CharStyle11"><text:span text:style-name="T12">a nech je ranný čaj.</text:span></text:span></text:p>
        <text:p text:style-name="P116"><text:span text:style-name="CharStyle16"><text:span text:style-name="T12"/></text:span></text:p>
        <text:p text:style-name="P120"><text:span text:style-name="CharStyle16"><text:span text:style-name="T12">Charkov, 9. VIII. 1915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bookmark-start text:name="bookmark106"/><text:span text:style-name="CharStyle27"><text:span text:style-name="T12">Kve</text:span></text:span><text:span text:style-name="CharStyle27"><text:span text:style-name="T1">r</text:span></text:span><text:span text:style-name="CharStyle27"><text:span text:style-name="T12"> by zas vza</text:span></text:span><text:span text:style-name="CharStyle27"><text:span text:style-name="T1">l...</text:span></text:span><text:bookmark-end text:name="bookmark106"/></text:h>
        <text:p text:style-name="P94"><text:span text:style-name="CharStyle11"><text:span text:style-name="T12"/></text:span></text:p>
        <text:p text:style-name="P107"><text:span text:style-name="CharStyle11"><text:span text:style-name="T12">Kver by zas vzal s patr</text:span></text:span><text:span text:style-name="CharStyle11"><text:span text:style-name="T16">o</text:span></text:span><text:span text:style-name="CharStyle11"><text:span text:style-name="T12">nami,</text:span></text:span></text:p>
        <text:p text:style-name="P107"><text:span text:style-name="CharStyle11"><text:span text:style-name="T12">išiel, išiel so štykami.</text:span></text:span></text:p>
        <text:p text:style-name="P98"><text:span text:style-name="CharStyle11"><text:span text:style-name="T12">Kŕmil by sa chleba troškou,</text:span></text:span></text:p>
        <text:p text:style-name="P107"><text:span text:style-name="CharStyle11"><text:span text:style-name="T12">stlal si zemou, stlal si doskou.</text:span></text:span></text:p>
        <text:p text:style-name="P107"><text:span text:style-name="CharStyle11"><text:span text:style-name="T12">Paplón by bol nebo šumné,</text:span></text:span></text:p>
        <text:p text:style-name="P107"><text:span text:style-name="CharStyle11"><text:span text:style-name="T12">vietor by si líhal ku mn</text:span></text:span><text:span text:style-name="CharStyle11"><text:span text:style-name="T1">e</text:span></text:span><text:span text:style-name="CharStyle11"><text:span text:style-name="T12">,</text:span></text:span></text:p>
        <text:p text:style-name="P107"><text:span text:style-name="CharStyle11"><text:span text:style-name="T12">pod hlavou mal kulač s hrnkom,</text:span></text:span></text:p>
        <text:p text:style-name="P107"><text:span text:style-name="CharStyle11"><text:span text:style-name="T12">budieval sa s ranným slnkom,</text:span></text:span></text:p>
        <text:p text:style-name="P107"><text:span text:style-name="CharStyle11"><text:span text:style-name="T12">umýval sa z vlastnej dlani,</text:span></text:span></text:p>
        <text:p text:style-name="P107"><text:span text:style-name="CharStyle11"><text:span text:style-name="T12">sušil by ma závan rann</text:span></text:span><text:span text:style-name="CharStyle11"><text:span text:style-name="T1">ý</text:span></text:span><text:span text:style-name="CharStyle11"><text:span text:style-name="T12">!</text:span></text:span></text:p>
        <text:p text:style-name="P98"><text:span text:style-name="CharStyle11"><text:span text:style-name="T12">Čo by denne dieru zašil,</text:span></text:span></text:p>
        <text:p text:style-name="P107"><text:span text:style-name="CharStyle11"><text:span text:style-name="T12">bagančeky čiapkou prášil,</text:span></text:span></text:p>
        <text:p text:style-name="P107"><text:span text:style-name="CharStyle11"><text:span text:style-name="T12">čiapkou blúzu, blúzou čiapku,</text:span></text:span></text:p>
        <text:p text:style-name="P107"><text:span text:style-name="CharStyle11"><text:span text:style-name="T12">vlasy dával do poriadku</text:span></text:span></text:p>
        <text:p text:style-name="P107"><text:span text:style-name="CharStyle11"><text:span text:style-name="T12">v gombičke, čo zostala mi</text:span></text:span></text:p>
        <text:p text:style-name="P107"><text:span text:style-name="CharStyle11"><text:span text:style-name="T12">na mantli, sťa starý známy…</text:span></text:span></text:p>
        <text:p text:style-name="P107"><text:span text:style-name="CharStyle11"><text:span text:style-name="T12">Šiel by zdravý, šiel by slabý,</text:span></text:span></text:p>
        <text:p text:style-name="P107"><text:span text:style-name="CharStyle11"><text:span text:style-name="T12">hoci guľka trafila by.</text:span></text:span></text:p>
        <text:p text:style-name="P98"><text:span text:style-name="CharStyle11"><text:span text:style-name="T12">Krátky život, nech sa skrát</text:span></text:span><text:span text:style-name="CharStyle11"><text:span text:style-name="T1">i</text:span></text:span><text:span text:style-name="CharStyle11"><text:span text:style-name="T12">!</text:span></text:span></text:p>
        <text:p text:style-name="P107"><text:span text:style-name="CharStyle11"><text:span text:style-name="T12">Nech zaplače žena, mati!</text:span></text:span></text:p>
        <text:p text:style-name="P98"><text:span text:style-name="CharStyle11"><text:span text:style-name="T12">Len keby tam v hmlistej diali</text:span></text:span></text:p>
        <text:p text:style-name="P107"><text:span text:style-name="CharStyle11"><text:span text:style-name="T12">Slováci viac neplakal</text:span></text:span><text:span text:style-name="CharStyle11"><text:span text:style-name="T1">i</text:span></text:span><text:span text:style-name="CharStyle11"><text:span text:style-name="T12">!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19. VIII. 1915.</text:span></text:span></text:p>
        <text:p text:style-name="P8"><text:soft-page-break/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108"/><text:span text:style-name="CharStyle27"><text:span text:style-name="T12">Horúce srdce</text:span></text:span><text:span text:style-name="CharStyle27"><text:span text:style-name="T1">.</text:span></text:span><text:span text:style-name="CharStyle27"><text:span text:style-name="T12">..</text:span></text:span><text:bookmark-end text:name="bookmark108"/></text:h>
        <text:p text:style-name="P94"><text:span text:style-name="CharStyle11"><text:span text:style-name="T16"/></text:span></text:p>
        <text:p text:style-name="P107"><text:span text:style-name="CharStyle11"><text:span text:style-name="T12">Horúce srdce — blúza šedivá, —</text:span></text:span></text:p>
        <text:p text:style-name="P107"><text:span text:style-name="CharStyle11"><text:span text:style-name="T12">horúcu hlavu — čiapka zakrýva.</text:span></text:span></text:p>
        <text:p text:style-name="P107"><text:span text:style-name="CharStyle11"><text:span text:style-name="T12">Myšlienky, city zakryté máme,</text:span></text:span></text:p>
        <text:p text:style-name="P107"><text:span text:style-name="CharStyle11"><text:span text:style-name="T12">tak sa my sami zakopávame.</text:span></text:span></text:p>
        <text:p text:style-name="P107"><text:span text:style-name="CharStyle11"><text:span text:style-name="T12">Preto sa na nás každý za živa</text:span></text:span></text:p>
        <text:p text:style-name="P107"><text:span text:style-name="CharStyle11"><text:span text:style-name="T12">zvysoka, hrdo, potupne díva,</text:span></text:span></text:p>
        <text:p text:style-name="P107"><text:span text:style-name="CharStyle11"><text:span text:style-name="T12">preto je ešte čachtická pani</text:span></text:span></text:p>
        <text:p text:style-name="P107"><text:span text:style-name="CharStyle11"><text:span text:style-name="T12">hore na zámku nie po kúpaní,</text:span></text:span></text:p>
        <text:p text:style-name="P107"><text:span text:style-name="CharStyle11"><text:span text:style-name="T12">preto sa v slzách a krvi kúpe.</text:span></text:span></text:p>
        <text:p text:style-name="P107"><text:span text:style-name="CharStyle11"><text:span text:style-name="T12">Prervime naše mlčanie hlúp</text:span></text:span><text:span text:style-name="CharStyle11"><text:span text:style-name="T1">e</text:span></text:span><text:span text:style-name="CharStyle11"><text:span text:style-name="T12">!</text:span></text:span></text:p>
        <text:p text:style-name="P8"><text:span text:style-name="CharStyle25"><text:span text:style-name="T12"/></text:span></text:p>
        <text:p text:style-name="P9"><text:span text:style-name="CharStyle25"><text:span text:style-name="T12">Charkov, 19. VIII. 1915.</text:span></text:span></text:p>
        <text:h text:style-name="P23" text:outline-level="3"><text:span text:style-name="CharStyle27"><text:span text:style-name="T12"/></text:span></text:h>
        <text:h text:style-name="P71" text:outline-level="3"><text:span text:style-name="CharStyle27"><text:span text:style-name="T12"/></text:span></text:h>
        <text:h text:style-name="P71" text:outline-level="3"><text:bookmark-start text:name="bookmark110"/><text:span text:style-name="CharStyle27"><text:span text:style-name="T12">Bo</text:span></text:span><text:span text:style-name="CharStyle27"><text:span text:style-name="T1">l</text:span></text:span><text:span text:style-name="CharStyle27"><text:span text:style-name="T12">a by nedeľa.</text:span></text:span><text:bookmark-end text:name="bookmark110"/></text:h>
        <text:p text:style-name="P94"><text:span text:style-name="CharStyle11"><text:span text:style-name="T12"/></text:span></text:p>
        <text:p text:style-name="P107"><text:span text:style-name="CharStyle11"><text:span text:style-name="T12">Bola by nedeľa, bola by deň celý,</text:span></text:span></text:p>
        <text:p text:style-name="P107"><text:span text:style-name="CharStyle11"><text:span text:style-name="T12">keby sa obliekol do čistej košeli.</text:span></text:span></text:p>
        <text:p text:style-name="P94"><text:span text:style-name="CharStyle11"><text:span text:style-name="T12"/></text:span></text:p>
        <text:p text:style-name="P107"><text:span text:style-name="CharStyle11"><text:span text:style-name="T12">Bola by nedeľa, svätil by deň sv</text:span></text:span><text:span text:style-name="CharStyle11"><text:span text:style-name="T5">a</text:span></text:span><text:span text:style-name="CharStyle11"><text:span text:style-name="T12">tý,</text:span></text:span></text:p>
        <text:p text:style-name="P107"><text:span text:style-name="CharStyle11"><text:span text:style-name="T12">keby si mohol vziať nedeľňajšie šaty.</text:span></text:span></text:p>
        <text:p text:style-name="P94"><text:span text:style-name="CharStyle11"><text:span text:style-name="T12"/></text:span></text:p>
        <text:p text:style-name="P107"><text:span text:style-name="CharStyle11"><text:span text:style-name="T12">Bola by, bola by, nedeľa by bola,</text:span></text:span></text:p>
        <text:p text:style-name="P107"><text:span text:style-name="CharStyle11"><text:span text:style-name="T12">keby som mohol ísť aj ja do kostola.</text:span></text:span></text:p>
        <text:p text:style-name="P94"><text:span text:style-name="CharStyle11"><text:span text:style-name="T12"/></text:span></text:p>
        <text:p text:style-name="P107"><text:span text:style-name="CharStyle11"><text:span text:style-name="T12">Bola by nedeľa, keby bola ona,</text:span></text:span></text:p>
        <text:p text:style-name="P107"><text:span text:style-name="CharStyle11"><text:span text:style-name="T12">keby bola ona, keby bola doma.</text:span></text:span></text:p>
        <text:p text:style-name="P8"><text:span text:style-name="CharStyle25"><text:span text:style-name="T1"/></text:span></text:p>
        <text:p text:style-name="P9"><text:span text:style-name="CharStyle25"><text:span text:style-name="T1">Ch</text:span></text:span><text:span text:style-name="CharStyle25"><text:span text:style-name="T12">a</text:span></text:span><text:span text:style-name="CharStyle25"><text:span text:style-name="T1">rk</text:span></text:span><text:span text:style-name="CharStyle25"><text:span text:style-name="T12">ov, 22. VIII. 1915.</text:span></text:span></text:p>
        <text:p text:style-name="P8"><text:span text:style-name="CharStyle29"><text:span text:style-name="T12"/></text:span></text:p>
        <text:p text:style-name="P9"><text:soft-page-break/><text:span text:style-name="CharStyle29"><text:span text:style-name="T12"/></text:span></text:p>
        <text:h text:style-name="P23" text:outline-level="3"><text:bookmark-start text:name="bookmark112"/><text:span text:style-name="CharStyle27"><text:span text:style-name="T12">Rozpáleným.</text:span></text:span><text:bookmark-end text:name="bookmark112"/></text:h>
        <text:h text:style-name="P71" text:outline-level="3"><text:span text:style-name="CharStyle27"><text:span text:style-name="T12"/></text:span></text:h>
        <text:p text:style-name="P99"><text:span text:style-name="CharStyle11"><text:span text:style-name="T12">Sťa slnca svetlo sklenná prizma,</text:span></text:span></text:p>
        <text:p text:style-name="P108"><text:span text:style-name="CharStyle11"><text:span text:style-name="T12">tak barv</text:span></text:span><text:span text:style-name="CharStyle11"><text:span text:style-name="T1">í</text:span></text:span><text:span text:style-name="CharStyle11"><text:span text:style-name="T12"> rozkoš satanova</text:span></text:span></text:p>
        <text:p text:style-name="P108"><text:span text:style-name="CharStyle11"><text:span text:style-name="T12">tie staré, krásne, jasné slová,</text:span></text:span></text:p>
        <text:p text:style-name="P108"><text:span text:style-name="CharStyle11"><text:span text:style-name="T12">tie utešené, čisté písma,</text:span></text:span></text:p>
        <text:p text:style-name="P108"><text:span text:style-name="CharStyle11"><text:span text:style-name="T12">čo zapálily lásku vrelú</text:span></text:span></text:p>
        <text:p text:style-name="P108"><text:span text:style-name="CharStyle11"><text:span text:style-name="T12">a ukázaly, jak sa letí</text:span></text:span></text:p>
        <text:p text:style-name="P108"><text:span text:style-name="CharStyle11"><text:span text:style-name="T12">v nadchnutí ponad jasné méty</text:span></text:span></text:p>
        <text:p text:style-name="P108"><text:span text:style-name="CharStyle11"><text:span text:style-name="T12">ku nášmu spoločnému cieľu</text:span></text:span><text:span text:style-name="CharStyle11"><text:span text:style-name="T1">.</text:span></text:span><text:span text:style-name="CharStyle11"><text:span text:style-name="T12">.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Včul každý iba barvu chápe,</text:span></text:span></text:p>
        <text:p text:style-name="P108"><text:span text:style-name="CharStyle11"><text:span text:style-name="T12">len lživé osvetlenie mámi,</text:span></text:span></text:p>
        <text:p text:style-name="P108"><text:span text:style-name="CharStyle11"><text:span text:style-name="T12">čert depce svetlo kopytami,</text:span></text:span></text:p>
        <text:p text:style-name="P108"><text:span text:style-name="CharStyle11"><text:span text:style-name="T12">čert čistotu nám s tvári zdriape.</text:span></text:span></text:p>
        <text:p text:style-name="P108"><text:span text:style-name="CharStyle11"><text:span text:style-name="T12">Čert rehce sa nám natešený,</text:span></text:span></text:p>
        <text:p text:style-name="P108"><text:span text:style-name="CharStyle11"><text:span text:style-name="T12">že srdcia sa do žlči máču,</text:span></text:span></text:p>
        <text:p text:style-name="P108"><text:span text:style-name="CharStyle11"><text:span text:style-name="T12">že peklo zpopod čiernej zemi</text:span></text:span></text:p>
        <text:p text:style-name="P108"><text:span text:style-name="CharStyle11"><text:span text:style-name="T12">do dolín škrípania a plaču</text:span></text:span></text:p>
        <text:p text:style-name="P108"><text:span text:style-name="CharStyle11"><text:span text:style-name="T12">už vyšlo a v nich rozpálení</text:span></text:span></text:p>
        <text:p text:style-name="P108"><text:span text:style-name="CharStyle11"><text:span text:style-name="T12">namiesto ľudí — čerti skáču.</text:span></text:span></text:p>
        <text:p text:style-name="P116"><text:span text:style-name="CharStyle16"><text:span text:style-name="T12"/></text:span></text:p>
        <text:p text:style-name="P120"><text:span text:style-name="CharStyle16"><text:span text:style-name="T12">Voronež, 23. V. 1916.</text:span></text:span></text:p>
        <text:h text:style-name="P23" text:outline-level="3"><text:span text:style-name="CharStyle27"><text:span text:style-name="T12"/></text:span></text:h>
        <text:h text:style-name="P71" text:outline-level="3"><text:span text:style-name="CharStyle27"><text:span text:style-name="T12"/></text:span></text:h>
        <text:h text:style-name="P71" text:outline-level="3"><text:bookmark-start text:name="bookmark114"/><text:span text:style-name="CharStyle27"><text:span text:style-name="T12">Strom.</text:span></text:span><text:bookmark-end text:name="bookmark114"/></text:h>
        <text:p text:style-name="P116"><text:span text:style-name="CharStyle16"><text:span text:style-name="T12">(Alegória.)</text:span></text:span></text:p>
        <text:p text:style-name="P78"><text:span text:style-name="CharStyle11"><text:span text:style-name="T12"/></text:span></text:p>
        <text:p text:style-name="P86"><text:span text:style-name="CharStyle11"><text:span text:style-name="T12">Zaštepila očko ruka.</text:span></text:span></text:p>
        <text:p text:style-name="P78"><text:span text:style-name="CharStyle11"><text:span text:style-name="T12">Nová vetev šibla z puk</text:span></text:span><text:span text:style-name="CharStyle11"><text:span text:style-name="T6">a</text:span></text:span><text:span text:style-name="CharStyle11"><text:span text:style-name="T12">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Už sa vetev s vetvou pári,</text:span></text:span></text:p>
        <text:p text:style-name="P108"><text:span text:style-name="CharStyle11"><text:span text:style-name="T12">už sa stromec rozkonári.</text:span></text:span></text:p>
        <text:p text:style-name="P94"><text:soft-page-break/><text:span text:style-name="CharStyle11"><text:span text:style-name="T12"/></text:span></text:p>
        <text:p text:style-name="P108"><text:span text:style-name="CharStyle11"><text:span text:style-name="T12">Už sa v sl</text:span></text:span><text:span text:style-name="CharStyle11"><text:span text:style-name="T1">n</text:span></text:span><text:span text:style-name="CharStyle11"><text:span text:style-name="T12">ci listy blyštia,</text:span></text:span></text:p>
        <text:p text:style-name="P108"><text:span text:style-name="CharStyle11"><text:span text:style-name="T12">už vo šviste šuští l</text:span></text:span><text:span text:style-name="CharStyle11"><text:span text:style-name="T6">i</text:span></text:span><text:span text:style-name="CharStyle11"><text:span text:style-name="T12">stia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Už ono pred búrkou mlčí,</text:span></text:span></text:p>
        <text:p text:style-name="P108"><text:span text:style-name="CharStyle11"><text:span text:style-name="T12">už pri hromoch ohňom blč</text:span></text:span><text:span text:style-name="CharStyle11"><text:span text:style-name="T1">í</text:span></text:span><text:span text:style-name="CharStyle11"><text:span text:style-name="T12">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Kvet sa sype plný vône,</text:span></text:span></text:p>
        <text:p text:style-name="P108"><text:span text:style-name="CharStyle11"><text:span text:style-name="T12">už pod stromom plno tône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Pri chodníkoch ešte kvety,</text:span></text:span></text:p>
        <text:p text:style-name="P108"><text:span text:style-name="CharStyle11"><text:span text:style-name="T12">už ovocie v listoch svieti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Lež čo prvý lístok padne,</text:span></text:span></text:p>
        <text:p text:style-name="P108"><text:span text:style-name="CharStyle11"><text:span text:style-name="T12">už ovocie súsed kradne,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a že hore plody samé,</text:span></text:span></text:p>
        <text:p text:style-name="P108"><text:span text:style-name="CharStyle11"><text:span text:style-name="T12">lístie kmáše, vetvy lám</text:span></text:span><text:span text:style-name="CharStyle11"><text:span text:style-name="T1">e</text:span></text:span><text:span text:style-name="CharStyle11"><text:span text:style-name="T12">,</text:span></text:span></text:p>
        <text:p text:style-name="P78"><text:span text:style-name="CharStyle11"><text:span text:style-name="T1"/></text:span></text:p>
        <text:p text:style-name="P91"><text:span text:style-name="CharStyle11"><text:span text:style-name="T1">a</text:span></text:span><text:span text:style-name="CharStyle11"><text:span text:style-name="T12"> že je plod iste sladký,</text:span></text:span></text:p>
        <text:p text:style-name="P91"><text:span text:style-name="CharStyle11"><text:span text:style-name="T12">chodí s pílou do záhradky,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aby nikto nebral s neho,</text:span></text:span></text:p>
        <text:p text:style-name="P108"><text:span text:style-name="CharStyle11"><text:span text:style-name="T12">zapi</text:span></text:span><text:span text:style-name="CharStyle11"><text:span text:style-name="T1">ľuje</text:span></text:span><text:span text:style-name="CharStyle11"><text:span text:style-name="T12"> do živého,</text:span></text:span></text:p>
        <text:p text:style-name="P94"><text:span text:style-name="CharStyle11"><text:span text:style-name="T12"/></text:span></text:p>
        <text:p text:style-name="P103"><text:span text:style-name="CharStyle11"><text:span text:style-name="T12">prepi</text:span></text:span><text:span text:style-name="CharStyle11"><text:span text:style-name="T1">ľuje</text:span></text:span><text:span text:style-name="CharStyle11"><text:span text:style-name="T12"> stromec mladý</text:span></text:span></text:p>
        <text:p text:style-name="P94"><text:span text:style-name="CharStyle11"><text:span text:style-name="T12">a odnáša v svoje sady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Duša ťažká, srdce bol</text:span></text:span><text:span text:style-name="CharStyle11"><text:span text:style-name="T1">í</text:span></text:span><text:span text:style-name="CharStyle11"><text:span text:style-name="T12">:</text:span></text:span></text:p>
        <text:p text:style-name="P108"><text:span text:style-name="CharStyle11"><text:span text:style-name="T12">peň na mieste zostal holý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Príde vetrík rozihraný,</text:span></text:span></text:p>
        <text:p text:style-name="P108"><text:span text:style-name="CharStyle11"><text:span text:style-name="T12">nezahrá sa s lístočkami.</text:span></text:span></text:p>
        <text:p text:style-name="P94"><text:span text:style-name="CharStyle11"><text:span text:style-name="T12"/></text:span></text:p>
        <text:p text:style-name="P108"><text:soft-page-break/><text:span text:style-name="CharStyle11"><text:span text:style-name="T12">Príde pútnik v trudné časy,</text:span></text:span></text:p>
        <text:p text:style-name="P108"><text:span text:style-name="CharStyle11"><text:span text:style-name="T12">ovocím smäd nezahasí.</text:span></text:span></text:p>
        <text:p text:style-name="P78"><text:span text:style-name="CharStyle11"><text:span text:style-name="T12"/></text:span></text:p>
        <text:p text:style-name="P91"><text:span text:style-name="CharStyle11"><text:span text:style-name="T12">Prídu dvaja zaľúbení,</text:span></text:span></text:p>
        <text:p text:style-name="P91"><text:span text:style-name="CharStyle11"><text:span text:style-name="T12">neposedia viacej v tieni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Mesiac v listoch nezablýska,</text:span></text:span></text:p>
        <text:p text:style-name="P108"><text:span text:style-name="CharStyle11"><text:span text:style-name="T12">ani slávik nezapíska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Duša ťažká, srdce bolí,</text:span></text:span></text:p>
        <text:p text:style-name="P108"><text:span text:style-name="CharStyle42"><text:span text:style-name="T12">peň na mieste zostal holý...</text:span></text:span></text:p>
        <text:p text:style-name="P8"><text:span text:style-name="CharStyle25"><text:span text:style-name="T1"/></text:span></text:p>
        <text:p text:style-name="P99"><text:span text:style-name="CharStyle11"><text:span text:style-name="T12">Ale už do čiernej zeme</text:span></text:span></text:p>
        <text:p text:style-name="P108"><text:span text:style-name="CharStyle11"><text:span text:style-name="T12">padlo úrodlivé semä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Starý stromec neuschnutý,</text:span></text:span></text:p>
        <text:p text:style-name="P108"><text:span text:style-name="CharStyle11"><text:span text:style-name="T12">už vyrástly nové prúty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Ešte staré listy šuštia,</text:span></text:span></text:p>
        <text:p text:style-name="P108"><text:span text:style-name="CharStyle11"><text:span text:style-name="T12">a už koreň nové púšťa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Ešte peň nie porúbaný,</text:span></text:span></text:p>
        <text:p text:style-name="P108"><text:span text:style-name="CharStyle11"><text:span text:style-name="T12">už prút s prútom v šepotan</text:span></text:span><text:span text:style-name="CharStyle11"><text:span text:style-name="T1">í</text:span></text:span><text:span text:style-name="CharStyle11"><text:span text:style-name="T12">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Ešte drevo nesvezené,</text:span></text:span></text:p>
        <text:p text:style-name="P108"><text:span text:style-name="CharStyle11"><text:span text:style-name="T12">už to nové šumí, stene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Ešte ho je za náručia</text:span></text:span></text:p>
        <text:p text:style-name="P108"><text:span text:style-name="CharStyle11"><text:span text:style-name="T12">a už nové stromy hučia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Darmo súsed gáni hrubý:</text:span></text:span></text:p>
        <text:p text:style-name="P108"><text:span text:style-name="CharStyle11"><text:span text:style-name="T12">sad náš viacej nevyhubí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Kijev, 6. X. 1916.</text:span></text:span></text:p>
        <text:p text:style-name="P8"><text:soft-page-break/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bookmark-start text:name="bookmark116"/><text:span text:style-name="CharStyle27"><text:span text:style-name="T12">Rek</text:span></text:span><text:span text:style-name="CharStyle27"><text:span text:style-name="T17">r</text:span></text:span><text:span text:style-name="CharStyle27"><text:span text:style-name="T12">út.</text:span></text:span><text:bookmark-end text:name="bookmark116"/></text:h>
        <text:p text:style-name="P78"><text:span text:style-name="CharStyle11"><text:span text:style-name="T12"/></text:span></text:p>
        <text:p text:style-name="P91"><text:span text:style-name="CharStyle11"><text:span text:style-name="T12">Päťdesiatku mám na chrbte</text:span></text:span></text:p>
        <text:p text:style-name="P91"><text:span text:style-name="CharStyle11"><text:span text:style-name="T12">a keď sa čas premení,</text:span></text:span></text:p>
        <text:p text:style-name="P91"><text:span text:style-name="CharStyle11"><text:span text:style-name="T12">reuma mi udre do nôh,</text:span></text:span></text:p>
        <text:p text:style-name="P91"><text:span text:style-name="CharStyle11"><text:span text:style-name="T12">chodím, ako drevený.</text:span></text:span></text:p>
        <text:p text:style-name="P78"><text:span text:style-name="CharStyle11"><text:span text:style-name="T12"/></text:span></text:p>
        <text:p text:style-name="P91"><text:span text:style-name="CharStyle11"><text:span text:style-name="T12">Hlava holá po podošvy,</text:span></text:span></text:p>
        <text:p text:style-name="P91"><text:span text:style-name="CharStyle11"><text:span text:style-name="T12">brada narástla po pás,</text:span></text:span></text:p>
        <text:p text:style-name="P91"><text:span text:style-name="CharStyle11"><text:span text:style-name="T12">fúzy by šly do súsedov,</text:span></text:span></text:p>
        <text:p text:style-name="P91"><text:span text:style-name="CharStyle11"><text:span text:style-name="T12">keby bola kolomaz.</text:span></text:span></text:p>
        <text:p text:style-name="P78"><text:span text:style-name="CharStyle11"><text:span text:style-name="T12"/></text:span></text:p>
        <text:p text:style-name="P91"><text:span text:style-name="CharStyle11"><text:span text:style-name="T12">Svet mi je bez okuliarov</text:span></text:span></text:p>
        <text:p text:style-name="P91"><text:span text:style-name="CharStyle11"><text:span text:style-name="T12">samá mlha, prach a dym,</text:span></text:span></text:p>
        <text:p text:style-name="P91"><text:span text:style-name="CharStyle11"><text:span text:style-name="T12">ale zato ženu čižmou</text:span></text:span></text:p>
        <text:p text:style-name="P91"><text:span text:style-name="CharStyle11"><text:span text:style-name="T12">a do krčmy — potrafím.</text:span></text:span></text:p>
        <text:p text:style-name="P78"><text:span text:style-name="CharStyle11"><text:span text:style-name="T12"/></text:span></text:p>
        <text:p text:style-name="P91"><text:span text:style-name="CharStyle11"><text:span text:style-name="T12">Rozpoznám od kráľa túza,</text:span></text:span></text:p>
        <text:p text:style-name="P91"><text:span text:style-name="CharStyle11"><text:span text:style-name="T12">čo je víno, čo je mušt,</text:span></text:span></text:p>
        <text:p text:style-name="P91"><text:span text:style-name="CharStyle11"><text:span text:style-name="T12">a nepotknem sa na ceste</text:span></text:span></text:p>
        <text:p text:style-name="P91"><text:span text:style-name="CharStyle11"><text:span text:style-name="T12">od taniera až do úst.</text:span></text:span></text:p>
        <text:p text:style-name="P78"><text:span text:style-name="CharStyle11"><text:span text:style-name="T12"/></text:span></text:p>
        <text:p text:style-name="P86"><text:span text:style-name="CharStyle11"><text:span text:style-name="T12">Neraz som sa zohol v žití,</text:span></text:span></text:p>
        <text:p text:style-name="P83"><text:span text:style-name="CharStyle11"><text:span text:style-name="T12">teraz prekáža mi už</text:span></text:span></text:p>
        <text:p text:style-name="P91"><text:span text:style-name="CharStyle11"><text:span text:style-name="T12">ohýbať sa po vojensky</text:span></text:span></text:p>
        <text:p text:style-name="P91"><text:span text:style-name="CharStyle11"><text:span text:style-name="T12">ustavičný “hexenšús”.</text:span></text:span></text:p>
        <text:p text:style-name="P8"><text:span text:style-name="CharStyle29"><text:span text:style-name="T12"/></text:span></text:p>
        <text:p text:style-name="P11"><text:span text:style-name="CharStyle29"><text:span text:style-name="T17">Ale, keď sa rozhýbem, to</text:span></text:span></text:p>
        <text:p text:style-name="P11"><text:span text:style-name="CharStyle29"><text:span text:style-name="T17">mizne bolesť zaťatá,</text:span></text:span></text:p>
        <text:p text:style-name="P16"><text:span text:style-name="CharStyle38"><text:span text:style-name="T12">keby nezat</text:span></text:span><text:span text:style-name="CharStyle38"><text:span text:style-name="T6">í</text:span></text:span><text:span text:style-name="CharStyle38"><text:span text:style-name="T12">nal zubmi,</text:span></text:span></text:p>
        <text:p text:style-name="P19"><text:span text:style-name="CharStyle38"><text:span text:style-name="T12">smialy by sa dievčatá.</text:span></text:span></text:p>
        <text:p text:style-name="P78"><text:span text:style-name="CharStyle11"><text:span text:style-name="T12"/></text:span></text:p>
        <text:p text:style-name="P91"><text:soft-page-break/><text:span text:style-name="CharStyle11"><text:span text:style-name="T12">Štyri dcéry vydaté mám,</text:span></text:span></text:p>
        <text:p text:style-name="P91"><text:span text:style-name="CharStyle11"><text:span text:style-name="T12">synovia na vojne sú,</text:span></text:span></text:p>
        <text:p text:style-name="P91"><text:span text:style-name="CharStyle11"><text:span text:style-name="T12">osem báb a moja stará</text:span></text:span></text:p>
        <text:p text:style-name="P91"><text:span text:style-name="CharStyle11"><text:span text:style-name="T12">jeden sporák neznesú.</text:span></text:span></text:p>
        <text:p text:style-name="P78"><text:span text:style-name="CharStyle11"><text:span text:style-name="T12"/></text:span></text:p>
        <text:p text:style-name="P91"><text:span text:style-name="CharStyle11"><text:span text:style-name="T12">Denne by sa rajničkami</text:span></text:span></text:p>
        <text:p text:style-name="P91"><text:span text:style-name="CharStyle11"><text:span text:style-name="T12">až do krvi mlátily,</text:span></text:span></text:p>
        <text:p text:style-name="P91"><text:span text:style-name="CharStyle11"><text:span text:style-name="T12">keby nebol neutrálnym,</text:span></text:span></text:p>
        <text:p text:style-name="P91"><text:span text:style-name="CharStyle11"><text:span text:style-name="T12">snáď by i mňa nabily.</text:span></text:span></text:p>
        <text:p text:style-name="P78"><text:span text:style-name="CharStyle11"><text:span text:style-name="T12"/></text:span></text:p>
        <text:p text:style-name="P91"><text:span text:style-name="CharStyle11"><text:span text:style-name="T12">Čo Pán Ježiš dary dával</text:span></text:span></text:p>
        <text:p text:style-name="P91"><text:span text:style-name="CharStyle11"><text:span text:style-name="T12">ešte mimo hria</text:span></text:span><text:span text:style-name="CharStyle11"><text:span text:style-name="T1">ť</text:span></text:span><text:span text:style-name="CharStyle11"><text:span text:style-name="T12">aťa,</text:span></text:span></text:p>
        <text:p text:style-name="P91"><text:span text:style-name="CharStyle11"><text:span text:style-name="T12">bubny hučia, trúby vreštia,</text:span></text:span></text:p>
        <text:p text:style-name="P91"><text:span text:style-name="CharStyle11"><text:span text:style-name="T12">perú sa mi vnúčatá.</text:span></text:span></text:p>
        <text:p text:style-name="P78"><text:span text:style-name="CharStyle11"><text:span text:style-name="T12"/></text:span></text:p>
        <text:p text:style-name="P91"><text:span text:style-name="CharStyle11"><text:span text:style-name="T12">Pračka doma, pračka v obci,</text:span></text:span></text:p>
        <text:p text:style-name="P91"><text:span text:style-name="CharStyle11"><text:span text:style-name="T12">pračka v cirkvi, krajine.</text:span></text:span></text:p>
        <text:p text:style-name="P83"><text:span text:style-name="CharStyle11"><text:span text:style-name="T12">Už som myslel, že ma vojna</text:span></text:span></text:p>
        <text:p text:style-name="P91"><text:span text:style-name="CharStyle11"><text:span text:style-name="T12">mimo krajn</text:span></text:span><text:span text:style-name="CharStyle11"><text:span text:style-name="T6">y</text:span></text:span><text:span text:style-name="CharStyle11"><text:span text:style-name="T12"> pominie.</text:span></text:span></text:p>
        <text:p text:style-name="P8"><text:span text:style-name="CharStyle29"><text:span text:style-name="T12"/></text:span></text:p>
        <text:p text:style-name="P99"><text:span text:style-name="CharStyle11"><text:span text:style-name="T12">Doma riadiť bitky predsa</text:span></text:span></text:p>
        <text:p text:style-name="P108"><text:span text:style-name="CharStyle11"><text:span text:style-name="T12">je vec veľmi významná...</text:span></text:span></text:p>
        <text:p text:style-name="P108"><text:span text:style-name="CharStyle11"><text:span text:style-name="T12">Ale darmo, keď pán cisár</text:span></text:span></text:p>
        <text:p text:style-name="P108"><text:span text:style-name="CharStyle11"><text:span text:style-name="T12">spomenuli si na mňa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Rozkázali, že je treba</text:span></text:span></text:p>
        <text:p text:style-name="P108"><text:span text:style-name="CharStyle11"><text:span text:style-name="T12">tých do at</text:span></text:span><text:span text:style-name="CharStyle11"><text:span text:style-name="T17">í</text:span></text:span><text:span text:style-name="CharStyle11"><text:span text:style-name="T12">l obliekať,</text:span></text:span></text:p>
        <text:p text:style-name="P108"><text:span text:style-name="CharStyle11"><text:span text:style-name="T12">čo sú, ako skala pevní</text:span></text:span></text:p>
        <text:p text:style-name="P108"><text:span text:style-name="CharStyle11"><text:span text:style-name="T12">a nevládzu utekať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Sem paripu, karab</text:span></text:span><text:span text:style-name="CharStyle11"><text:span text:style-name="T1">í</text:span></text:span><text:span text:style-name="CharStyle11"><text:span text:style-name="T12">nček,</text:span></text:span></text:p>
        <text:p text:style-name="P108"><text:span text:style-name="CharStyle11"><text:span text:style-name="T12">čáko, šabľu, dolomán,</text:span></text:span></text:p>
        <text:p text:style-name="P108"><text:span text:style-name="CharStyle11"><text:span text:style-name="T12">Po tridsiatich rokoch nech si</text:span></text:span></text:p>
        <text:p text:style-name="P108"><text:soft-page-break/><text:span text:style-name="CharStyle11"><text:span text:style-name="T12">zas rekrútsku zaspievam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S Bohom, žena, s Bohom, deti.</text:span></text:span></text:p>
        <text:p text:style-name="P108"><text:span text:style-name="CharStyle11"><text:span text:style-name="T12">Choďte sa na rátu pásť</text:span></text:span></text:p>
        <text:p text:style-name="P108"><text:span text:style-name="CharStyle11"><text:span text:style-name="T12">s našou kravou Citróniou,</text:span></text:span></text:p>
        <text:p text:style-name="P108"><text:span text:style-name="CharStyle11"><text:span text:style-name="T12">ja si idem brániť vlasť.</text:span></text:span></text:p>
        <text:p text:style-name="P94"><text:span text:style-name="CharStyle11"><text:span text:style-name="T12"/></text:span></text:p>
        <text:p text:style-name="P108"><text:span text:style-name="CharStyle11"><text:span text:style-name="T12">Miesto teba, moja stará,</text:span></text:span></text:p>
        <text:p text:style-name="P108"><text:span text:style-name="CharStyle11"><text:span text:style-name="T12">kráľa budem počúvať,</text:span></text:span></text:p>
        <text:p text:style-name="P108"><text:span text:style-name="CharStyle11"><text:span text:style-name="T12">miesto dratvy, šabľou budem</text:span></text:span></text:p>
        <text:p text:style-name="P108"><text:span text:style-name="CharStyle11"><text:span text:style-name="T12">bruchá párať, kože drať.</text:span></text:span></text:p>
        <text:p text:style-name="P78"><text:span text:style-name="CharStyle11"><text:span text:style-name="T12"/></text:span></text:p>
        <text:p text:style-name="P91"><text:span text:style-name="CharStyle11"><text:span text:style-name="T12">Nebudem už ml</text:span></text:span><text:span text:style-name="CharStyle11"><text:span text:style-name="T6">á</text:span></text:span><text:span text:style-name="CharStyle11"><text:span text:style-name="T12">tkom mlátiť</text:span></text:span></text:p>
        <text:p text:style-name="P91"><text:span text:style-name="CharStyle11"><text:span text:style-name="T12">do podošv</text:span></text:span><text:span text:style-name="CharStyle11"><text:span text:style-name="T1">í</text:span></text:span><text:span text:style-name="CharStyle11"><text:span text:style-name="T12"> klinčeky,</text:span></text:span></text:p>
        <text:p text:style-name="P91"><text:span text:style-name="CharStyle11"><text:span text:style-name="T12">ale kolbou chrbty tých, čo</text:span></text:span></text:p>
        <text:p text:style-name="P91"><text:span text:style-name="CharStyle11"><text:span text:style-name="T12">dajú sa na úteky.</text:span></text:span></text:p>
        <text:p text:style-name="P78"><text:span text:style-name="CharStyle11"><text:span text:style-name="T17"/></text:span></text:p>
        <text:p text:style-name="P91"><text:span text:style-name="CharStyle11"><text:span text:style-name="T12">Kto sa nedá, i tak budem</text:span></text:span></text:p>
        <text:p text:style-name="P91"><text:span text:style-name="CharStyle11"><text:span text:style-name="T12">vedeť svoju úlohu:</text:span></text:span></text:p>
        <text:p text:style-name="P91"><text:span text:style-name="CharStyle11"><text:span text:style-name="T12">koňa budem mať pod sebou,</text:span></text:span></text:p>
        <text:p text:style-name="P91"><text:span text:style-name="CharStyle11"><text:span text:style-name="T12">nie šusterskú trojnohu.</text:span></text:span></text:p>
        <text:p text:style-name="P78"><text:span text:style-name="CharStyle11"><text:span text:style-name="T12"/></text:span></text:p>
        <text:p text:style-name="P91"><text:span text:style-name="CharStyle11"><text:span text:style-name="T12">Hej, tá moja stará krv sa</text:span></text:span></text:p>
        <text:p text:style-name="P91"><text:span text:style-name="CharStyle11"><text:span text:style-name="T12">zas na mlado rozprúdi,</text:span></text:span></text:p>
        <text:p text:style-name="P91"><text:span text:style-name="CharStyle11"><text:span text:style-name="T12">kr</text:span></text:span><text:span text:style-name="CharStyle11"><text:span text:style-name="T17">í</text:span></text:span><text:span text:style-name="CharStyle11"><text:span text:style-name="T12">že žitia v zlate budú</text:span></text:span></text:p>
        <text:p text:style-name="P91"><text:span text:style-name="CharStyle11"><text:span text:style-name="T12">ligotať sa na hrudi.</text:span></text:span></text:p>
        <text:p text:style-name="P78"><text:span text:style-name="CharStyle11"><text:span text:style-name="T12"/></text:span></text:p>
        <text:p text:style-name="P91"><text:span text:style-name="CharStyle11"><text:span text:style-name="T12">S Bohom, žena, s Bohom, vnuci.</text:span></text:span></text:p>
        <text:p text:style-name="P91"><text:span text:style-name="CharStyle11"><text:span text:style-name="T12">Choďte sa na rátu pásť</text:span></text:span></text:p>
        <text:p text:style-name="P91"><text:span text:style-name="CharStyle11"><text:span text:style-name="T12">s našou kravou Citróniou,</text:span></text:span></text:p>
        <text:p text:style-name="P91"><text:span text:style-name="CharStyle11"><text:span text:style-name="T12">ja si idem brániť vlasť.</text:span></text:span></text:p>
        <text:p text:style-name="P116"><text:span text:style-name="CharStyle16"><text:span text:style-name="T12"/></text:span></text:p>
        <text:p text:style-name="P120"><text:span text:style-name="CharStyle16"><text:span text:style-name="T12">Kijev, 10. XI. 1916.</text:span></text:span></text:p>
        <text:p text:style-name="P8"><text:span text:style-name="CharStyle25"><text:span text:style-name="T12"/></text:span></text:p>
        <text:p text:style-name="P9"><text:soft-page-break/><text:span text:style-name="CharStyle25"><text:span text:style-name="T12"/></text:span></text:p>
        <text:h text:style-name="P23" text:outline-level="3"><text:bookmark-start text:name="bookmark118"/><text:span text:style-name="CharStyle27"><text:span text:style-name="T12">Na </text:span></text:span><text:span text:style-name="CharStyle27"><text:span text:style-name="T17">Š</text:span></text:span><text:span text:style-name="CharStyle27"><text:span text:style-name="T12">tedrý večer.</text:span></text:span><text:bookmark-end text:name="bookmark118"/></text:h>
        <text:p text:style-name="P116"><text:span text:style-name="CharStyle16"><text:span text:style-name="T12"/></text:span></text:p>
        <text:p text:style-name="P121"><text:span text:style-name="CharStyle16"><text:span text:style-name="T12">Zase zvonia, zase svie</text:span></text:span><text:span text:style-name="CharStyle16"><text:span text:style-name="T1">ť</text:span></text:span><text:span text:style-name="CharStyle16"><text:span text:style-name="T12">a, zase sa spev k nebu vznáša:</text:span></text:span></text:p>
        <text:p text:style-name="P121"><text:span text:style-name="CharStyle16"><text:span text:style-name="T12">dvetisíc je skoro rokov, ako láska zrodila sa,</text:span></text:span></text:p>
        <text:p text:style-name="P121"><text:span text:style-name="CharStyle16"><text:span text:style-name="T12">ako sa jej poklonili, dary svoje položili,</text:span></text:span></text:p>
        <text:p text:style-name="P121"><text:span text:style-name="CharStyle16"><text:span text:style-name="T12">ako všetci svetom pošli, aby ľúbiť naučili.</text:span></text:span></text:p>
        <text:p text:style-name="P119"><text:span text:style-name="CharStyle16"><text:span text:style-name="T12">I ja sa jej klaniam nízko, ako prví, až ku zemi:</text:span></text:span></text:p>
        <text:p text:style-name="P121"><text:span text:style-name="CharStyle16"><text:span text:style-name="T12">krásny Štedrý večer aspoň troška šťastia prinesie mi.</text:span></text:span></text:p>
        <text:p text:style-name="P119"><text:span text:style-name="CharStyle16"><text:span text:style-name="T22"/></text:span></text:p>
        <text:p text:style-name="P121"><text:span text:style-name="CharStyle16"><text:span text:style-name="T22">— —</text:span></text:span></text:p>
        <text:p text:style-name="P120"><text:span text:style-name="CharStyle16"><text:span text:style-name="T12"/></text:span></text:p>
        <text:p text:style-name="P121"><text:span text:style-name="CharStyle16"><text:span text:style-name="T12">Troška šťastia, málo šťastia! Dážď so slncom — dúha rastie.</text:span></text:span></text:p>
        <text:p text:style-name="P121"><text:span text:style-name="CharStyle16"><text:span text:style-name="T12">Smiech cez slzy — a na svode žitia dúhou svieti šťastie.</text:span></text:span></text:p>
        <text:p text:style-name="P119"><text:span text:style-name="CharStyle16"><text:span text:style-name="T12">V očiach ti je, v ume žije, je na zemi, je nad zemou,</text:span></text:span></text:p>
        <text:p text:style-name="P121"><text:span text:style-name="CharStyle16"><text:span text:style-name="T12">ale ho ty nezachytíš, nezachvátiš do objemov,</text:span></text:span></text:p>
        <text:p text:style-name="P121"><text:span text:style-name="CharStyle16"><text:span text:style-name="T12">platíš plačom, platíš smiechom, jeho úsmev nepodkúpiš,</text:span></text:span></text:p>
        <text:p text:style-name="P121"><text:span text:style-name="CharStyle16"><text:span text:style-name="T12">platíš srdcom, platíš žitím, ale k nemu nepristúpiš.</text:span></text:span></text:p>
        <text:p text:style-name="P121"><text:span text:style-name="CharStyle16"><text:span text:style-name="T12">Nepros sa mu, netúž za ním, nevzdychaj a nenariekaj:</text:span></text:span></text:p>
        <text:p text:style-name="P121"><text:span text:style-name="CharStyle16"><text:span text:style-name="T12">nepriblížiš sa mu nikdy, nedohoníš — neutekaj!</text:span></text:span></text:p>
        <text:p text:style-name="P116"><text:span text:style-name="CharStyle16"><text:span text:style-name="T12"/></text:span></text:p>
        <text:p text:style-name="P121"><text:span text:style-name="CharStyle16"><text:span text:style-name="T12">Kdeby šťastie! Veď si i tak postihnutý večným pôsto</text:span></text:span><text:span text:style-name="CharStyle16"><text:span text:style-name="T21">m</text:span></text:span><text:span text:style-name="CharStyle16"><text:span text:style-name="T12">.</text:span></text:span></text:p>
        <text:p text:style-name="P121"><text:span text:style-name="CharStyle16"><text:span text:style-name="T12">Ani radosť neuvítaš volaným, no pyšným hosťom.</text:span></text:span></text:p>
        <text:p text:style-name="P119"><text:span text:style-name="CharStyle16"><text:span text:style-name="T12">Kozub chladný, vietor fučí, zavriže tie dvierca tvoje,</text:span></text:span></text:p>
        <text:p text:style-name="P121"><text:span text:style-name="CharStyle16"><text:span text:style-name="T12">domec pustý, stolík holý, tvoja radosť ďaleko je,</text:span></text:span></text:p>
        <text:p text:style-name="P121"><text:span text:style-name="CharStyle16"><text:span text:style-name="T12">nedočkáš sa jej už viacej a keby si išiel za ňou,</text:span></text:span></text:p>
        <text:p text:style-name="P121"><text:span text:style-name="CharStyle16"><text:span text:style-name="T12">ak bys</text:span></text:span><text:span text:style-name="CharStyle16"><text:span text:style-name="T1">’</text:span></text:span><text:span text:style-name="CharStyle16"><text:span text:style-name="T12"> ju aj našiel, bola by len s tvárou uplakanou.</text:span></text:span></text:p>
        <text:p text:style-name="P116"><text:span text:style-name="CharStyle16"><text:span text:style-name="T12"/></text:span></text:p>
        <text:p text:style-name="P121"><text:span text:style-name="CharStyle16"><text:span text:style-name="T12">Kdeby radosť! Keby pokoj pristúpil až ku posteli,</text:span></text:span></text:p>
        <text:p text:style-name="P121"><text:span text:style-name="CharStyle16"><text:span text:style-name="T12">zavrel oči tvoje smutné, aby viacej nevidely,</text:span></text:span></text:p>
        <text:p text:style-name="P121"><text:span text:style-name="CharStyle16"><text:span text:style-name="T12">pečať dal na ústa, aby všetko zôkol-vôkol zm</text:span></text:span><text:span text:style-name="CharStyle16"><text:span text:style-name="T21">ĺ</text:span></text:span><text:span text:style-name="CharStyle16"><text:span text:style-name="T12">klo,</text:span></text:span></text:p>
        <text:p text:style-name="P121"><text:span text:style-name="CharStyle16"><text:span text:style-name="T12">sovrel srdce, aby ani ono viacej nezat</text:span></text:span><text:span text:style-name="CharStyle16"><text:span text:style-name="T21">ĺ</text:span></text:span><text:span text:style-name="CharStyle16"><text:span text:style-name="T12">klo,</text:span></text:span></text:p>
        <text:p text:style-name="P121"><text:span text:style-name="CharStyle16"><text:span text:style-name="T12">chytil ruky siahajúce, za tým, čo už nezachytia:</text:span></text:span></text:p>
        <text:p text:style-name="P121"><text:soft-page-break/><text:span text:style-name="CharStyle16"><text:span text:style-name="T12">ani šťastie nep</text:span></text:span><text:span text:style-name="CharStyle16"><text:span text:style-name="T21">o</text:span></text:span><text:span text:style-name="CharStyle16"><text:span text:style-name="T12">dkupné, ani krátku radosť žitia.</text:span></text:span></text:p>
        <text:p text:style-name="P8"><text:span text:style-name="CharStyle29"><text:span text:style-name="T12"/></text:span></text:p>
        <text:p text:style-name="P119"><text:span text:style-name="CharStyle16"><text:span text:style-name="T12">Kdeby pokoj! Ku pokoju treba miesta v čiernej zemi,</text:span></text:span></text:p>
        <text:p text:style-name="P121"><text:span text:style-name="CharStyle16"><text:span text:style-name="T12">kde ho je dosť — nedajú ti, kde je zdarma, tam ho neni,</text:span></text:span></text:p>
        <text:p text:style-name="P121"><text:span text:style-name="CharStyle16"><text:span text:style-name="T12">treba dosky aspoň štyri, nikto ti ich nenap</text:span></text:span><text:span text:style-name="CharStyle16"><text:span text:style-name="T21">í</text:span></text:span><text:span text:style-name="CharStyle16"><text:span text:style-name="T12">li,</text:span></text:span></text:p>
        <text:p text:style-name="P121"><text:span text:style-name="CharStyle16"><text:span text:style-name="T12">nieto zvonov, ktoré by ti na rozlu</text:span></text:span><text:span text:style-name="CharStyle16"><text:span text:style-name="T10">č</text:span></text:span><text:span text:style-name="CharStyle16"><text:span text:style-name="T12">nú zazvonily,</text:span></text:span></text:p>
        <text:p text:style-name="P121"><text:span text:style-name="CharStyle16"><text:span text:style-name="T12">nieto hlavy, ktorá smútkom jatá k lôžku by ti klesla,</text:span></text:span></text:p>
        <text:p text:style-name="P121"><text:span text:style-name="CharStyle16"><text:span text:style-name="T12">nieto jedných očú, v ktorých by sa jedna slza blesla,</text:span></text:span></text:p>
        <text:p text:style-name="P121"><text:span text:style-name="CharStyle16"><text:span text:style-name="T12">nieto duše, ktorá by sa pomodlila k trónu Pána,</text:span></text:span></text:p>
        <text:p text:style-name="P121"><text:span text:style-name="CharStyle16"><text:span text:style-name="T12">ak je, tú sem nepripustia, ak je, pri nej umreť brána.</text:span></text:span></text:p>
        <text:p text:style-name="P121"><text:span text:style-name="CharStyle16"><text:span text:style-name="T12">Kdeby pokoj! Kým sa telo zemi, duša Bohu vráti</text:span></text:span></text:p>
        <text:p text:style-name="P121"><text:span text:style-name="CharStyle16"><text:span text:style-name="T12">z lásky, lásky omrvina, omrvinka žiada sa ti.</text:span></text:span></text:p>
        <text:p text:style-name="P118"><text:span text:style-name="CharStyle16"><text:span text:style-name="T12">Pre tú lásku mreť sa nechce, pre ňu žitie žitím nenie,</text:span></text:span></text:p>
        <text:p text:style-name="P122"><text:span text:style-name="CharStyle16"><text:span text:style-name="T12">kdeže vezmeš, keď jej nieto, kdeže<text:tab/> vezmeš potešenie,</text:span></text:span></text:p>
        <text:p text:style-name="P117"><text:span text:style-name="CharStyle16"><text:span text:style-name="T12">kdeže vezmeš, keď jej nieto, kdeže <text:tab/>vezmeš šťastia lúče,</text:span></text:span></text:p>
        <text:p text:style-name="P117"><text:span text:style-name="CharStyle16"><text:span text:style-name="T12">kdeže vezmeš, keď jej nieto, jedno<text:tab/> srdce milujúce?</text:span></text:span></text:p>
        <text:p text:style-name="P3"><text:span text:style-name="CharStyle43"><text:span text:style-name="T1"/></text:span></text:p>
        <text:p text:style-name="P119"><text:span text:style-name="CharStyle16"><text:span text:style-name="T12">Kdeby láska! Toľko rokov tomu, čo sa narodila,</text:span></text:span></text:p>
        <text:p text:style-name="P121"><text:span text:style-name="CharStyle16"><text:span text:style-name="T12">oči svoje roztvorila, ale nikdy neľúbila.</text:span></text:span></text:p>
        <text:p text:style-name="P119"><text:span text:style-name="CharStyle16"><text:span text:style-name="T12">Chrámy vzrástly, veže pnú sa, vysoko do nebasklo</text:span></text:span><text:span text:style-name="CharStyle16"><text:span text:style-name="T1">na</text:span></text:span><text:span text:style-name="CharStyle16"><text:span text:style-name="T12">,</text:span></text:span></text:p>
        <text:p text:style-name="P121"><text:span text:style-name="CharStyle16"><text:span text:style-name="T12">ale ona nenarástla, nemým deckom v jasľach stoná.</text:span></text:span></text:p>
        <text:p text:style-name="P121"><text:span text:style-name="CharStyle16"><text:span text:style-name="T12">Zvony zvonia, vyzváňajú. Bože milý, ako je to?</text:span></text:span></text:p>
        <text:p text:style-name="P121"><text:span text:style-name="CharStyle16"><text:span text:style-name="T12">Tomu zvonia, vyzváňajú, čoho v celom svete nieto.</text:span></text:span></text:p>
        <text:p text:style-name="P121"><text:span text:style-name="CharStyle16"><text:span text:style-name="T12">Kostoly sa rozspievaly. Každá pieseň o nej zneje,</text:span></text:span></text:p>
        <text:p text:style-name="P121"><text:span text:style-name="CharStyle16"><text:span text:style-name="T12">ale o čom piesne vravia, nikto, nikto nevie kde je.</text:span></text:span></text:p>
        <text:p text:style-name="P121"><text:span text:style-name="CharStyle16"><text:span text:style-name="T12">Na laviciach svieťa sviece, žltý plameň na oltári,</text:span></text:span></text:p>
        <text:p text:style-name="P121"><text:span text:style-name="CharStyle16"><text:span text:style-name="T12">ale iskerečka lásky v ľudských očiach nezažiari.</text:span></text:span></text:p>
        <text:p text:style-name="P119"><text:span text:style-name="CharStyle16"><text:span text:style-name="T12">Vo sviatočnom rúchu toľko shrnulo sa ku nej sveta,</text:span></text:span></text:p>
        <text:p text:style-name="P121"><text:span text:style-name="CharStyle16"><text:span text:style-name="T12">ale ľudská duša holá, vychudnutá, neodetá.</text:span></text:span></text:p>
        <text:p text:style-name="P119"><text:span text:style-name="CharStyle16"><text:span text:style-name="T12">Farár káže o nej, všetko sťaby uverené mlčí,</text:span></text:span></text:p>
        <text:p text:style-name="P121"><text:span text:style-name="CharStyle16"><text:span text:style-name="T12">ale ľudské srdce bije, a v tom srdci — plno žlči.</text:span></text:span></text:p>
        <text:p text:style-name="P119"><text:span text:style-name="CharStyle16"><text:span text:style-name="T12"/></text:span></text:p>
        <text:p text:style-name="P121"><text:span text:style-name="CharStyle16"><text:span text:style-name="T12">— —</text:span></text:span></text:p>
        <text:p text:style-name="P116"><text:soft-page-break/><text:span text:style-name="CharStyle16"><text:span text:style-name="T12"/></text:span></text:p>
        <text:p text:style-name="P121"><text:span text:style-name="CharStyle16"><text:span text:style-name="T12">Štedrý večer! Nechoď mimo! Zastav sa u našich dverí!</text:span></text:span></text:p>
        <text:p text:style-name="P121"><text:span text:style-name="CharStyle16"><text:span text:style-name="T12">Ak máš medzi darmi vieru, milostiv</text:span></text:span><text:span text:style-name="CharStyle16"><text:span text:style-name="T10">e</text:span></text:span><text:span text:style-name="CharStyle16"><text:span text:style-name="T12"> udeľ viery.</text:span></text:span></text:p>
        <text:p text:style-name="P119"><text:span text:style-name="CharStyle16"><text:span text:style-name="T12">Kde je viera, tam sú srdcia na kríž žitia nie pribitie,</text:span></text:span></text:p>
        <text:p text:style-name="P121"><text:span text:style-name="CharStyle16"><text:span text:style-name="T12">tam je šťastia, tam je radosť, tam je láska, tam je žitie,</text:span></text:span></text:p>
        <text:p text:style-name="P121"><text:span text:style-name="CharStyle16"><text:span text:style-name="T12">tam je ohlásený pokoj medzi ľuďmi dobrej vôle,</text:span></text:span></text:p>
        <text:p text:style-name="P121"><text:span text:style-name="CharStyle16"><text:span text:style-name="T12">tam je dneská Štedrý večer, hoci aj pri holom stole.</text:span></text:span></text:p>
        <text:p text:style-name="P116"><text:span text:style-name="CharStyle16"><text:span text:style-name="T12"/></text:span></text:p>
        <text:p text:style-name="P120"><text:span text:style-name="CharStyle16"><text:span text:style-name="T12">Kijev, 24. XII. 1916.</text:span></text:span></text:p>
        <text:h text:style-name="P23" text:outline-level="3"><text:span text:style-name="CharStyle27"><text:span text:style-name="T12"/></text:span></text:h>
        <text:h text:style-name="P71" text:outline-level="3"><text:span text:style-name="CharStyle27"><text:span text:style-name="T12"/></text:span></text:h>
        <text:h text:style-name="P71" text:outline-level="3"><text:bookmark-start text:name="bookmark120"/><text:span text:style-name="CharStyle27"><text:span text:style-name="T12">Politikom.</text:span></text:span><text:bookmark-end text:name="bookmark120"/></text:h>
        <text:p text:style-name="P94"><text:span text:style-name="CharStyle11"><text:span text:style-name="T12"/></text:span></text:p>
        <text:p text:style-name="P111"><text:span text:style-name="CharStyle11"><text:span text:style-name="T12">Čože je to za robota?</text:span></text:span></text:p>
        <text:p text:style-name="P111"><text:span text:style-name="CharStyle11"><text:span text:style-name="T12">Jeden čih</text:span></text:span><text:span text:style-name="CharStyle11"><text:span text:style-name="T1">í</text:span></text:span><text:span text:style-name="CharStyle11"><text:span text:style-name="T12">, druhý hota.</text:span></text:span></text:p>
        <text:p text:style-name="P111"><text:span text:style-name="CharStyle11"><text:span text:style-name="T12">K oju, k oju, kone čierne:</text:span></text:span></text:p>
        <text:p text:style-name="P111"><text:span text:style-name="CharStyle11"><text:span text:style-name="T12">prasknú uzdy, prasknú štverne</text:span></text:span></text:p>
        <text:p text:style-name="P111"><text:span text:style-name="CharStyle11"><text:span text:style-name="T12">a to ešte v časy také,</text:span></text:span></text:p>
        <text:p text:style-name="P111"><text:span text:style-name="CharStyle11"><text:span text:style-name="T12">keď je voz po osi v mláke,</text:span></text:span></text:p>
        <text:p text:style-name="P111"><text:span text:style-name="CharStyle11"><text:span text:style-name="T12">a to v takom okamžiku,</text:span></text:span></text:p>
        <text:p text:style-name="P111"><text:span text:style-name="CharStyle11"><text:span text:style-name="T12">keď je národ na vozíku.</text:span></text:span></text:p>
        <text:p text:style-name="P94"><text:span text:style-name="CharStyle11"><text:span text:style-name="T12"/></text:span></text:p>
        <text:p text:style-name="P111"><text:span text:style-name="CharStyle11"><text:span text:style-name="T12">Nie je na to statok statkom,</text:span></text:span></text:p>
        <text:p text:style-name="P111"><text:span text:style-name="CharStyle11"><text:span text:style-name="T12">aby iba hádzal zadkom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Kijev, 15. I. 1917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122"/><text:span text:style-name="CharStyle27"><text:span text:style-name="T12">Generá</text:span></text:span><text:span text:style-name="CharStyle27"><text:span text:style-name="T1">lo</text:span></text:span><text:span text:style-name="CharStyle27"><text:span text:style-name="T12">m.</text:span></text:span><text:bookmark-end text:name="bookmark122"/></text:h>
        <text:p text:style-name="P116"><text:span text:style-name="CharStyle16"><text:span text:style-name="T12">(Reflexia.)</text:span></text:span></text:p>
        <text:p text:style-name="P94"><text:span text:style-name="CharStyle11"><text:span text:style-name="T12"/></text:span></text:p>
        <text:p text:style-name="P111"><text:span text:style-name="CharStyle11"><text:span text:style-name="T12">Je to tak krásné bojovať</text:span></text:span></text:p>
        <text:p text:style-name="P111"><text:span text:style-name="CharStyle11"><text:span text:style-name="T12">za národ so zápalom,</text:span></text:span></text:p>
        <text:p text:style-name="P111"><text:span text:style-name="CharStyle11"><text:span text:style-name="T12">je to tak krásné, ale keď</text:span></text:span></text:p>
        <text:p text:style-name="P111"><text:soft-page-break/><text:span text:style-name="CharStyle11"><text:span text:style-name="T12">je človek generálom.</text:span></text:span></text:p>
        <text:p text:style-name="P94"><text:span text:style-name="CharStyle11"><text:span text:style-name="T12"/></text:span></text:p>
        <text:p text:style-name="P111"><text:span text:style-name="CharStyle11"><text:span text:style-name="T12">Vojaci brodia červení</text:span></text:span></text:p>
        <text:p text:style-name="P111"><text:span text:style-name="CharStyle11"><text:span text:style-name="T12">krvavou mlákou, blatom</text:span></text:span></text:p>
        <text:p text:style-name="P111"><text:span text:style-name="CharStyle11"><text:span text:style-name="T12">a generál je červený</text:span></text:span></text:p>
        <text:p text:style-name="P111"><text:span text:style-name="CharStyle11"><text:span text:style-name="T12">od futra pod kabátom.</text:span></text:span></text:p>
        <text:p text:style-name="P94"><text:span text:style-name="CharStyle11"><text:span text:style-name="T12"/></text:span></text:p>
        <text:p text:style-name="P111"><text:span text:style-name="CharStyle11"><text:span text:style-name="T12">Z tých tisíc búrok, tisíc bitv,</text:span></text:span></text:p>
        <text:p text:style-name="P111"><text:span text:style-name="CharStyle11"><text:span text:style-name="T12">čo duby drobia v triesky,</text:span></text:span></text:p>
        <text:p text:style-name="P111"><text:span text:style-name="CharStyle11"><text:span text:style-name="T12">vojakom — hromy zostanú,</text:span></text:span></text:p>
        <text:p text:style-name="P111"><text:span text:style-name="CharStyle11"><text:span text:style-name="T12">generálovi blesky.</text:span></text:span></text:p>
        <text:p text:style-name="P94"><text:span text:style-name="CharStyle11"><text:span text:style-name="T12"/></text:span></text:p>
        <text:p text:style-name="P111"><text:span text:style-name="CharStyle11"><text:span text:style-name="T12">Vojaci lezú po bruchu,</text:span></text:span></text:p>
        <text:p text:style-name="P111"><text:span text:style-name="CharStyle11"><text:span text:style-name="T12">sneh biely na nich padá,</text:span></text:span></text:p>
        <text:p text:style-name="P111"><text:span text:style-name="CharStyle11"><text:span text:style-name="T12">kým vodca v lúžko, ako sneh,</text:span></text:span></text:p>
        <text:p text:style-name="P111"><text:span text:style-name="CharStyle11"><text:span text:style-name="T12">“zmorené údy” skladá.</text:span></text:span></text:p>
        <text:p text:style-name="P94"><text:span text:style-name="CharStyle11"><text:span text:style-name="T12"/></text:span></text:p>
        <text:p text:style-name="P111"><text:span text:style-name="CharStyle11"><text:span text:style-name="T12">Nad druhým krížik očernie</text:span></text:span></text:p>
        <text:p text:style-name="P111"><text:span text:style-name="CharStyle11"><text:span text:style-name="T12">a hôrne šumí l</text:span></text:span><text:span text:style-name="CharStyle11"><text:span text:style-name="T20">i</text:span></text:span><text:span text:style-name="CharStyle11"><text:span text:style-name="T12">stia,</text:span></text:span></text:p>
        <text:p text:style-name="P111"><text:span text:style-name="CharStyle11"><text:span text:style-name="T12">pokým na hrudi vodcovej</text:span></text:span></text:p>
        <text:p text:style-name="P111"><text:span text:style-name="CharStyle11"><text:span text:style-name="T12">sa zlaté kríže blyštia.</text:span></text:span></text:p>
        <text:p text:style-name="P8"><text:span text:style-name="CharStyle25"><text:span text:style-name="T12"/></text:span></text:p>
        <text:p text:style-name="P102"><text:span text:style-name="CharStyle11"><text:span text:style-name="T12">Gener</text:span></text:span><text:span text:style-name="CharStyle11"><text:span text:style-name="T1">á</text:span></text:span><text:span text:style-name="CharStyle11"><text:span text:style-name="T12">l stojí na koni,</text:span></text:span></text:p>
        <text:p text:style-name="P111"><text:span text:style-name="CharStyle11"><text:span text:style-name="T12">za rezervami, smele,</text:span></text:span></text:p>
        <text:p text:style-name="P111"><text:span text:style-name="CharStyle11"><text:span text:style-name="T12">a predsa naňho povedia,</text:span></text:span></text:p>
        <text:p text:style-name="P111"><text:span text:style-name="CharStyle11"><text:span text:style-name="T12">že stojí vojsku v čele.</text:span></text:span></text:p>
        <text:p text:style-name="P94"><text:span text:style-name="CharStyle11"><text:span text:style-name="T12"/></text:span></text:p>
        <text:p text:style-name="P111"><text:span text:style-name="CharStyle11"><text:span text:style-name="T12">Generál hádže od zadku</text:span></text:span></text:p>
        <text:p text:style-name="P111"><text:span text:style-name="CharStyle11"><text:span text:style-name="T12">do boja chrabré voje,</text:span></text:span></text:p>
        <text:p text:style-name="P111"><text:span text:style-name="CharStyle11"><text:span text:style-name="T12">a riekne v páde víťazstv</text:span></text:span><text:span text:style-name="CharStyle11"><text:span text:style-name="T1">a</text:span></text:span><text:span text:style-name="CharStyle11"><text:span text:style-name="T12">:</text:span></text:span></text:p>
        <text:p text:style-name="P111"><text:span text:style-name="CharStyle11"><text:span text:style-name="T12">to je víťazstvo moje.</text:span></text:span></text:p>
        <text:p text:style-name="P94"><text:span text:style-name="CharStyle11"><text:span text:style-name="T12"/></text:span></text:p>
        <text:p text:style-name="P111"><text:span text:style-name="CharStyle11"><text:span text:style-name="T12">Len generál nás môže raz</text:span></text:span></text:p>
        <text:p text:style-name="P111"><text:span text:style-name="CharStyle11"><text:span text:style-name="T12">od okov oslobodiť</text:span></text:span></text:p>
        <text:p text:style-name="P111"><text:soft-page-break/><text:span text:style-name="CharStyle11"><text:span text:style-name="T12">a keď to nejde odrazu,</text:span></text:span></text:p>
        <text:p text:style-name="P111"><text:span text:style-name="CharStyle11"><text:span text:style-name="T12">na retiazke nás vodiť.</text:span></text:span></text:p>
        <text:p text:style-name="P94"><text:span text:style-name="CharStyle11"><text:span text:style-name="T12"/></text:span></text:p>
        <text:p text:style-name="P111"><text:span text:style-name="CharStyle11"><text:span text:style-name="T12">Kto v čele je, ten môže stať</text:span></text:span></text:p>
        <text:p text:style-name="P111"><text:span text:style-name="CharStyle11"><text:span text:style-name="T12">si v boji do úzadia,</text:span></text:span></text:p>
        <text:p text:style-name="P111"><text:span text:style-name="CharStyle11"><text:span text:style-name="T12">bo, kde sú hlavy bezpečné,</text:span></text:span></text:p>
        <text:p text:style-name="P111"><text:span text:style-name="CharStyle11"><text:span text:style-name="T12">sa veľké umy radia.</text:span></text:span></text:p>
        <text:p text:style-name="P94"><text:span text:style-name="CharStyle11"><text:span text:style-name="T12"/></text:span></text:p>
        <text:p text:style-name="P111"><text:span text:style-name="CharStyle11"><text:span text:style-name="T12">Je to tak krásné bojovať</text:span></text:span></text:p>
        <text:p text:style-name="P111"><text:span text:style-name="CharStyle11"><text:span text:style-name="T12">za národ so zápalom,</text:span></text:span></text:p>
        <text:p text:style-name="P111"><text:span text:style-name="CharStyle11"><text:span text:style-name="T12">je to tak krásné, ale keď</text:span></text:span></text:p>
        <text:p text:style-name="P111"><text:span text:style-name="CharStyle11"><text:span text:style-name="T12">je človek — generálom.</text:span></text:span></text:p>
        <text:p text:style-name="P8"><text:span text:style-name="CharStyle25"><text:span text:style-name="T12"/></text:span></text:p>
        <text:p text:style-name="P9"><text:span text:style-name="CharStyle25"><text:span text:style-name="T12">Kijev, 20. I. 1917.</text:span></text:span></text:p>
        <text:h text:style-name="P23" text:outline-level="3"><text:span text:style-name="CharStyle27"><text:span text:style-name="T12"/></text:span></text:h>
        <text:h text:style-name="P71" text:outline-level="3"><text:span text:style-name="CharStyle27"><text:span text:style-name="T12"/></text:span></text:h>
        <text:h text:style-name="P71" text:outline-level="3"><text:bookmark-start text:name="bookmark124"/><text:span text:style-name="CharStyle27"><text:span text:style-name="T12">Modlitba jedna...</text:span></text:span><text:bookmark-end text:name="bookmark124"/></text:h>
        <text:p text:style-name="P128"><text:span text:style-name="CharStyle11"><text:span text:style-name="T12"/></text:span></text:p>
        <text:p text:style-name="P129"><text:span text:style-name="CharStyle11"><text:span text:style-name="T12">Modlitba jedna u mili</text:span></text:span><text:span text:style-name="CharStyle11"><text:span text:style-name="T9">o</text:span></text:span><text:span text:style-name="CharStyle11"><text:span text:style-name="T12">nov:</text:span></text:span></text:p>
        <text:p text:style-name="P129"><text:span text:style-name="CharStyle11"><text:span text:style-name="T12">len ešte raz ísť, vrátiť sa domov…</text:span></text:span></text:p>
        <text:p text:style-name="P129"><text:span text:style-name="CharStyle11"><text:span text:style-name="T12">A my Slováci, keby sme v šťastí</text:span></text:span></text:p>
        <text:p text:style-name="P129"><text:span text:style-name="CharStyle11"><text:span text:style-name="T12">šli už do našej slovenskej vlast</text:span></text:span><text:span text:style-name="CharStyle11"><text:span text:style-name="T1">i</text:span></text:span><text:span text:style-name="CharStyle11"><text:span text:style-name="T12">...</text:span></text:span></text:p>
        <text:p text:style-name="P94"><text:span text:style-name="CharStyle11"><text:span text:style-name="T12"/></text:span></text:p>
        <text:p text:style-name="P111"><text:span text:style-name="CharStyle11"><text:span text:style-name="T12">Vybité oči, ako by mihly,</text:span></text:span></text:p>
        <text:p text:style-name="P111"><text:span text:style-name="CharStyle11"><text:span text:style-name="T12">rozbité nohy, či by sa zdvihly,</text:span></text:span></text:p>
        <text:p text:style-name="P111"><text:span text:style-name="CharStyle11"><text:span text:style-name="T12">narovnala by sa ruka chromá</text:span></text:span></text:p>
        <text:p text:style-name="P111"><text:span text:style-name="CharStyle11"><text:span text:style-name="T12">v nádeji, že ju pohladia doma.</text:span></text:span></text:p>
        <text:p text:style-name="P111"><text:span text:style-name="CharStyle11"><text:span text:style-name="T12">Všetci by skočili, všetci by zvýskli,</text:span></text:span></text:p>
        <text:p text:style-name="P111"><text:span text:style-name="CharStyle11"><text:span text:style-name="T12">všetkým by do očú slzy sa tiskly,</text:span></text:span></text:p>
        <text:p text:style-name="P111"><text:span text:style-name="CharStyle11"><text:span text:style-name="T12">slzy sa tiskly, slzy sa </text:span></text:span><text:span text:style-name="CharStyle11"><text:span text:style-name="T9">li</text:span></text:span><text:span text:style-name="CharStyle11"><text:span text:style-name="T12">aly,</text:span></text:span></text:p>
        <text:p text:style-name="P111"><text:span text:style-name="CharStyle11"><text:span text:style-name="T12">všetko pre chalupy ukryté v diali,</text:span></text:span></text:p>
        <text:p text:style-name="P111"><text:span text:style-name="CharStyle11"><text:span text:style-name="T12">všetko pre chodníky, čo vedú ku ním</text:span></text:span></text:p>
        <text:p text:style-name="P111"><text:span text:style-name="CharStyle11"><text:span text:style-name="T12">horami, hájmi, tôňou i slním,</text:span></text:span></text:p>
        <text:p text:style-name="P111"><text:span text:style-name="CharStyle11"><text:span text:style-name="T12">čo vedú ku bránam, do ktorých stane,</text:span></text:span></text:p>
        <text:p text:style-name="P111"><text:soft-page-break/><text:span text:style-name="CharStyle11"><text:span text:style-name="T12">čo najradšej má — na privítanie.</text:span></text:span></text:p>
        <text:p text:style-name="P94"><text:span text:style-name="CharStyle11"><text:span text:style-name="T12"/></text:span></text:p>
        <text:p text:style-name="P111"><text:span text:style-name="CharStyle11"><text:span text:style-name="T12">Kiež by ten stál tam, kiež by ten vítal,</text:span></text:span></text:p>
        <text:p text:style-name="P111"><text:span text:style-name="CharStyle11"><text:span text:style-name="T12">čo najhorkejšie horké dni čítal,</text:span></text:span></text:p>
        <text:p text:style-name="P111"><text:span text:style-name="CharStyle11"><text:span text:style-name="T12">koho si deň i noc kládol do stonov,</text:span></text:span></text:p>
        <text:p text:style-name="P111"><text:span text:style-name="CharStyle11"><text:span text:style-name="T12">pre koho najväčšmi chce sa ti domo</text:span></text:span><text:span text:style-name="CharStyle11"><text:span text:style-name="T1">v</text:span></text:span><text:span text:style-name="CharStyle11"><text:span text:style-name="T12">!</text:span></text:span></text:p>
        <text:p text:style-name="P8"><text:span text:style-name="CharStyle25"><text:span text:style-name="T12"/></text:span></text:p>
        <text:p text:style-name="P9"><text:span text:style-name="CharStyle25"><text:span text:style-name="T12">Voronež, 30. III. 1917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bookmark-start text:name="bookmark126"/><text:span text:style-name="CharStyle27"><text:span text:style-name="T12">Na prič</text:span></text:span><text:span text:style-name="CharStyle27"><text:span text:style-name="T1">i...</text:span></text:span><text:bookmark-end text:name="bookmark126"/></text:h>
        <text:p text:style-name="P94"><text:span text:style-name="CharStyle11"><text:span text:style-name="T12"/></text:span></text:p>
        <text:p text:style-name="P110"><text:span text:style-name="CharStyle11"><text:span text:style-name="T12">Na priči sedím, sedím a sedím.</text:span></text:span></text:p>
        <text:p text:style-name="P110"><text:span text:style-name="CharStyle11"><text:span text:style-name="T12">Štipľavou machorkou z </text:span></text:span><text:span text:style-name="CharStyle11"><text:span text:style-name="T1">fajo</text:span></text:span><text:span text:style-name="CharStyle11"><text:span text:style-name="T12">čky käd</text:span></text:span><text:span text:style-name="CharStyle11"><text:span text:style-name="T1">ím.</text:span></text:span></text:p>
        <text:p text:style-name="P110"><text:span text:style-name="CharStyle11"><text:span text:style-name="T12">Do okna hľadím, dymím a dymím,</text:span></text:span></text:p>
        <text:p text:style-name="P110"><text:span text:style-name="CharStyle11"><text:span text:style-name="T12">aby som nevidel v duši, čo vidím.</text:span></text:span></text:p>
        <text:p text:style-name="P94"><text:span text:style-name="CharStyle11"><text:span text:style-name="T12"/></text:span></text:p>
        <text:p text:style-name="P110"><text:span text:style-name="CharStyle11"><text:span text:style-name="T12">V ďalek</text:span></text:span><text:span text:style-name="CharStyle11"><text:span text:style-name="T8">u</text:span></text:span><text:span text:style-name="CharStyle11"><text:span text:style-name="T12"> pri ohni vojaci sedia.</text:span></text:span></text:p>
        <text:p text:style-name="P110"><text:span text:style-name="CharStyle11"><text:span text:style-name="T12">Štipľavou machorkou z fajočiek kädia.</text:span></text:span></text:p>
        <text:p text:style-name="P110"><text:span text:style-name="CharStyle11"><text:span text:style-name="T12">Všetci sú červení, všetci sú mladí,</text:span></text:span></text:p>
        <text:p text:style-name="P110"><text:span text:style-name="CharStyle11"><text:span text:style-name="T12">všetci sú veselí, všetci sú rad</text:span></text:span><text:span text:style-name="CharStyle11"><text:span text:style-name="T1">i</text:span></text:span><text:span text:style-name="CharStyle11"><text:span text:style-name="T12">:</text:span></text:span></text:p>
        <text:p text:style-name="P110"><text:span text:style-name="CharStyle11"><text:span text:style-name="T12">všetci už nakukli z tej strany hája</text:span></text:span></text:p>
        <text:p text:style-name="P110"><text:span text:style-name="CharStyle11"><text:span text:style-name="T12">do našich dedinôk, do nášho kraja...</text:span></text:span></text:p>
        <text:p text:style-name="P94"><text:span text:style-name="CharStyle11"><text:span text:style-name="T12"/></text:span></text:p>
        <text:p text:style-name="P110"><text:span text:style-name="CharStyle11"><text:span text:style-name="T12">Prečo ja na priči sedím a sedím,</text:span></text:span></text:p>
        <text:p text:style-name="P110"><text:span text:style-name="CharStyle11"><text:span text:style-name="T12">do okna hľadím, z fajočky kädím?</text:span></text:span></text:p>
        <text:h text:style-name="P23" text:outline-level="3"><text:span text:style-name="CharStyle27"><text:span text:style-name="T12"/></text:span></text:h>
        <text:h text:style-name="P71" text:outline-level="3"><text:span text:style-name="CharStyle27"><text:span text:style-name="T12"/></text:span></text:h>
        <text:h text:style-name="P71" text:outline-level="3"><text:bookmark-start text:name="bookmark128"/><text:span text:style-name="CharStyle27"><text:span text:style-name="T12">Prašť tou čiapkou</text:span></text:span><text:span text:style-name="CharStyle27"><text:span text:style-name="T1">...</text:span></text:span><text:bookmark-end text:name="bookmark128"/></text:h>
        <text:p text:style-name="P94"><text:span text:style-name="CharStyle11"><text:span text:style-name="T12"/></text:span></text:p>
        <text:p text:style-name="P110"><text:span text:style-name="CharStyle11"><text:span text:style-name="T12">Prašť tou čiapkou, sobleč háby.</text:span></text:span></text:p>
        <text:p text:style-name="P110"><text:span text:style-name="CharStyle11"><text:span text:style-name="T12">Také háby nosia rabi.</text:span></text:span></text:p>
        <text:p text:style-name="P94"><text:span text:style-name="CharStyle11"><text:span text:style-name="T12"/></text:span></text:p>
        <text:p text:style-name="P110"><text:span text:style-name="CharStyle11"><text:span text:style-name="T12">Keď ten bi</text:span></text:span><text:span text:style-name="CharStyle11"><text:span text:style-name="T1">ľ</text:span></text:span><text:span text:style-name="CharStyle11"><text:span text:style-name="T12">ag o zem hodíš,</text:span></text:span></text:p>
        <text:p text:style-name="P110"><text:soft-page-break/><text:span text:style-name="CharStyle11"><text:span text:style-name="T12">z väzenia sa vyslobodíš,</text:span></text:span></text:p>
        <text:p text:style-name="P110"><text:span text:style-name="CharStyle11"><text:span text:style-name="T12"/></text:span></text:p>
        <text:p text:style-name="P110"><text:span text:style-name="CharStyle11"><text:span text:style-name="T12">budeš voľný, jak vták v stráni</text:span></text:span></text:p>
        <text:p text:style-name="P110"><text:span text:style-name="CharStyle11"><text:span text:style-name="T12">a nie baran číslovaný.</text:span></text:span></text:p>
        <text:p text:style-name="P94"><text:span text:style-name="CharStyle11"><text:span text:style-name="T12"/></text:span></text:p>
        <text:p text:style-name="P110"><text:span text:style-name="CharStyle11"><text:span text:style-name="T12">So stužtičkou, zapletenou,</text:span></text:span></text:p>
        <text:p text:style-name="P110"><text:span text:style-name="CharStyle11"><text:span text:style-name="T12">bielo, modro a červenou,</text:span></text:span></text:p>
        <text:p text:style-name="P94"><text:span text:style-name="CharStyle11"><text:span text:style-name="T12"/></text:span></text:p>
        <text:p text:style-name="P110"><text:span text:style-name="CharStyle11"><text:span text:style-name="T12">zapletenou na furažke</text:span></text:span></text:p>
        <text:p text:style-name="P110"><text:span text:style-name="CharStyle11"><text:span text:style-name="T12">vypomstíme viny ťažké!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p text:style-name="P6"><text:span text:style-name="CharStyle41"><text:span text:style-name="T12">Kiež cítil by...</text:span></text:span></text:p>
        <text:p text:style-name="P14"><text:span text:style-name="CharStyle38"><text:span text:style-name="T12"/></text:span></text:p>
        <text:p text:style-name="P20"><text:span text:style-name="CharStyle38"><text:span text:style-name="T12">Kiež cítil by dlaň ženinu,</text:span></text:span></text:p>
        <text:p text:style-name="P20"><text:span text:style-name="CharStyle38"><text:span text:style-name="T12">jak napráva mi “perinu”.</text:span></text:span></text:p>
        <text:p text:style-name="P14"><text:span text:style-name="CharStyle38"><text:span text:style-name="T12"/></text:span></text:p>
        <text:p text:style-name="P20"><text:span text:style-name="CharStyle38"><text:span text:style-name="T12">Kiež zohla by sa ku priču,</text:span></text:span></text:p>
        <text:p text:style-name="P20"><text:span text:style-name="CharStyle38"><text:span text:style-name="T12">pod hlavu dala “hlavnicu”.</text:span></text:span></text:p>
        <text:p text:style-name="P14"><text:span text:style-name="CharStyle38"><text:span text:style-name="T12"/></text:span></text:p>
        <text:p text:style-name="P20"><text:span text:style-name="CharStyle38"><text:span text:style-name="T12">Kiež by mi hrnček podala</text:span></text:span></text:p>
        <text:p text:style-name="P20"><text:span text:style-name="CharStyle38"><text:span text:style-name="T12">a veselo sa usmiala.</text:span></text:span></text:p>
        <text:p text:style-name="P21"/>
        <text:p text:style-name="P101"><text:span text:style-name="CharStyle11"><text:span text:style-name="T12">Kiež riekla by: je po boji,</text:span></text:span></text:p>
        <text:p text:style-name="P110"><text:span text:style-name="CharStyle11"><text:span text:style-name="T12">len sa tu vyspi v pokoji</text:span></text:span></text:p>
        <text:p text:style-name="P110"><text:span text:style-name="CharStyle11"><text:span text:style-name="T12"/></text:span></text:p>
        <text:p text:style-name="P110"><text:span text:style-name="CharStyle11"><text:span text:style-name="T12">a potom v mojom objeme</text:span></text:span></text:p>
        <text:p text:style-name="P110"><text:span text:style-name="CharStyle11"><text:span text:style-name="T12">ta domov, domov pôjdeme...</text:span></text:span></text:p>
        <text:p text:style-name="P110"><text:span text:style-name="CharStyle11"><text:span text:style-name="T12"/></text:span></text:p>
        <text:p text:style-name="P110"><text:span text:style-name="CharStyle11"><text:span text:style-name="T12">Hej..</text:span></text:span><text:span text:style-name="CharStyle11"><text:span text:style-name="T1">.</text:span></text:span><text:span text:style-name="CharStyle11"><text:span text:style-name="T12"> Ale pomsta zadúš</text:span></text:span><text:span text:style-name="CharStyle11"><text:span text:style-name="T1">a</text:span></text:span><text:span text:style-name="CharStyle11"><text:span text:style-name="T12">:</text:span></text:span></text:p>
        <text:p text:style-name="P110"><text:span text:style-name="CharStyle11"><text:span text:style-name="T12">môj národ je bez vankúša.</text:span></text:span></text:p>
        <text:p text:style-name="P110"><text:span text:style-name="CharStyle11"><text:span text:style-name="T12"/></text:span></text:p>
        <text:p text:style-name="P110"><text:span text:style-name="CharStyle11"><text:span text:style-name="T12">Hej</text:span></text:span><text:span text:style-name="CharStyle11"><text:span text:style-name="T1">.</text:span></text:span><text:span text:style-name="CharStyle11"><text:span text:style-name="T12">.. Zobrali mu, prašiny,</text:span></text:span></text:p>
        <text:p text:style-name="P110"><text:span text:style-name="CharStyle11"><text:span text:style-name="T12">i hrnčeky i periny.</text:span></text:span></text:p>
        <text:p text:style-name="P101"><text:soft-page-break/><text:span text:style-name="CharStyle11"><text:span text:style-name="T12"/></text:span></text:p>
        <text:p text:style-name="P110"><text:span text:style-name="CharStyle11"><text:span text:style-name="T12">Hej... Ale dlaň sa zatína,</text:span></text:span></text:p>
        <text:p text:style-name="P110"><text:span text:style-name="CharStyle11"><text:span text:style-name="T12">že v cudzine je otčina.</text:span></text:span></text:p>
        <text:p text:style-name="P94"><text:span text:style-name="CharStyle11"><text:span text:style-name="T12"/></text:span></text:p>
        <text:p text:style-name="P110"><text:span text:style-name="CharStyle11"><text:span text:style-name="T12">Hej... Ruka biť je hotová,</text:span></text:span></text:p>
        <text:p text:style-name="P110"><text:span text:style-name="CharStyle11"><text:span text:style-name="T12">že v domove niet domova.</text:span></text:span></text:p>
        <text:p text:style-name="P94"><text:span text:style-name="CharStyle11"><text:span text:style-name="T12"/></text:span></text:p>
        <text:p text:style-name="P103"><text:span text:style-name="CharStyle11"><text:span text:style-name="T12">Hej... Počkaj, počkaj, anjel môj.</text:span></text:span></text:p>
        <text:p text:style-name="P78"><text:span text:style-name="CharStyle11"><text:span text:style-name="T12">neskončili sme ešte bo</text:span></text:span><text:span text:style-name="CharStyle11"><text:span text:style-name="T1">j</text:span></text:span><text:span text:style-name="CharStyle11"><text:span text:style-name="T12">!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bookmark-start text:name="bookmark130"/><text:span text:style-name="CharStyle27"><text:span text:style-name="T12">Vyhnali ma</text:span></text:span><text:span text:style-name="CharStyle27"><text:span text:style-name="T1">...</text:span></text:span><text:bookmark-end text:name="bookmark130"/></text:h>
        <text:p text:style-name="P78"><text:span text:style-name="CharStyle11"><text:span text:style-name="T12"/></text:span></text:p>
        <text:p text:style-name="P93"><text:span text:style-name="CharStyle11"><text:span text:style-name="T12">Vyhnali ma z</text:span></text:span><text:span text:style-name="CharStyle11"><text:span text:style-name="T1"> </text:span></text:span><text:span text:style-name="CharStyle11"><text:span text:style-name="T12">vlastnej chaty.</text:span></text:span></text:p>
        <text:p text:style-name="P93"><text:span text:style-name="CharStyle11"><text:span text:style-name="T12">Bola zima — svliekli šaty.</text:span></text:span></text:p>
        <text:p text:style-name="P93"><text:span text:style-name="CharStyle11"><text:span text:style-name="T12">Smädný som bol — mláky dali.</text:span></text:span></text:p>
        <text:p text:style-name="P93"><text:span text:style-name="CharStyle11"><text:span text:style-name="T12">Kamen</text:span></text:span><text:span text:style-name="CharStyle11"><text:span text:style-name="T1">í</text:span></text:span><text:span text:style-name="CharStyle11"><text:span text:style-name="T12">m ma kŕmievali.</text:span></text:span></text:p>
        <text:p text:style-name="P85"><text:span text:style-name="CharStyle11"><text:span text:style-name="T12">Opľuvanô, zneuctenô</text:span></text:span></text:p>
        <text:p text:style-name="P93"><text:span text:style-name="CharStyle11"><text:span text:style-name="T12">prekrstili moje meno.</text:span></text:span></text:p>
        <text:p text:style-name="P93"><text:span text:style-name="CharStyle11"><text:span text:style-name="T12">Rodinu som veľkú mával,</text:span></text:span></text:p>
        <text:p text:style-name="P93"><text:span text:style-name="CharStyle11"><text:span text:style-name="T12">nik sa ku mne nepriznával.</text:span></text:span></text:p>
        <text:p text:style-name="P78"><text:span text:style-name="CharStyle11"><text:span text:style-name="T12"/></text:span></text:p>
        <text:p text:style-name="P93"><text:span text:style-name="CharStyle11"><text:span text:style-name="T12">Sluhom som bo</text:span></text:span><text:span text:style-name="CharStyle11"><text:span text:style-name="T1">l</text:span></text:span><text:span text:style-name="CharStyle11"><text:span text:style-name="T12">... Čoby sluh</text:span></text:span><text:span text:style-name="CharStyle11"><text:span text:style-name="T1">a</text:span></text:span><text:span text:style-name="CharStyle11"><text:span text:style-name="T12">!</text:span></text:span></text:p>
        <text:p text:style-name="P93"><text:span text:style-name="CharStyle11"><text:span text:style-name="T12">Priahavali ma do pluha.</text:span></text:span></text:p>
        <text:p text:style-name="P85"><text:span text:style-name="CharStyle11"><text:span text:style-name="T12">Poháňali, ako vola</text:span></text:span></text:p>
        <text:p text:style-name="P93"><text:span text:style-name="CharStyle11"><text:span text:style-name="T12">po roli, čo mojou bola...</text:span></text:span></text:p>
        <text:p text:style-name="P93"><text:span text:style-name="CharStyle11"><text:span text:style-name="T12">Ťahám v daždi. Ťahám v súši.</text:span></text:span></text:p>
        <text:p text:style-name="P93"><text:span text:style-name="CharStyle11"><text:span text:style-name="T12">Robia rátu z mojej duši,</text:span></text:span></text:p>
        <text:p text:style-name="P93"><text:span text:style-name="CharStyle11"><text:span text:style-name="T12">hrudy v srdci, neveselé,</text:span></text:span></text:p>
        <text:p text:style-name="P93"><text:span text:style-name="CharStyle11"><text:span text:style-name="T12">prehlboké brázdy v čele.</text:span></text:span></text:p>
        <text:p text:style-name="P78"><text:span text:style-name="CharStyle11"><text:span text:style-name="T12"/></text:span></text:p>
        <text:p text:style-name="P93"><text:span text:style-name="CharStyle11"><text:span text:style-name="T12">Dv</text:span></text:span><text:span text:style-name="CharStyle11"><text:span text:style-name="T19">í</text:span></text:span><text:span text:style-name="CharStyle11"><text:span text:style-name="T12">ham ruky — reťaz na n</text:span></text:span><text:span text:style-name="CharStyle11"><text:span text:style-name="T1">e</text:span></text:span><text:span text:style-name="CharStyle11"><text:span text:style-name="T12">!</text:span></text:span></text:p>
        <text:p text:style-name="P93"><text:span text:style-name="CharStyle11"><text:span text:style-name="T12">Kročím — nohy poviazané.</text:span></text:span></text:p>
        <text:p text:style-name="P93"><text:span text:style-name="CharStyle11"><text:span text:style-name="T12">Pohľadel by — pohľad strežú,</text:span></text:span></text:p>
        <text:p text:style-name="P93"><text:soft-page-break/><text:span text:style-name="CharStyle11"><text:span text:style-name="T12">povedal by — jazyk režú.</text:span></text:span></text:p>
        <text:p text:style-name="P85"><text:span text:style-name="CharStyle11"><text:span text:style-name="T12">Prosiť by chcel — beda, beda —</text:span></text:span></text:p>
        <text:p text:style-name="P93"><text:span text:style-name="CharStyle11"><text:span text:style-name="T12">bičom sa mi odpovedá.</text:span></text:span></text:p>
        <text:p text:style-name="P85"><text:span text:style-name="CharStyle11"><text:span text:style-name="T12">Zaplakal by nad neresťou —</text:span></text:span></text:p>
        <text:p text:style-name="P93"><text:span text:style-name="CharStyle11"><text:span text:style-name="T12">v</text:span></text:span><text:span text:style-name="CharStyle11"><text:span text:style-name="T1">yt</text:span></text:span><text:span text:style-name="CharStyle11"><text:span text:style-name="T12">ier</text:span></text:span><text:span text:style-name="CharStyle11"><text:span text:style-name="T1">ajú</text:span></text:span><text:span text:style-name="CharStyle11"><text:span text:style-name="T12"> slzy päsťou.</text:span></text:span></text:p>
        <text:p text:style-name="P8"><text:span text:style-name="CharStyle25"><text:span text:style-name="T12"/></text:span></text:p>
        <text:p text:style-name="P101"><text:span text:style-name="CharStyle11"><text:span text:style-name="T12">Smutno mi je, ťažko mi je.</text:span></text:span></text:p>
        <text:p text:style-name="P110"><text:span text:style-name="CharStyle11"><text:span text:style-name="T12">Jarmo reže sa do šije.</text:span></text:span></text:p>
        <text:p text:style-name="P101"><text:span text:style-name="CharStyle11"><text:span text:style-name="T12">Jarmo hlavu odreže mi.</text:span></text:span></text:p>
        <text:p text:style-name="P110"><text:span text:style-name="CharStyle11"><text:span text:style-name="T12">Zahyniem na vlastnej zemi.</text:span></text:span></text:p>
        <text:p text:style-name="P110"><text:span text:style-name="CharStyle11"><text:span text:style-name="T12">Ani ma nik neumyje,</text:span></text:span></text:p>
        <text:p text:style-name="P110"><text:span text:style-name="CharStyle11"><text:span text:style-name="T12">ani plachtou neprikry</text:span></text:span><text:span text:style-name="CharStyle11"><text:span text:style-name="T1">je</text:span></text:span><text:span text:style-name="CharStyle11"><text:span text:style-name="T12">,</text:span></text:span></text:p>
        <text:p text:style-name="P110"><text:span text:style-name="CharStyle11"><text:span text:style-name="T12">ani slzy nevyroní,</text:span></text:span></text:p>
        <text:p text:style-name="P110"><text:span text:style-name="CharStyle11"><text:span text:style-name="T12">nepochová, nezazvoní!...</text:span></text:span></text:p>
        <text:p text:style-name="P94"><text:span text:style-name="CharStyle11"><text:span text:style-name="T12"/></text:span></text:p>
        <text:p text:style-name="P110"><text:span text:style-name="CharStyle11"><text:span text:style-name="T12">...Dolu chlapci, dolu s priča!</text:span></text:span></text:p>
        <text:p text:style-name="P110"><text:span text:style-name="CharStyle11"><text:span text:style-name="T12">Každý z nás má švih od biča.</text:span></text:span></text:p>
        <text:p text:style-name="P110"><text:span text:style-name="CharStyle11"><text:span text:style-name="T12">Sloboda sa krvou krstí.</text:span></text:span></text:p>
        <text:p text:style-name="P110"><text:span text:style-name="CharStyle11"><text:span text:style-name="T12">Vytrhnime im bič z hrst</text:span></text:span><text:span text:style-name="CharStyle11"><text:span text:style-name="T1">i</text:span></text:span><text:span text:style-name="CharStyle11"><text:span text:style-name="T12">!</text:span></text:span></text:p>
        <text:p text:style-name="P110"><text:span text:style-name="CharStyle11"><text:span text:style-name="T12">Zatnime s ním raz po vôli,</text:span></text:span></text:p>
        <text:p text:style-name="P110"><text:span text:style-name="CharStyle11"><text:span text:style-name="T12">kto nás bil, nech toho bol</text:span></text:span><text:span text:style-name="CharStyle11"><text:span text:style-name="T1">í!</text:span></text:span></text:p>
        <text:p text:style-name="P110"><text:span text:style-name="CharStyle11"><text:span text:style-name="T12">Nech sa ten bič točí, hviždí!</text:span></text:span></text:p>
        <text:p text:style-name="P110"><text:span text:style-name="CharStyle11"><text:span text:style-name="T12">Nech tvár čiernu vraha hyzdí!</text:span></text:span></text:p>
        <text:p text:style-name="P2"><text:span text:style-name="CharStyle44"><text:span text:style-name="T1"/></text:span></text:p>
        <text:p text:style-name="P101"><text:span text:style-name="CharStyle11"><text:span text:style-name="T12">Aby toľko rán mal v tele,</text:span></text:span></text:p>
        <text:p text:style-name="P110"><text:span text:style-name="CharStyle11"><text:span text:style-name="T12">koľko vrázkov máme v čele,</text:span></text:span></text:p>
        <text:p text:style-name="P110"><text:span text:style-name="CharStyle11"><text:span text:style-name="T12">aby toľko krvi streklo,</text:span></text:span></text:p>
        <text:p text:style-name="P110"><text:span text:style-name="CharStyle11"><text:span text:style-name="T12">koľko sĺz a potu tieklo,</text:span></text:span></text:p>
        <text:p text:style-name="P110"><text:span text:style-name="CharStyle11"><text:span text:style-name="T12">aby toľko rokov stenal,</text:span></text:span></text:p>
        <text:p text:style-name="P110"><text:span text:style-name="CharStyle11"><text:span text:style-name="T12">koľko chvíľ nás za nič nemal,</text:span></text:span></text:p>
        <text:p text:style-name="P110"><text:span text:style-name="CharStyle11"><text:span text:style-name="T12">aby rástlo jeho semä</text:span></text:span></text:p>
        <text:p text:style-name="P110"><text:span text:style-name="CharStyle11"><text:span text:style-name="T12">v kameni, čo vyorem</text:span></text:span><text:span text:style-name="CharStyle11"><text:span text:style-name="T1">e</text:span></text:span><text:span text:style-name="CharStyle11"><text:span text:style-name="T12">!</text:span></text:span></text:p>
        <text:p text:style-name="P8"><text:span text:style-name="CharStyle25"><text:span text:style-name="T12"/></text:span></text:p>
        <text:p text:style-name="P9"><text:soft-page-break/><text:span text:style-name="CharStyle25"><text:span text:style-name="T12">Petrohrad, 27. VI</text:span></text:span><text:span text:style-name="CharStyle25"><text:span text:style-name="T19">I.</text:span></text:span><text:span text:style-name="CharStyle25"><text:span text:style-name="T12"> 1917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bookmark-start text:name="bookmark132"/><text:span text:style-name="CharStyle27"><text:span text:style-name="T12">Na </text:span></text:span><text:span text:style-name="CharStyle27"><text:span text:style-name="T1">ja</text:span></text:span><text:span text:style-name="CharStyle27"><text:span text:style-name="T12">ničár</text:span></text:span><text:span text:style-name="CharStyle27"><text:span text:style-name="T1">a...</text:span></text:span><text:bookmark-end text:name="bookmark132"/></text:h>
        <text:p text:style-name="P94"><text:span text:style-name="CharStyle11"><text:span text:style-name="T12"/></text:span></text:p>
        <text:p text:style-name="P103"><text:span text:style-name="CharStyle11"><text:span text:style-name="T12">Na </text:span></text:span><text:span text:style-name="CharStyle11"><text:span text:style-name="T1">ja</text:span></text:span><text:span text:style-name="CharStyle11"><text:span text:style-name="T12">ničára treba </text:span></text:span><text:span text:style-name="CharStyle11"><text:span text:style-name="T1">ja</text:span></text:span><text:span text:style-name="CharStyle11"><text:span text:style-name="T12">ničár.</text:span></text:span></text:p>
        <text:p text:style-name="P101"><text:span text:style-name="CharStyle11"><text:span text:style-name="T12">Zažmúrte oči, čo sa v slzách máču,</text:span></text:span></text:p>
        <text:p text:style-name="P110"><text:span text:style-name="CharStyle11"><text:span text:style-name="T12">zakryte dlaňou umáganú tvár,</text:span></text:span></text:p>
        <text:p text:style-name="P110"><text:span text:style-name="CharStyle11"><text:span text:style-name="T12">zaduste v hrdle chabé slová plač</text:span></text:span><text:span text:style-name="CharStyle11"><text:span text:style-name="T1">u</text:span></text:span><text:span text:style-name="CharStyle11"><text:span text:style-name="T12">!</text:span></text:span></text:p>
        <text:p text:style-name="P94"><text:span text:style-name="CharStyle11"><text:span text:style-name="T12"/></text:span></text:p>
        <text:p text:style-name="P103"><text:span text:style-name="CharStyle11"><text:span text:style-name="T12">Nie barana, na vlka treba vlk.</text:span></text:span></text:p>
        <text:p text:style-name="P101"><text:span text:style-name="CharStyle11"><text:span text:style-name="T12">Nie prosiaca dlaň, tvrdá päsť nám svedč</text:span></text:span><text:span text:style-name="CharStyle11"><text:span text:style-name="T19">í</text:span></text:span><text:span text:style-name="CharStyle11"><text:span text:style-name="T12">,</text:span></text:span></text:p>
        <text:p text:style-name="P110"><text:span text:style-name="CharStyle11"><text:span text:style-name="T12">nie smútok v tvári, ale pomsty blk,</text:span></text:span></text:p>
        <text:p text:style-name="P110"><text:span text:style-name="CharStyle11"><text:span text:style-name="T12">nie poklony, lež oceľové reči.</text:span></text:span></text:p>
        <text:p text:style-name="P112"><text:span text:style-name="CharStyle11"><text:span text:style-name="T12"/></text:span></text:p>
        <text:p text:style-name="P115"><text:span text:style-name="CharStyle11"><text:span text:style-name="T12">Na výške svet ten vidno dokorán,</text:span></text:span></text:p>
        <text:p text:style-name="P115"><text:span text:style-name="CharStyle11"><text:span text:style-name="T12">v údolí úzko, samé vrchy, skaly.</text:span></text:span></text:p>
        <text:p text:style-name="P115"><text:span text:style-name="CharStyle11"><text:span text:style-name="T12">Len s výšky hľa</text:span></text:span><text:span text:style-name="CharStyle11"><text:span text:style-name="T19">ď</text:span></text:span><text:span text:style-name="CharStyle11"><text:span text:style-name="T12">me, pozdraví sa pán,</text:span></text:span></text:p>
        <text:p text:style-name="P115"><text:span text:style-name="CharStyle11"><text:span text:style-name="T12">len kráľmi buďme, uctia si nás král</text:span></text:span><text:span text:style-name="CharStyle11"><text:span text:style-name="T1">i</text:span></text:span><text:span text:style-name="CharStyle11"><text:span text:style-name="T12">!</text:span></text:span></text:p>
        <text:p text:style-name="P116"><text:span text:style-name="CharStyle16"><text:span text:style-name="T12"/></text:span></text:p>
        <text:p text:style-name="P120"><text:span text:style-name="CharStyle16"><text:span text:style-name="T12">Petrohrad. 3. X. 1917.</text:span></text:span></text:p>
        <text:p text:style-name="P7"><text:span text:style-name="CharStyle45"><text:span text:style-name="T12"/></text:span></text:p>
        <text:p text:style-name="P8"><text:span text:style-name="CharStyle25"><text:span text:style-name="T12"/></text:span></text:p>
        <text:h text:style-name="P23" text:outline-level="3"><text:bookmark-start text:name="bookmark134"/><text:span text:style-name="CharStyle27"><text:span text:style-name="T12">Už sa mi na čiapke</text:span></text:span><text:span text:style-name="CharStyle27"><text:span text:style-name="T1">...</text:span></text:span><text:bookmark-end text:name="bookmark134"/></text:h>
        <text:p text:style-name="P78"><text:span text:style-name="CharStyle11"><text:span text:style-name="T12"/></text:span></text:p>
        <text:p text:style-name="P86"><text:span text:style-name="CharStyle11"><text:span text:style-name="T12">Už sa mi na čiapke gombička kolembe.</text:span></text:span></text:p>
        <text:p text:style-name="P78"><text:span text:style-name="CharStyle11"><text:span text:style-name="T12">Už mi je, má milá, už mi je po ženbe.</text:span></text:span></text:p>
        <text:p text:style-name="P78"><text:span text:style-name="CharStyle11"><text:span text:style-name="T12"/></text:span></text:p>
        <text:p text:style-name="P86"><text:span text:style-name="CharStyle11"><text:span text:style-name="T12">Už mi vyložili cisárove šaty.</text:span></text:span></text:p>
        <text:p text:style-name="P78"><text:span text:style-name="CharStyle11"><text:span text:style-name="T12">Nečakaj ma, milá, pred vašimi vráty.</text:span></text:span></text:p>
        <text:p text:style-name="P78"><text:span text:style-name="CharStyle11"><text:span text:style-name="T12"/></text:span></text:p>
        <text:p text:style-name="P86"><text:span text:style-name="CharStyle11"><text:span text:style-name="T12">Už mi visí s pleca ťažká manlicherka.</text:span></text:span></text:p>
        <text:p text:style-name="P78"><text:span text:style-name="CharStyle11"><text:span text:style-name="T12">Nebudeš zavierať za mnou viacej dvierka.</text:span></text:span></text:p>
        <text:p text:style-name="P78"><text:span text:style-name="CharStyle11"><text:span text:style-name="T12"/></text:span></text:p>
        <text:p text:style-name="P86"><text:soft-page-break/><text:span text:style-name="CharStyle11"><text:span text:style-name="T12">Už mi vyč</text:span></text:span><text:span text:style-name="CharStyle11"><text:span text:style-name="T1">í</text:span></text:span><text:span text:style-name="CharStyle11"><text:span text:style-name="T12">tali stodvadsať patrónov.</text:span></text:span></text:p>
        <text:p text:style-name="P78"><text:span text:style-name="CharStyle11"><text:span text:style-name="T12">Už sa ja nevrátim nikdy viacej domov.</text:span></text:span></text:p>
        <text:p text:style-name="P78"><text:span text:style-name="CharStyle11"><text:span text:style-name="T12"/></text:span></text:p>
        <text:p text:style-name="P86"><text:span text:style-name="CharStyle11"><text:span text:style-name="T12">Už som odprisahal, už som, na cisára.</text:span></text:span></text:p>
        <text:p text:style-name="P78"><text:span text:style-name="CharStyle11"><text:span text:style-name="T1">Ne</text:span></text:span><text:span text:style-name="CharStyle11"><text:span text:style-name="T12">zaprisahám sa viacej u oltára.</text:span></text:span></text:p>
        <text:p text:style-name="P78"><text:span text:style-name="CharStyle11"><text:span text:style-name="T12"/></text:span></text:p>
        <text:p text:style-name="P92"><text:span text:style-name="CharStyle11"><text:span text:style-name="T12">Už som ja vojakom, už idem do boja,</text:span></text:span></text:p>
        <text:p text:style-name="P92"><text:span text:style-name="CharStyle11"><text:span text:style-name="T12">cisárov je život, ale duša — tvoja,</text:span></text:span></text:p>
        <text:p text:style-name="P84"><text:span text:style-name="CharStyle11"><text:span text:style-name="T12"/></text:span></text:p>
        <text:p text:style-name="P92"><text:span text:style-name="CharStyle11"><text:span text:style-name="T12">myseľ moja — tvoja, srdce moje — tvoje,</text:span></text:span></text:p>
        <text:p text:style-name="P92"><text:span text:style-name="CharStyle11"><text:span text:style-name="T12"/></text:span></text:p>
        <text:p text:style-name="P92"><text:span text:style-name="CharStyle11"><text:span text:style-name="T12">len ja som nie tvojim, potešenie moje.</text:span></text:span></text:p>
        <text:p text:style-name="P8"><text:span text:style-name="CharStyle29"><text:span text:style-name="T12"/></text:span></text:p>
        <text:p text:style-name="P9"><text:span text:style-name="CharStyle29"><text:span text:style-name="T12"/></text:span></text:p>
        <text:h text:style-name="P23" text:outline-level="3"><text:bookmark-start text:name="bookmark136"/><text:span text:style-name="CharStyle27"><text:span text:style-name="T12">Sedem dní</text:span></text:span><text:span text:style-name="CharStyle27"><text:span text:style-name="T1">...</text:span></text:span><text:bookmark-end text:name="bookmark136"/></text:h>
        <text:p text:style-name="P94"><text:span text:style-name="CharStyle11"><text:span text:style-name="T12"/></text:span></text:p>
        <text:p text:style-name="P109"><text:span text:style-name="CharStyle11"><text:span text:style-name="T12">Sedem dní je za týždeň,</text:span></text:span></text:p>
        <text:p text:style-name="P109"><text:span text:style-name="CharStyle11"><text:span text:style-name="T12">siedmy deň, čo kašu jem,</text:span></text:span></text:p>
        <text:p text:style-name="P109"><text:span text:style-name="CharStyle11"><text:span text:style-name="T12">sedem dierok na remienci,</text:span></text:span></text:p>
        <text:p text:style-name="P109"><text:span text:style-name="CharStyle11"><text:span text:style-name="T12">siedmy raz sa sťahujem.</text:span></text:span></text:p>
        <text:p text:style-name="P94"><text:span text:style-name="CharStyle11"><text:span text:style-name="T12"/></text:span></text:p>
        <text:p text:style-name="P109"><text:span text:style-name="CharStyle11"><text:span text:style-name="T12">Vše na užšie, užšie, hej,</text:span></text:span></text:p>
        <text:p text:style-name="P109"><text:span text:style-name="CharStyle11"><text:span text:style-name="T12">od prvej až do siedmej,</text:span></text:span></text:p>
        <text:p text:style-name="P109"><text:span text:style-name="CharStyle11"><text:span text:style-name="T12">sedem dierok na remenci,</text:span></text:span></text:p>
        <text:p text:style-name="P109"><text:span text:style-name="CharStyle11"><text:span text:style-name="T12">už som na tej poslednej.</text:span></text:span></text:p>
        <text:p text:style-name="P94"><text:span text:style-name="CharStyle11"><text:span text:style-name="T12"/></text:span></text:p>
        <text:p text:style-name="P109"><text:span text:style-name="CharStyle11"><text:span text:style-name="T12">Siedma h</text:span></text:span><text:span text:style-name="CharStyle11"><text:span text:style-name="T1">ín</text:span></text:span><text:span text:style-name="CharStyle11"><text:span text:style-name="T12"> pri pracke je,</text:span></text:span></text:p>
        <text:p text:style-name="P109"><text:span text:style-name="CharStyle11"><text:span text:style-name="T12">remeň viac neprospeje,</text:span></text:span></text:p>
        <text:p text:style-name="P109"><text:span text:style-name="CharStyle11"><text:span text:style-name="T12">prospely by žgance s bryndzou,</text:span></text:span></text:p>
        <text:p text:style-name="P109"><text:span text:style-name="CharStyle11"><text:span text:style-name="T12">ale k ním niet — nádeje.</text:span></text:span></text:p>
        <text:p text:style-name="P94"><text:span text:style-name="CharStyle11"><text:span text:style-name="T12"/></text:span></text:p>
        <text:p text:style-name="P109"><text:span text:style-name="CharStyle11"><text:span text:style-name="T12">Trepoce sa suchý list,</text:span></text:span></text:p>
        <text:p text:style-name="P109"><text:span text:style-name="CharStyle11"><text:span text:style-name="T12">že do blata nač</text:span></text:span><text:span text:style-name="CharStyle11"><text:span text:style-name="T7">í</text:span></text:span><text:span text:style-name="CharStyle11"><text:span text:style-name="T12">m sísť,</text:span></text:span></text:p>
        <text:p text:style-name="P109"><text:span text:style-name="CharStyle11"><text:span text:style-name="T12">darmo držím nohavice,</text:span></text:span></text:p>
        <text:p text:style-name="P109"><text:soft-page-break/><text:span text:style-name="CharStyle11"><text:span text:style-name="T12">raz na hanbu musím výjsť.</text:span></text:span></text:p>
        <text:p text:style-name="P8"><text:span text:style-name="CharStyle25"><text:span text:style-name="T12"/></text:span></text:p>
        <text:p text:style-name="P9"><text:span text:style-name="CharStyle25"><text:span text:style-name="T12"/></text:span></text:p>
        <text:h text:style-name="P23" text:outline-level="3"><text:span text:style-name="CharStyle27"><text:span text:style-name="T18">Ž</text:span></text:span><text:bookmark-start text:name="bookmark138"/><text:span text:style-name="CharStyle27"><text:span text:style-name="T12">e v</text:span></text:span><text:bookmark-end text:name="bookmark138"/><text:span text:style-name="CharStyle27"><text:span text:style-name="T12">ydýchnuť…</text:span></text:span></text:h>
        <text:h text:style-name="P71" text:outline-level="3"><text:span text:style-name="CharStyle27"><text:span text:style-name="T1"/></text:span></text:h>
        <text:p text:style-name="P100"><text:span text:style-name="CharStyle11"><text:span text:style-name="T12">Že vydýchnuť vám čosi bráni?</text:span></text:span></text:p>
        <text:p text:style-name="P109"><text:span text:style-name="CharStyle11"><text:span text:style-name="T12">Maďarskou korunou ste opásaní.</text:span></text:span></text:p>
        <text:p text:style-name="P94"><text:span text:style-name="CharStyle11"><text:span text:style-name="T12"/></text:span></text:p>
        <text:p text:style-name="P103"><text:span text:style-name="CharStyle11"><text:span text:style-name="T12">Myšlienky vaše, ako z olova?</text:span></text:span></text:p>
        <text:p text:style-name="P94"><text:span text:style-name="CharStyle11"><text:span text:style-name="T12">To robí čiapka kráľova.</text:span></text:span></text:p>
        <text:p text:style-name="P94"><text:span text:style-name="CharStyle11"><text:span text:style-name="T12"/></text:span></text:p>
        <text:p text:style-name="P109"><text:span text:style-name="CharStyle11"><text:span text:style-name="T12">I srdce ako kameň? Neboráci,</text:span></text:span></text:p>
        <text:p text:style-name="P109"><text:span text:style-name="CharStyle11"><text:span text:style-name="T12">ten metáľ prsia tlačí.</text:span></text:span></text:p>
        <text:p text:style-name="P78"><text:span text:style-name="CharStyle11"><text:span text:style-name="T12"/></text:span></text:p>
        <text:p text:style-name="P92"><text:span text:style-name="CharStyle11"><text:span text:style-name="T12">Že skr</text:span></text:span><text:span text:style-name="CharStyle11"><text:span text:style-name="T1">i</text:span></text:span><text:span text:style-name="CharStyle11"><text:span text:style-name="T12">vení ste? Patrónov veľa</text:span></text:span></text:p>
        <text:p text:style-name="P92"><text:span text:style-name="CharStyle11"><text:span text:style-name="T12">a na chrbte veď celé teľa.</text:span></text:span></text:p>
        <text:p text:style-name="P78"><text:span text:style-name="CharStyle11"><text:span text:style-name="T12"/></text:span></text:p>
        <text:p text:style-name="P86"><text:span text:style-name="CharStyle11"><text:span text:style-name="T12">Že nohy špejú vám, jak žobráku?</text:span></text:span></text:p>
        <text:p text:style-name="P94"><text:span text:style-name="CharStyle11"><text:span text:style-name="T12">Veď ste vždy v marši, lebo v haptáku.</text:span></text:span></text:p>
        <text:p text:style-name="P94"><text:span text:style-name="CharStyle11"><text:span text:style-name="T12"/></text:span></text:p>
        <text:p text:style-name="P109"><text:span text:style-name="CharStyle11"><text:span text:style-name="T12">I ruky ako cent? Najnižší na svete,</text:span></text:span></text:p>
        <text:p text:style-name="P109"><text:span text:style-name="CharStyle11"><text:span text:style-name="T12">každej tej hviezde salutujete.</text:span></text:span></text:p>
        <text:p text:style-name="P94"><text:span text:style-name="CharStyle11"><text:span text:style-name="T12"/></text:span></text:p>
        <text:p text:style-name="P103"><text:span text:style-name="CharStyle11"><text:span text:style-name="T12">Že nechce sa vám žiť v tom kríži stálom?</text:span></text:span></text:p>
        <text:p text:style-name="P94"><text:span text:style-name="CharStyle11"><text:span text:style-name="T12">Neslúžte cisárom a kráľom!</text:span></text:span></text:p>
        <text:p text:style-name="P94"><text:span text:style-name="CharStyle11"><text:span text:style-name="T12"/></text:span></text:p>
        <text:p text:style-name="P109"><text:span text:style-name="CharStyle11"><text:span text:style-name="T12">Veď máte na pleci i pri boku,</text:span></text:span></text:p>
        <text:p text:style-name="P109"><text:span text:style-name="CharStyle11"><text:span text:style-name="T12">čo ranu môže zadať hlbokú,</text:span></text:span></text:p>
        <text:p text:style-name="P8"><text:span text:style-name="CharStyle25"><text:span text:style-name="T12"/></text:span></text:p>
        <text:p text:style-name="P100"><text:span text:style-name="CharStyle11"><text:span text:style-name="T12">i pred sebou i v patrontaške,</text:span></text:span></text:p>
        <text:p text:style-name="P109"><text:span text:style-name="CharStyle11"><text:span text:style-name="T18">č</text:span></text:span><text:span text:style-name="CharStyle11"><text:span text:style-name="T12">o obľahčilo by dni ťažké,</text:span></text:span></text:p>
        <text:p text:style-name="P94"><text:span text:style-name="CharStyle11"><text:span text:style-name="T12"/></text:span></text:p>
        <text:p text:style-name="P109"><text:span text:style-name="CharStyle11"><text:span text:style-name="T12">len by ste na toho udierali,</text:span></text:span></text:p>
        <text:p text:style-name="P109"><text:span text:style-name="CharStyle11"><text:span text:style-name="T12">komu ste sa, jak čertu, zapredali,</text:span></text:span></text:p>
        <text:p text:style-name="P94"><text:soft-page-break/><text:span text:style-name="CharStyle11"><text:span text:style-name="T12"/></text:span></text:p>
        <text:p text:style-name="P109"><text:span text:style-name="CharStyle11"><text:span text:style-name="T12">kto sa vás na zdravie neopýtal,</text:span></text:span></text:p>
        <text:p text:style-name="P109"><text:span text:style-name="CharStyle11"><text:span text:style-name="T12">kto rany vaše nepočítal,</text:span></text:span></text:p>
        <text:p text:style-name="P109"><text:span text:style-name="CharStyle11"><text:span text:style-name="T12"/></text:span></text:p>
        <text:p text:style-name="P109"><text:span text:style-name="CharStyle11"><text:span text:style-name="T12">nezbadal, ako krú vám tečie,</text:span></text:span></text:p>
        <text:p text:style-name="P109"><text:span text:style-name="CharStyle11"><text:span text:style-name="T12">jak štípe mráz a slnko pečie,</text:span></text:span></text:p>
        <text:p text:style-name="P94"><text:span text:style-name="CharStyle11"><text:span text:style-name="T12"/></text:span></text:p>
        <text:p text:style-name="P109"><text:span text:style-name="CharStyle11"><text:span text:style-name="T12">nemrel od hladu, ani od smädu,</text:span></text:span></text:p>
        <text:p text:style-name="P109"><text:span text:style-name="CharStyle11"><text:span text:style-name="T12">p</text:span></text:span><text:span text:style-name="CharStyle11"><text:span text:style-name="T1">ľ</text:span></text:span><text:span text:style-name="CharStyle11"><text:span text:style-name="T12">uval na žobráctvo a na biedu...</text:span></text:span></text:p>
        <text:p text:style-name="P94"><text:span text:style-name="CharStyle11"><text:span text:style-name="T12"/></text:span></text:p>
        <text:p text:style-name="P109"><text:span text:style-name="CharStyle11"><text:span text:style-name="T12">Len by ste udierali, kam úder patrí,</text:span></text:span></text:p>
        <text:p text:style-name="P109"><text:span text:style-name="CharStyle11"><text:span text:style-name="T12">len by ste boli naši bratr</text:span></text:span><text:span text:style-name="CharStyle11"><text:span text:style-name="T1">i</text:span></text:span><text:span text:style-name="CharStyle11"><text:span text:style-name="T12">!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hlavie_20__23_1" style:display-name="Záhlavie #1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Iné" style:family="paragraph" style:master-page-name="">
      <loext:graphic-properties draw:fill="none" draw:fill-color="#729fcf"/>
      <style:paragraph-properties style:page-number="auto" fo:background-color="transparent"/>
    </style:style>
    <style:style style:name="Záhlavie_20__23_2" style:display-name="Záhlavie #2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3_29_" style:display-name="Základný text (3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4_29_" style:display-name="Základný text (4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Záhlavie_20__23_3" style:display-name="Záhlavie #3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Názov_20_obrázka" style:display-name="Názov obrázka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5_29_" style:display-name="Základný text (5)" style:family="paragraph" style:master-page-name="">
      <loext:graphic-properties draw:fill="none" draw:fill-color="#729fcf"/>
      <style:paragraph-properties fo:margin-left="12.418cm" fo:margin-right="0cm" fo:text-indent="0cm" style:auto-text-indent="false" style:page-number="auto" fo:background-color="transparent"/>
    </style:style>
    <style:style style:name="Základný_20_text_20__2b__20_DropCap1" style:display-name="Základný text + DropCap1" style:family="paragraph" style:parent-style-name="Základný_20_text" style:master-page-name="">
      <loext:graphic-properties draw:fill="none" draw:fill-color="#729fcf"/>
      <style:paragraph-properties fo:margin-left="0cm" fo:margin-right="0cm" fo:text-align="start" style:justify-single-word="false" fo:text-indent="0cm" style:auto-text-indent="false" style:page-number="auto" fo:background-color="transparent"/>
    </style:style>
    <style:style style:name="Základný_20_text_20__2b__20_DropCap2" style:display-name="Základný text + DropCap2" style:family="paragraph" style:parent-style-name="Základný_20_text" style:master-page-name="">
      <loext:graphic-properties draw:fill="none" draw:fill-color="#729fcf"/>
      <style:paragraph-properties fo:margin-left="0cm" fo:margin-right="0cm" fo:text-align="start" style:justify-single-word="false" fo:text-indent="0cm" style:auto-text-indent="false" style:page-number="auto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6" style:family="text" style:parent-style-name="DefaultFontStyle"/>
    <style:style style:name="CharStyle7" style:family="text" style:parent-style-name="CharStyle6">
      <style:text-properties fo:color="#000000" fo:language="sk" fo:country="SK" style:language-asian="sk" style:country-asian="SK" style:language-complex="sk" style:country-complex="SK"/>
    </style:style>
    <style:style style:name="CharStyle9" style:family="text" style:parent-style-name="DefaultFontStyle"/>
    <style:style style:name="CharStyle11" style:family="text" style:parent-style-name="DefaultFontStyle"/>
    <style:style style:name="CharStyle12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14" style:family="text" style:parent-style-name="DefaultFontStyle"/>
    <style:style style:name="CharStyle16" style:family="text" style:parent-style-name="DefaultFontStyle"/>
    <style:style style:name="CharStyle17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CharStyle18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CharStyle20" style:family="text" style:parent-style-name="DefaultFontStyle"/>
    <style:style style:name="CharStyle22" style:family="text" style:parent-style-name="DefaultFontStyle"/>
    <style:style style:name="CharStyle23" style:family="text" style:parent-style-name="CharStyle22">
      <style:text-properties fo:color="#000000" fo:language="sk" fo:country="SK" style:language-asian="sk" style:country-asian="SK" style:language-complex="sk" style:country-complex="SK"/>
    </style:style>
    <style:style style:name="CharStyle25" style:family="text" style:parent-style-name="DefaultFontStyle"/>
    <style:style style:name="CharStyle27" style:family="text" style:parent-style-name="DefaultFontStyle"/>
    <style:style style:name="CharStyle28" style:family="text" style:parent-style-name="CharStyle22">
      <style:text-properties fo:color="#000000" fo:language="sk" fo:country="SK" style:language-asian="sk" style:country-asian="SK" style:language-complex="sk" style:country-complex="SK"/>
    </style:style>
    <style:style style:name="CharStyle29" style:family="text" style:parent-style-name="CharStyle25">
      <style:text-properties fo:color="#000000" fo:language="sk" fo:country="SK" style:language-asian="sk" style:country-asian="SK" style:language-complex="sk" style:country-complex="SK"/>
    </style:style>
    <style:style style:name="CharStyle30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31" style:family="text" style:parent-style-name="CharStyle6">
      <style:text-properties fo:color="#000000" fo:language="sk" fo:country="SK" style:language-asian="sk" style:country-asian="SK" style:language-complex="sk" style:country-complex="SK"/>
    </style:style>
    <style:style style:name="CharStyle33" style:family="text" style:parent-style-name="DefaultFontStyle"/>
    <style:style style:name="CharStyle35" style:family="text" style:parent-style-name="DefaultFontStyle"/>
    <style:style style:name="CharStyle36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37" style:family="text" style:parent-style-name="CharStyle33">
      <style:text-properties fo:color="#000000" fo:language="sk" fo:country="SK" style:language-asian="sk" style:country-asian="SK" style:language-complex="sk" style:country-complex="SK"/>
    </style:style>
    <style:style style:name="CharStyle38" style:family="text" style:parent-style-name="CharStyle33">
      <style:text-properties fo:color="#000000" fo:language="sk" fo:country="SK" style:language-asian="sk" style:country-asian="SK" style:language-complex="sk" style:country-complex="SK"/>
    </style:style>
    <style:style style:name="CharStyle39" style:family="text" style:parent-style-name="CharStyle27">
      <style:text-properties fo:color="#000000" fo:language="sk" fo:country="SK" style:language-asian="sk" style:country-asian="SK" style:language-complex="sk" style:country-complex="SK"/>
    </style:style>
    <style:style style:name="CharStyle40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41" style:family="text" style:parent-style-name="CharStyle14">
      <style:text-properties fo:color="#000000" fo:language="sk" fo:country="SK" style:language-asian="sk" style:country-asian="SK" style:language-complex="sk" style:country-complex="SK"/>
    </style:style>
    <style:style style:name="CharStyle42" style:family="text" style:parent-style-name="CharStyle11">
      <style:text-properties fo:color="#000000" fo:language="sk" fo:country="SK" style:language-asian="sk" style:country-asian="SK" style:language-complex="sk" style:country-complex="SK"/>
    </style:style>
    <style:style style:name="CharStyle43" style:family="text" style:parent-style-name="CharStyle6">
      <style:text-properties fo:color="#000000" fo:language="sk" fo:country="SK" style:language-asian="sk" style:country-asian="SK" style:language-complex="sk" style:country-complex="SK"/>
    </style:style>
    <style:style style:name="CharStyle44" style:family="text" style:parent-style-name="CharStyle6">
      <style:text-properties fo:color="#000000" fo:language="sk" fo:country="SK" style:language-asian="sk" style:country-asian="SK" style:language-complex="sk" style:country-complex="SK"/>
    </style:style>
    <style:style style:name="CharStyle45" style:family="text" style:parent-style-name="CharStyle35">
      <style:text-properties fo:color="#000000" fo:language="sk" fo:country="SK" style:language-asian="sk" style:country-asian="SK" style:language-complex="sk" style:country-complex="SK"/>
    </style:style>
    <style:style style:name="Numbering_20_Symbols" style:display-name="Numbering Symbols" style:family="text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704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635cm" fo:margin-left="0cm" fo:margin-right="0cm" fo:margin-top="0.635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minolta_c324022210250</dc:title>
    <dc:subject/>
    <meta:initial-creator/>
    <meta:keyword/>
    <dc:date>2024-02-23T13:11:29.746000000</dc:date>
    <meta:editing-duration>PT1H17M30S</meta:editing-duration>
    <meta:editing-cycles>10</meta:editing-cycles>
    <meta:generator>LibreOffice/6.3.1.2$Windows_x86 LibreOffice_project/b79626edf0065ac373bd1df5c28bd630b4424273</meta:generator>
    <meta:document-statistic meta:table-count="0" meta:image-count="0" meta:object-count="0" meta:page-count="61" meta:paragraph-count="1482" meta:word-count="7721" meta:character-count="42272" meta:non-whitespace-character-count="35981"/>
  </office:meta>
</office:document-meta>
</file>